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center"/>
    </style:style>
    <style:style style:name="P5" style:parent-style-name="Обычный" style:family="paragraph">
      <style:paragraph-properties fo:text-align="center"/>
    </style:style>
    <style:style style:name="P6" style:parent-style-name="Обычный" style:family="paragraph">
      <style:paragraph-properties fo:text-align="center"/>
    </style:style>
    <style:style style:name="P7" style:parent-style-name="Обычный" style:family="paragraph">
      <style:paragraph-properties fo:text-align="center"/>
    </style:style>
    <style:style style:name="P8" style:parent-style-name="Обычный" style:family="paragraph">
      <style:paragraph-properties fo:text-align="start"/>
    </style:style>
    <style:style style:name="P9" style:parent-style-name="Обычный" style:family="paragraph">
      <style:paragraph-properties fo:text-align="center"/>
    </style:style>
    <style:style style:name="P10" style:parent-style-name="Обычный" style:family="paragraph">
      <style:paragraph-properties fo:text-align="center"/>
    </style:style>
    <style:style style:name="P11" style:parent-style-name="Обычный" style:family="paragraph">
      <style:paragraph-properties fo:text-align="center"/>
    </style:style>
    <style:style style:name="P12" style:parent-style-name="Обычный" style:family="paragraph">
      <style:paragraph-properties fo:text-align="center"/>
    </style:style>
    <style:style style:name="P13" style:parent-style-name="Обычный" style:family="paragraph">
      <style:paragraph-properties fo:text-align="start"/>
    </style:style>
    <style:style style:name="T14" style:parent-style-name="Основнойшрифтабзаца" style:family="text">
      <style:text-properties style:text-position="25% 100%"/>
    </style:style>
    <style:style style:name="T15" style:parent-style-name="Основнойшрифтабзаца" style:family="text">
      <style:text-properties fo:font-style="italic" style:font-style-asian="italic" style:font-style-complex="italic"/>
    </style:style>
    <style:style style:name="P16" style:parent-style-name="Обычный" style:family="paragraph">
      <style:paragraph-properties fo:text-align="start"/>
    </style:style>
    <style:style style:name="P17" style:parent-style-name="Cite" style:family="paragraph">
      <style:paragraph-properties fo:text-indent="0.3937in"/>
    </style:style>
    <style:style style:name="P18" style:parent-style-name="Обычный" style:family="paragraph">
      <style:paragraph-properties fo:text-align="start"/>
    </style:style>
    <style:style style:name="P19" style:parent-style-name="Stanza" style:family="paragraph">
      <style:paragraph-properties fo:text-indent="0.3937in"/>
    </style:style>
    <style:style style:name="T20" style:parent-style-name="Основнойшрифтабзаца" style:family="text">
      <style:text-properties fo:font-style="italic" style:font-style-asian="italic" style:font-style-complex="italic"/>
    </style:style>
    <style:style style:name="P21" style:parent-style-name="Stanza" style:family="paragraph">
      <style:paragraph-properties fo:text-indent="0.3937in"/>
    </style:style>
    <style:style style:name="P22" style:parent-style-name="Обычный" style:family="paragraph">
      <style:paragraph-properties fo:text-align="start"/>
    </style:style>
    <style:style style:name="P23" style:parent-style-name="Stanza" style:family="paragraph">
      <style:paragraph-properties fo:text-indent="0.3937in"/>
    </style:style>
    <style:style style:name="P24" style:parent-style-name="Stanza" style:family="paragraph">
      <style:paragraph-properties fo:text-indent="0.3937in"/>
    </style:style>
    <style:style style:name="P25" style:parent-style-name="Stanza" style:family="paragraph">
      <style:paragraph-properties fo:text-indent="0.3937in"/>
    </style:style>
    <style:style style:name="P26" style:parent-style-name="Stanza" style:family="paragraph">
      <style:paragraph-properties fo:text-indent="0.3937in"/>
    </style:style>
    <style:style style:name="P27" style:parent-style-name="Stanza" style:family="paragraph">
      <style:paragraph-properties fo:text-indent="0.3937in"/>
    </style:style>
    <style:style style:name="P28" style:parent-style-name="Cite" style:family="paragraph">
      <style:paragraph-properties fo:text-indent="0.3937in"/>
    </style:style>
    <style:style style:name="P29" style:parent-style-name="CiteAuthor" style:family="paragraph">
      <style:paragraph-properties fo:text-indent="0.3937in"/>
    </style:style>
    <style:style style:name="P30" style:parent-style-name="Обычный" style:family="paragraph">
      <style:paragraph-properties fo:text-align="start"/>
    </style:style>
    <style:style style:name="P31" style:parent-style-name="Обычный" style:family="paragraph">
      <style:paragraph-properties fo:text-align="start"/>
    </style:style>
    <style:style style:name="P32" style:parent-style-name="Обычный" style:family="paragraph">
      <style:paragraph-properties fo:text-align="start"/>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P36" style:parent-style-name="Обычный" style:family="paragraph">
      <style:paragraph-properties fo:text-align="start"/>
    </style:style>
    <style:style style:name="P37" style:parent-style-name="Обычный" style:family="paragraph">
      <style:paragraph-properties fo:text-align="start"/>
    </style:style>
    <style:style style:name="P38" style:parent-style-name="Обычный" style:family="paragraph">
      <style:paragraph-properties fo:text-align="center"/>
    </style:style>
    <style:style style:name="P39" style:parent-style-name="Обычный" style:family="paragraph">
      <style:paragraph-properties fo:text-align="center"/>
    </style:style>
    <style:style style:name="T40" style:parent-style-name="Основнойшрифтабзаца" style:family="text">
      <style:text-properties style:text-position="25% 100%"/>
    </style:style>
    <style:style style:name="T41" style:parent-style-name="Основнойшрифтабзаца" style:family="text">
      <style:text-properties fo:font-style="italic" style:font-style-asian="italic" style:font-style-complex="italic"/>
    </style:style>
    <style:style style:name="P42" style:parent-style-name="Обычный" style:family="paragraph">
      <style:paragraph-properties fo:text-align="center"/>
    </style:style>
    <style:style style:name="P43" style:parent-style-name="Обычный" style:family="paragraph">
      <style:paragraph-properties fo:text-align="center"/>
    </style:style>
    <style:style style:name="P44" style:parent-style-name="Обычный" style:family="paragraph">
      <style:paragraph-properties fo:text-align="start"/>
    </style:style>
    <style:style style:name="T45" style:parent-style-name="Основнойшрифтабзаца" style:family="text">
      <style:text-properties fo:font-style="italic" style:font-style-asian="italic" style:font-style-complex="italic"/>
    </style:style>
    <style:style style:name="P46" style:parent-style-name="Обычный" style:family="paragraph">
      <style:paragraph-properties fo:text-align="center"/>
    </style:style>
    <style:style style:name="P47" style:parent-style-name="Обычный" style:family="paragraph">
      <style:paragraph-properties fo:text-align="center"/>
    </style:style>
    <style:style style:name="P48" style:parent-style-name="Обычный" style:family="paragraph">
      <style:paragraph-properties fo:text-align="start"/>
    </style:style>
    <style:style style:name="P49" style:parent-style-name="Stanza" style:family="paragraph">
      <style:paragraph-properties fo:text-indent="0.3937in"/>
    </style:style>
    <style:style style:name="P50" style:parent-style-name="Stanza" style:family="paragraph">
      <style:paragraph-properties fo:text-indent="0.3937in"/>
    </style:style>
    <style:style style:name="P51" style:parent-style-name="Stanza" style:family="paragraph">
      <style:paragraph-properties fo:text-indent="0.3937in"/>
    </style:style>
    <style:style style:name="P52" style:parent-style-name="Stanza" style:family="paragraph">
      <style:paragraph-properties fo:text-indent="0.3937in"/>
    </style:style>
    <style:style style:name="P53" style:parent-style-name="Stanza" style:family="paragraph">
      <style:paragraph-properties fo:text-indent="0.3937in"/>
    </style:style>
    <style:style style:name="P54" style:parent-style-name="Обычный" style:family="paragraph">
      <style:paragraph-properties fo:text-align="start"/>
    </style:style>
    <style:style style:name="P55" style:parent-style-name="Cite" style:family="paragraph">
      <style:paragraph-properties fo:text-indent="0.3937in"/>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fo:font-style="italic" style:font-style-asian="italic" style:font-style-complex="italic"/>
    </style:style>
    <style:style style:name="P58" style:parent-style-name="Cite" style:family="paragraph">
      <style:paragraph-properties fo:text-indent="0.3937in"/>
    </style:style>
    <style:style style:name="P59" style:parent-style-name="Обычный" style:family="paragraph">
      <style:paragraph-properties fo:text-align="start"/>
    </style:style>
    <style:style style:name="P60" style:parent-style-name="Обычный" style:family="paragraph">
      <style:paragraph-properties fo:text-align="start"/>
    </style:style>
    <style:style style:name="P61" style:parent-style-name="Cite" style:family="paragraph">
      <style:paragraph-properties fo:text-indent="0.3937in"/>
    </style:style>
    <style:style style:name="T62" style:parent-style-name="Основнойшрифтабзаца" style:family="text">
      <style:text-properties fo:font-style="italic" style:font-style-asian="italic" style:font-style-complex="italic"/>
    </style:style>
    <style:style style:name="P63" style:parent-style-name="Обычный" style:family="paragraph">
      <style:paragraph-properties fo:text-align="start"/>
    </style:style>
    <style:style style:name="P64" style:parent-style-name="Stanza" style:family="paragraph">
      <style:paragraph-properties fo:text-indent="0.3937in"/>
    </style:style>
    <style:style style:name="P65" style:parent-style-name="Stanza" style:family="paragraph">
      <style:paragraph-properties fo:text-indent="0.3937in"/>
    </style:style>
    <style:style style:name="P66" style:parent-style-name="Stanza" style:family="paragraph">
      <style:paragraph-properties fo:text-indent="0.3937in"/>
    </style:style>
    <style:style style:name="T67" style:parent-style-name="Основнойшрифтабзаца" style:family="text">
      <style:text-properties fo:font-style="italic" style:font-style-asian="italic" style:font-style-complex="italic"/>
    </style:style>
    <style:style style:name="P68" style:parent-style-name="Cite" style:family="paragraph">
      <style:paragraph-properties fo:text-indent="0.2777in"/>
    </style:style>
    <style:style style:name="T69" style:parent-style-name="Основнойшрифтабзаца" style:family="text">
      <style:text-properties fo:font-style="italic" style:font-style-asian="italic" style:font-style-complex="italic"/>
    </style:style>
    <style:style style:name="P70" style:parent-style-name="CiteAuthor" style:family="paragraph">
      <style:paragraph-properties fo:text-indent="0.2777in"/>
    </style:style>
    <style:style style:name="T71" style:parent-style-name="Основнойшрифтабзаца" style:family="text">
      <style:text-properties fo:font-style="normal" style:font-style-asian="normal" style:font-style-complex="normal"/>
    </style:style>
    <style:style style:name="P72" style:parent-style-name="Обычный" style:family="paragraph">
      <style:paragraph-properties fo:text-align="start"/>
    </style:style>
    <style:style style:name="P73" style:parent-style-name="Обычный" style:family="paragraph">
      <style:paragraph-properties fo:text-align="start"/>
    </style:style>
    <style:style style:name="T74" style:parent-style-name="Основнойшрифтабзаца" style:family="text">
      <style:text-properties fo:font-style="italic" style:font-style-asian="italic" style:font-style-complex="italic"/>
    </style:style>
    <style:style style:name="T75" style:parent-style-name="Основнойшрифтабзаца" style:family="text">
      <style:text-properties fo:font-style="italic" style:font-style-asian="italic" style:font-style-complex="italic"/>
    </style:style>
    <style:style style:name="T76" style:parent-style-name="Основнойшрифтабзаца" style:family="text">
      <style:text-properties fo:font-style="italic" style:font-style-asian="italic" style:font-style-complex="italic"/>
    </style:style>
    <style:style style:name="T77" style:parent-style-name="Основнойшрифтабзаца" style:family="text">
      <style:text-properties fo:font-style="italic" style:font-style-asian="italic" style:font-style-complex="italic"/>
    </style:style>
    <style:style style:name="T78" style:parent-style-name="Основнойшрифтабзаца" style:family="text">
      <style:text-properties fo:font-style="italic" style:font-style-asian="italic" style:font-style-complex="italic"/>
    </style:style>
    <style:style style:name="T79" style:parent-style-name="Основнойшрифтабзаца" style:family="text">
      <style:text-properties fo:font-style="italic" style:font-style-asian="italic" style:font-style-complex="italic"/>
    </style:style>
    <style:style style:name="P80" style:parent-style-name="Обычный" style:family="paragraph">
      <style:paragraph-properties fo:text-align="center"/>
    </style:style>
    <style:style style:name="P81" style:parent-style-name="Обычный" style:family="paragraph">
      <style:paragraph-properties fo:text-align="center"/>
    </style:style>
    <style:style style:name="T82" style:parent-style-name="Основнойшрифтабзаца" style:family="text">
      <style:text-properties style:text-position="25% 100%"/>
    </style:style>
    <style:style style:name="T83" style:parent-style-name="Основнойшрифтабзаца" style:family="text">
      <style:text-properties fo:font-style="italic" style:font-style-asian="italic" style:font-style-complex="italic"/>
    </style:style>
    <style:style style:name="P84" style:parent-style-name="Обычный" style:family="paragraph">
      <style:paragraph-properties fo:text-align="start"/>
    </style:style>
    <style:style style:name="T85" style:parent-style-name="Основнойшрифтабзаца" style:family="text">
      <style:text-properties style:text-position="25% 100%"/>
    </style:style>
    <style:style style:name="T86" style:parent-style-name="Основнойшрифтабзаца" style:family="text">
      <style:text-properties fo:font-style="italic" style:font-style-asian="italic" style:font-style-complex="italic"/>
    </style:style>
    <style:style style:name="T87" style:parent-style-name="Основнойшрифтабзаца" style:family="text">
      <style:text-properties fo:font-style="italic" style:font-style-asian="italic" style:font-style-complex="italic"/>
    </style:style>
    <style:style style:name="P88" style:parent-style-name="Обычный" style:family="paragraph">
      <style:paragraph-properties fo:text-align="start"/>
    </style:style>
    <style:style style:name="P89" style:parent-style-name="Обычный" style:family="paragraph">
      <style:paragraph-properties fo:text-align="center"/>
    </style:style>
    <style:style style:name="P90" style:parent-style-name="Обычный" style:family="paragraph">
      <style:paragraph-properties fo:text-align="center"/>
    </style:style>
    <style:style style:name="T91" style:parent-style-name="Основнойшрифтабзаца" style:family="text">
      <style:text-properties style:text-position="25% 100%"/>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style:text-position="25% 100%"/>
    </style:style>
    <style:style style:name="T94" style:parent-style-name="Основнойшрифтабзаца" style:family="text">
      <style:text-properties fo:font-style="italic" style:font-style-asian="italic" style:font-style-complex="italic"/>
    </style:style>
    <style:style style:name="T95" style:parent-style-name="Основнойшрифтабзаца" style:family="text">
      <style:text-properties style:text-position="25% 100%"/>
    </style:style>
    <style:style style:name="T96" style:parent-style-name="Основнойшрифтабзаца" style:family="text">
      <style:text-properties fo:font-style="italic" style:font-style-asian="italic" style:font-style-complex="italic"/>
    </style:style>
    <style:style style:name="T97" style:parent-style-name="Основнойшрифтабзаца" style:family="text">
      <style:text-properties style:text-position="25% 100%"/>
    </style:style>
    <style:style style:name="T98" style:parent-style-name="Основнойшрифтабзаца" style:family="text">
      <style:text-properties fo:font-style="italic" style:font-style-asian="italic" style:font-style-complex="italic"/>
    </style:style>
    <style:style style:name="T99" style:parent-style-name="Основнойшрифтабзаца" style:family="text">
      <style:text-properties style:text-position="25% 100%"/>
    </style:style>
    <style:style style:name="T100" style:parent-style-name="Основнойшрифтабзаца" style:family="text">
      <style:text-properties fo:font-style="italic" style:font-style-asian="italic" style:font-style-complex="italic"/>
    </style:style>
    <style:style style:name="T101" style:parent-style-name="Основнойшрифтабзаца" style:family="text">
      <style:text-properties style:text-position="25% 100%"/>
    </style:style>
    <style:style style:name="T102" style:parent-style-name="Основнойшрифтабзаца" style:family="text">
      <style:text-properties fo:font-style="italic" style:font-style-asian="italic" style:font-style-complex="italic"/>
    </style:style>
    <style:style style:name="P103" style:parent-style-name="Обычный" style:family="paragraph">
      <style:paragraph-properties fo:text-align="start"/>
    </style:style>
    <style:style style:name="T104" style:parent-style-name="Основнойшрифтабзаца" style:family="text">
      <style:text-properties style:text-position="25% 100%"/>
    </style:style>
    <style:style style:name="T105" style:parent-style-name="Основнойшрифтабзаца" style:family="text">
      <style:text-properties fo:font-style="italic" style:font-style-asian="italic" style:font-style-complex="italic"/>
    </style:style>
    <style:style style:name="T106" style:parent-style-name="Основнойшрифтабзаца" style:family="text">
      <style:text-properties style:text-position="25% 100%"/>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style:text-position="25% 100%"/>
    </style:style>
    <style:style style:name="T109" style:parent-style-name="Основнойшрифтабзаца" style:family="text">
      <style:text-properties fo:font-style="italic" style:font-style-asian="italic" style:font-style-complex="italic"/>
    </style:style>
    <style:style style:name="T110" style:parent-style-name="Основнойшрифтабзаца" style:family="text">
      <style:text-properties style:text-position="25% 100%"/>
    </style:style>
    <style:style style:name="T111" style:parent-style-name="Основнойшрифтабзаца" style:family="text">
      <style:text-properties fo:font-style="italic" style:font-style-asian="italic" style:font-style-complex="italic"/>
    </style:style>
    <style:style style:name="T112" style:parent-style-name="Основнойшрифтабзаца" style:family="text">
      <style:text-properties style:text-position="25% 100%"/>
    </style:style>
    <style:style style:name="T113" style:parent-style-name="Основнойшрифтабзаца" style:family="text">
      <style:text-properties fo:font-style="italic" style:font-style-asian="italic" style:font-style-complex="italic"/>
    </style:style>
    <style:style style:name="T114" style:parent-style-name="Основнойшрифтабзаца" style:family="text">
      <style:text-properties style:text-position="25% 100%"/>
    </style:style>
    <style:style style:name="T115" style:parent-style-name="Основнойшрифтабзаца" style:family="text">
      <style:text-properties fo:font-style="italic" style:font-style-asian="italic" style:font-style-complex="italic"/>
    </style:style>
    <style:style style:name="T116" style:parent-style-name="Основнойшрифтабзаца" style:family="text">
      <style:text-properties style:text-position="25% 100%"/>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style:text-position="25% 100%"/>
    </style:style>
    <style:style style:name="T119" style:parent-style-name="Основнойшрифтабзаца" style:family="text">
      <style:text-properties fo:font-style="italic" style:font-style-asian="italic" style:font-style-complex="italic"/>
    </style:style>
    <style:style style:name="T120" style:parent-style-name="Основнойшрифтабзаца" style:family="text">
      <style:text-properties style:text-position="25% 100%"/>
    </style:style>
    <style:style style:name="T121" style:parent-style-name="Основнойшрифтабзаца" style:family="text">
      <style:text-properties fo:font-style="italic" style:font-style-asian="italic" style:font-style-complex="italic"/>
    </style:style>
    <style:style style:name="P122" style:parent-style-name="Обычный" style:family="paragraph">
      <style:paragraph-properties fo:text-align="start"/>
    </style:style>
    <style:style style:name="P123" style:parent-style-name="Stanza" style:family="paragraph">
      <style:paragraph-properties fo:text-indent="0.3937in"/>
    </style:style>
    <style:style style:name="P124" style:parent-style-name="Stanza" style:family="paragraph">
      <style:paragraph-properties fo:text-indent="0.3937in"/>
    </style:style>
    <style:style style:name="P125" style:parent-style-name="Stanza" style:family="paragraph">
      <style:paragraph-properties fo:text-indent="0.3937in"/>
    </style:style>
    <style:style style:name="P126" style:parent-style-name="Stanza" style:family="paragraph">
      <style:paragraph-properties fo:text-indent="0.3937in"/>
    </style:style>
    <style:style style:name="P127" style:parent-style-name="Обычный" style:family="paragraph">
      <style:paragraph-properties fo:text-align="start"/>
    </style:style>
    <style:style style:name="P128" style:parent-style-name="Stanza" style:family="paragraph">
      <style:paragraph-properties fo:text-indent="0.3937in"/>
    </style:style>
    <style:style style:name="P129" style:parent-style-name="Stanza" style:family="paragraph">
      <style:paragraph-properties fo:text-indent="0.3937in"/>
    </style:style>
    <style:style style:name="P130" style:parent-style-name="Stanza" style:family="paragraph">
      <style:paragraph-properties fo:text-indent="0.3937in"/>
    </style:style>
    <style:style style:name="P131" style:parent-style-name="Обычный" style:family="paragraph">
      <style:paragraph-properties fo:text-align="start"/>
    </style:style>
    <style:style style:name="P132" style:parent-style-name="Обычный" style:family="paragraph">
      <style:paragraph-properties fo:text-align="start"/>
    </style:style>
    <style:style style:name="P133" style:parent-style-name="Обычный" style:family="paragraph">
      <style:paragraph-properties fo:text-align="center"/>
    </style:style>
    <style:style style:name="P134" style:parent-style-name="Обычный" style:family="paragraph">
      <style:paragraph-properties fo:text-align="center"/>
    </style:style>
    <style:style style:name="P135" style:parent-style-name="Обычный" style:family="paragraph">
      <style:paragraph-properties fo:text-align="start"/>
    </style:style>
    <style:style style:name="P136" style:parent-style-name="Обычный" style:family="paragraph">
      <style:paragraph-properties fo:text-align="start"/>
    </style:style>
    <style:style style:name="P137" style:parent-style-name="Cite" style:family="paragraph">
      <style:paragraph-properties fo:text-indent="0.3937in"/>
    </style:style>
    <style:style style:name="T138" style:parent-style-name="Основнойшрифтабзаца" style:family="text">
      <style:text-properties fo:font-style="italic" style:font-style-asian="italic" style:font-style-complex="italic"/>
    </style:style>
    <style:style style:name="P139" style:parent-style-name="CiteAuthor" style:family="paragraph">
      <style:paragraph-properties fo:text-indent="0.3937in"/>
    </style:style>
    <style:style style:name="T140" style:parent-style-name="Основнойшрифтабзаца" style:family="text">
      <style:text-properties fo:font-style="normal" style:font-style-asian="normal" style:font-style-complex="normal"/>
    </style:style>
    <style:style style:name="P141" style:parent-style-name="Обычный" style:family="paragraph">
      <style:paragraph-properties fo:text-align="start"/>
    </style:style>
    <style:style style:name="P142" style:parent-style-name="Обычный" style:family="paragraph">
      <style:paragraph-properties fo:text-align="start"/>
    </style:style>
    <style:style style:name="T143" style:parent-style-name="Основнойшрифтабзаца" style:family="text">
      <style:text-properties fo:font-style="italic" style:font-style-asian="italic" style:font-style-complex="italic"/>
    </style:style>
    <style:style style:name="P144" style:parent-style-name="Обычный" style:family="paragraph">
      <style:paragraph-properties fo:text-align="start"/>
    </style:style>
    <style:style style:name="P145" style:parent-style-name="Stanza" style:family="paragraph">
      <style:paragraph-properties fo:text-indent="0.3937in"/>
    </style:style>
    <style:style style:name="P146" style:parent-style-name="Stanza" style:family="paragraph">
      <style:paragraph-properties fo:text-indent="0.3937in"/>
    </style:style>
    <style:style style:name="P147" style:parent-style-name="Stanza" style:family="paragraph">
      <style:paragraph-properties fo:text-indent="0.3937in"/>
    </style:style>
    <style:style style:name="P148" style:parent-style-name="Обычный" style:family="paragraph">
      <style:paragraph-properties fo:text-align="start"/>
    </style:style>
    <style:style style:name="P149" style:parent-style-name="Обычный" style:family="paragraph">
      <style:paragraph-properties fo:text-align="center"/>
    </style:style>
    <style:style style:name="P150" style:parent-style-name="Обычный" style:family="paragraph">
      <style:paragraph-properties fo:text-align="center"/>
    </style:style>
    <style:style style:name="P151" style:parent-style-name="Обычный" style:family="paragraph">
      <style:paragraph-properties fo:text-align="center"/>
    </style:style>
    <style:style style:name="P152" style:parent-style-name="Обычный" style:family="paragraph">
      <style:paragraph-properties fo:text-align="center"/>
    </style:style>
    <style:style style:name="T153" style:parent-style-name="Основнойшрифтабзаца" style:family="text">
      <style:text-properties fo:font-style="italic" style:font-style-asian="italic" style:font-style-complex="italic"/>
    </style:style>
    <style:style style:name="P154" style:parent-style-name="Обычный" style:family="paragraph">
      <style:paragraph-properties fo:text-align="center"/>
    </style:style>
    <style:style style:name="P155" style:parent-style-name="Обычный" style:family="paragraph">
      <style:paragraph-properties fo:text-align="center"/>
    </style:style>
    <style:style style:name="T156" style:parent-style-name="Основнойшрифтабзаца" style:family="text">
      <style:text-properties fo:font-style="italic" style:font-style-asian="italic" style:font-style-complex="italic"/>
    </style:style>
    <style:style style:name="P157" style:parent-style-name="Обычный" style:family="paragraph">
      <style:paragraph-properties fo:text-align="start"/>
    </style:style>
    <style:style style:name="P158" style:parent-style-name="Обычный" style:family="paragraph">
      <style:paragraph-properties fo:text-align="start"/>
    </style:style>
    <style:style style:name="P159" style:parent-style-name="Stanza" style:family="paragraph">
      <style:paragraph-properties fo:text-indent="0.3937in"/>
    </style:style>
    <style:style style:name="P160" style:parent-style-name="Stanza" style:family="paragraph">
      <style:paragraph-properties fo:text-indent="0.3937in"/>
    </style:style>
    <style:style style:name="P161" style:parent-style-name="Stanza" style:family="paragraph">
      <style:paragraph-properties fo:text-indent="0.3937in"/>
    </style:style>
    <style:style style:name="P162" style:parent-style-name="Stanza" style:family="paragraph">
      <style:paragraph-properties fo:text-indent="0.3937in"/>
    </style:style>
    <style:style style:name="P163" style:parent-style-name="Stanza" style:family="paragraph">
      <style:paragraph-properties fo:text-indent="0.3937in"/>
    </style:style>
    <style:style style:name="P164" style:parent-style-name="Обычный" style:family="paragraph">
      <style:paragraph-properties fo:text-align="center"/>
    </style:style>
    <style:style style:name="P165" style:parent-style-name="Обычный" style:family="paragraph">
      <style:paragraph-properties fo:text-align="center"/>
    </style:style>
    <style:style style:name="P166" style:parent-style-name="Обычный" style:family="paragraph">
      <style:paragraph-properties fo:text-align="start"/>
    </style:style>
    <style:style style:name="T167" style:parent-style-name="Основнойшрифтабзаца" style:family="text">
      <style:text-properties fo:font-style="italic" style:font-style-asian="italic" style:font-style-complex="italic"/>
    </style:style>
    <style:style style:name="T168" style:parent-style-name="Основнойшрифтабзаца" style:family="text">
      <style:text-properties fo:font-style="italic" style:font-style-asian="italic" style:font-style-complex="italic"/>
    </style:style>
    <style:style style:name="T169" style:parent-style-name="Основнойшрифтабзаца" style:family="text">
      <style:text-properties fo:font-style="italic" style:font-style-asian="italic" style:font-style-complex="italic"/>
    </style:style>
    <style:style style:name="P170" style:parent-style-name="Обычный" style:family="paragraph">
      <style:paragraph-properties fo:text-align="start"/>
    </style:style>
    <style:style style:name="P171" style:parent-style-name="Обычный" style:family="paragraph">
      <style:paragraph-properties fo:text-align="start"/>
    </style:style>
    <style:style style:name="P172" style:parent-style-name="Cite" style:family="paragraph">
      <style:paragraph-properties fo:text-indent="0.3937in"/>
    </style:style>
    <style:style style:name="P173" style:parent-style-name="Обычный" style:family="paragraph">
      <style:paragraph-properties fo:text-align="start"/>
    </style:style>
    <style:style style:name="P174" style:parent-style-name="Обычный" style:family="paragraph">
      <style:paragraph-properties fo:text-align="start"/>
    </style:style>
    <style:style style:name="P175" style:parent-style-name="Обычный" style:family="paragraph">
      <style:paragraph-properties fo:text-align="start"/>
    </style:style>
    <style:style style:name="P176" style:parent-style-name="Stanza" style:family="paragraph">
      <style:paragraph-properties fo:text-indent="0.3937in"/>
    </style:style>
    <style:style style:name="P177" style:parent-style-name="Stanza" style:family="paragraph">
      <style:paragraph-properties fo:text-indent="0.3937in"/>
    </style:style>
    <style:style style:name="P178" style:parent-style-name="Stanza" style:family="paragraph">
      <style:paragraph-properties fo:text-indent="0.3937in"/>
    </style:style>
    <style:style style:name="P179" style:parent-style-name="Обычный" style:family="paragraph">
      <style:paragraph-properties fo:text-align="start"/>
    </style:style>
    <style:style style:name="P180" style:parent-style-name="Stanza" style:family="paragraph">
      <style:paragraph-properties fo:text-indent="0.3937in"/>
    </style:style>
    <style:style style:name="P181" style:parent-style-name="Stanza" style:family="paragraph">
      <style:paragraph-properties fo:text-indent="0.3937in"/>
    </style:style>
    <style:style style:name="P182" style:parent-style-name="Stanza" style:family="paragraph">
      <style:paragraph-properties fo:text-indent="0.3937in"/>
    </style:style>
    <style:style style:name="P183" style:parent-style-name="Обычный" style:family="paragraph">
      <style:paragraph-properties fo:text-align="center"/>
    </style:style>
    <style:style style:name="P184" style:parent-style-name="Обычный" style:family="paragraph">
      <style:paragraph-properties fo:text-align="center"/>
    </style:style>
    <style:style style:name="P185" style:parent-style-name="Обычный" style:family="paragraph">
      <style:paragraph-properties fo:text-align="start"/>
    </style:style>
    <style:style style:name="P186" style:parent-style-name="Stanza" style:family="paragraph">
      <style:paragraph-properties fo:text-indent="0.3937in"/>
    </style:style>
    <style:style style:name="P187" style:parent-style-name="Stanza" style:family="paragraph">
      <style:paragraph-properties fo:text-indent="0.3937in"/>
    </style:style>
    <style:style style:name="P188" style:parent-style-name="Stanza" style:family="paragraph">
      <style:paragraph-properties fo:text-indent="0.3937in"/>
    </style:style>
    <style:style style:name="P189" style:parent-style-name="Stanza" style:family="paragraph">
      <style:paragraph-properties fo:text-indent="0.3937in"/>
    </style:style>
    <style:style style:name="P190" style:parent-style-name="Обычный" style:family="paragraph">
      <style:paragraph-properties fo:text-align="center"/>
    </style:style>
    <style:style style:name="P191" style:parent-style-name="Обычный" style:family="paragraph">
      <style:paragraph-properties fo:text-align="center"/>
    </style:style>
    <style:style style:name="P192" style:parent-style-name="Обычный" style:family="paragraph">
      <style:paragraph-properties fo:text-align="start"/>
    </style:style>
    <style:style style:name="P193" style:parent-style-name="Обычный" style:family="paragraph">
      <style:paragraph-properties fo:text-align="start"/>
    </style:style>
    <style:style style:name="P194" style:parent-style-name="Stanza" style:family="paragraph">
      <style:paragraph-properties fo:text-indent="0.3937in"/>
    </style:style>
    <style:style style:name="P195" style:parent-style-name="Stanza" style:family="paragraph">
      <style:paragraph-properties fo:text-indent="0.3937in"/>
    </style:style>
    <style:style style:name="P196" style:parent-style-name="Stanza" style:family="paragraph">
      <style:paragraph-properties fo:text-indent="0.3937in"/>
    </style:style>
    <style:style style:name="P197" style:parent-style-name="Обычный" style:family="paragraph">
      <style:paragraph-properties fo:text-align="start"/>
    </style:style>
    <style:style style:name="P198" style:parent-style-name="Stanza" style:family="paragraph">
      <style:paragraph-properties fo:text-indent="0.3937in"/>
    </style:style>
    <style:style style:name="P199" style:parent-style-name="Stanza" style:family="paragraph">
      <style:paragraph-properties fo:text-indent="0.3937in"/>
    </style:style>
    <style:style style:name="P200" style:parent-style-name="Stanza" style:family="paragraph">
      <style:paragraph-properties fo:text-indent="0.3937in"/>
    </style:style>
    <style:style style:name="P201" style:parent-style-name="Обычный" style:family="paragraph">
      <style:paragraph-properties fo:text-align="start"/>
    </style:style>
    <style:style style:name="P202" style:parent-style-name="Обычный" style:family="paragraph">
      <style:paragraph-properties fo:text-align="start"/>
    </style:style>
    <style:style style:name="P203" style:parent-style-name="Cite" style:family="paragraph">
      <style:paragraph-properties fo:text-indent="0.3937in"/>
    </style:style>
    <style:style style:name="P204" style:parent-style-name="CiteAuthor" style:family="paragraph">
      <style:paragraph-properties fo:text-indent="0.3937in"/>
    </style:style>
    <style:style style:name="T205" style:parent-style-name="Основнойшрифтабзаца" style:family="text">
      <style:text-properties fo:font-style="normal" style:font-style-asian="normal" style:font-style-complex="normal"/>
    </style:style>
    <style:style style:name="P206" style:parent-style-name="Обычный" style:family="paragraph">
      <style:paragraph-properties fo:text-align="start"/>
    </style:style>
    <style:style style:name="P207" style:parent-style-name="Обычный" style:family="paragraph">
      <style:paragraph-properties fo:text-align="start"/>
    </style:style>
    <style:style style:name="P208" style:parent-style-name="Обычный" style:family="paragraph">
      <style:paragraph-properties fo:text-align="center"/>
    </style:style>
    <style:style style:name="P209" style:parent-style-name="Обычный" style:family="paragraph">
      <style:paragraph-properties fo:text-align="center"/>
    </style:style>
    <style:style style:name="P210" style:parent-style-name="Обычный" style:family="paragraph">
      <style:paragraph-properties fo:text-align="start"/>
    </style:style>
    <style:style style:name="P211" style:parent-style-name="Обычный" style:family="paragraph">
      <style:paragraph-properties fo:text-align="center"/>
    </style:style>
    <style:style style:name="P212" style:parent-style-name="Обычный" style:family="paragraph">
      <style:paragraph-properties fo:text-align="center"/>
    </style:style>
    <style:style style:name="P213" style:parent-style-name="Обычный" style:family="paragraph">
      <style:paragraph-properties fo:text-align="center"/>
    </style:style>
    <style:style style:name="P214" style:parent-style-name="Обычный" style:family="paragraph">
      <style:paragraph-properties fo:text-align="center"/>
    </style:style>
    <style:style style:name="P215" style:parent-style-name="Обычный" style:family="paragraph">
      <style:paragraph-properties fo:text-align="start"/>
    </style:style>
    <style:style style:name="P216" style:parent-style-name="Обычный" style:family="paragraph">
      <style:paragraph-properties fo:text-align="start"/>
    </style:style>
    <style:style style:name="P217" style:parent-style-name="Cite" style:family="paragraph">
      <style:paragraph-properties fo:text-indent="0.3937in"/>
    </style:style>
    <style:style style:name="P218" style:parent-style-name="Cite" style:family="paragraph">
      <style:paragraph-properties fo:text-indent="0.3937in"/>
    </style:style>
    <style:style style:name="P219" style:parent-style-name="Cite" style:family="paragraph">
      <style:paragraph-properties fo:text-indent="0.3937in"/>
    </style:style>
    <style:style style:name="T220" style:parent-style-name="Основнойшрифтабзаца" style:family="text">
      <style:text-properties fo:font-style="italic" style:font-style-asian="italic" style:font-style-complex="italic"/>
    </style:style>
    <style:style style:name="P221" style:parent-style-name="Обычный" style:family="paragraph">
      <style:paragraph-properties fo:text-align="start"/>
    </style:style>
    <style:style style:name="T222" style:parent-style-name="Основнойшрифтабзаца" style:family="text">
      <style:text-properties style:text-position="super 63.6%"/>
    </style:style>
    <style:style style:name="T223" style:parent-style-name="Основнойшрифтабзаца" style:family="text">
      <style:text-properties style:text-position="sub 63.6%"/>
    </style:style>
    <style:style style:name="T224" style:parent-style-name="Основнойшрифтабзаца" style:family="text">
      <style:text-properties fo:font-style="normal" style:font-style-asian="normal" style:font-style-complex="normal"/>
    </style:style>
    <style:style style:name="P225" style:parent-style-name="Обычный" style:family="paragraph">
      <style:paragraph-properties fo:text-align="start"/>
    </style:style>
    <style:style style:name="P226" style:parent-style-name="Обычный" style:family="paragraph">
      <style:paragraph-properties fo:text-align="start"/>
    </style:style>
    <style:style style:name="P227" style:parent-style-name="CiteAuthor" style:family="paragraph">
      <style:paragraph-properties fo:text-indent="0.3937in"/>
    </style:style>
    <style:style style:name="T228" style:parent-style-name="Основнойшрифтабзаца" style:family="text">
      <style:text-properties fo:font-style="normal" style:font-style-asian="normal" style:font-style-complex="normal"/>
    </style:style>
    <style:style style:name="P229" style:parent-style-name="Обычный" style:family="paragraph">
      <style:paragraph-properties fo:text-align="start"/>
    </style:style>
    <style:style style:name="P230" style:parent-style-name="Обычный" style:family="paragraph">
      <style:paragraph-properties fo:text-align="start"/>
    </style:style>
  </office:automatic-styles>
  <office:body>
    <office:text text:use-soft-page-breaks="true">
      <text:h text:style-name="P1" text:outline-level="1">Александр Куприн</text:h>
      <text:h text:style-name="Заголовок1" text:outline-level="1">Поединок</text:h>
      <text:p text:style-name="P2"/>
      <text:h text:style-name="Заголовок2" text:outline-level="2">I</text:h>
      <text:p text:style-name="P3"/>
      <text:p text:style-name="Обычный">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Обычный">— Хлебников! Дьявол косорукой! — кричал маленький, круглый и шустрый ефрейтор Шаповаленко, и в голосе его слышалось начальственное страдание. — Я ж тебя учил, дурня! Ты же чье сейчас приказанье сполнил? Арестованного? А, чтоб тебя!.. Отвечай, для чего ты поставлен на пост?</text:p>
      <text:p text:style-name="Обычный">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Обычный">— З-заколу!</text:p>
      <text:p text:style-name="Обычный">— Да постой… да дурак ты… — уговаривал его унтер-офицер Бобылев. — Ведь я кто? Я же твой караульный начальник, стало быть…</text:p>
      <text:p text:style-name="Обычный">—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Обычный">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Обычный">— Свинство, — сказал Веткин, взглянув на свои мельхиоровые часы и сердито щелкнув крышкой. — Какого черта он держит до сих пор роту? Эфиоп!</text:p>
      <text:p text:style-name="Обычный">— А вы бы ему это объяснили, Павел Павлыч, — посоветовал с хитрым лицом Лбов.</text:p>
      <text:p text:style-name="Обычный">—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text:s/><text:soft-page-break/>стрескал в один присест…» Так вот и наши… Репетят без толку, а на смотру сядут в калошу.</text:p>
      <text:p text:style-name="Обычный">—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Обычный">— Все надоело, Кука! — сказал Веткин и зевнул. — Постойте-ка, кто это едет верхом? Кажется, Бек?</text:p>
      <text:p text:style-name="Обычный">— Да. Бек-Агамалов, — решил зоркий Лбов. — Как красиво сидит.</text:p>
      <text:p text:style-name="Обычный">— Очень красиво, — согласился Ромашов. — По-моему, он лучше всякого кавалериста ездит. О-о-о! Заплясала. Кокетничает Бек.</text:p>
      <text:p text:style-name="Обычный">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Обычный">— Павел Павлыч, это правда, что он природный черкес? — спросил Ромашов у Веткина.</text:p>
      <text:p text:style-name="Обычный">—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Обычный">— Подожди, я ему крикну, — сказал Лбов.</text:p>
      <text:p text:style-name="Обычный">Он приложил руки ко рту и закричал сдавленным голосом, так, чтобы не слышал ротный командир:</text:p>
      <text:p text:style-name="Обычный">— Поручик Агамалов! Бек!</text:p>
      <text:p text:style-name="Обычный">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Обычный">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Обычный">— Здравствуй, Бек, — сказал Веткин. — Ты перед кем там выфинчивал? Дэвыцы?</text:p>
      <text:p text:style-name="Обычный">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Обычный"/>
      <text:p text:style-name="P4"/>
      <text:p text:style-name="P5"/>
      <text:p text:style-name="Обычный">— Ходили там две хорошенькие жидовочки. Да мне что? Я нуль внимания.</text:p>
      <text:p text:style-name="Обычный">— Знаем мы, как вы плохо в шашки играете! — мотнул головой Веткин.</text:p>
      <text:p text:style-name="Обычный">—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Обычный">— Не ври, фендрик! — сказал Бек-Агамалов.</text:p>
      <text:p text:style-name="Обычный">Он толкнул лошадь шенкелями и сделал вид, что хочет наехать на подпрапорщика.</text:p>
      <text:p text:style-name="Обычный">—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Обычный">— Что слышно нового, Бек? — спросил Веткин.</text:p>
      <text:p text:style-name="Обычный">—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text:s/><text:soft-page-break/>командиром, извольте руки на заднице не держать!» И прислуга здесь же была.</text:p>
      <text:p text:style-name="Обычный">—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Обычный">Лбов вдруг опять засмеялся своим мыслям.</text:p>
      <text:p text:style-name="Обычный">— А вот еще, господа, был случай с адъютантом в N-ском полку…</text:p>
      <text:p text:style-name="Обычный">— Заткнитесь, Лбов, — серьезно заметил ему Веткин. — Эко вас прорвало сегодня.</text:p>
      <text:p text:style-name="Обычный">—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Обычный">—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Обычный">—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Обычный">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Обычный">— Что же вы? Рубили? — спросил с любопытством Бек-Агамалов. — Ромашов, вы не пробовали?</text:p>
      <text:p text:style-name="Обычный">— Нет еще.</text:p>
      <text:p text:style-name="Обычный">—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Обычный">— Чудак. Да ведь надо же офицеру уметь владеть шашкой.</text:p>
      <text:p text:style-name="Обычный">—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Обычный">— Ну, хорошо, а в мирное время? Мало ли сколько может быть случаев. Бунт, возмущение там или что…</text:p>
      <text:p text:style-name="Обычный">— Так что же? При чем же здесь опять-таки шашка? Не буду же я заниматься черной работой, сечь людям головы. Ро-ота, пли! — и дело в шляпе…</text:p>
      <text:p text:style-name="Обычный">Бек-Агамалов сделал недовольное лицо.</text:p>
      <text:p text:style-name="Обычный">—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Обычный">Веткин поднял кверху плечи и презрительно поджал губы.</text:p>
      <text:p text:style-name="Обычный">—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Обычный">— А если револьвер дома остался? — спросил Лбов.</text:p>
      <text:p text:style-name="Обычный">—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Обычный">Бек-Агамалов с досадой покачал головой.</text:p>
      <text:soft-page-break/>
      <text:p text:style-name="Обычный">—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Обычный">Он не договорил, но так крепко сжал в кулак свою маленькую руку, державшую поводья, что она задрожала. Лбов вдруг затрясся от смеха и прыснул.</text:p>
      <text:p text:style-name="Обычный">— Опять! — строго заметил Веткин.</text:p>
      <text:p text:style-name="Обычный">—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Обычный">— «Подпрапорщик Краузе, умереть под знаменем!» Лег и прострелил себе руку. Потом суд его оправдал.</text:p>
      <text:p text:style-name="Обычный">— Молодчина! — сказал Бек-Агамалов.</text:p>
      <text:p text:style-name="Обычный">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Обычный">Ромашов, который до сих пор молчал, вдруг, краснея от замешательства, без надобности поправляя очки и откашливаясь, вмешался в разговор:</text:p>
      <text:p text:style-name="Обычный">—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Обычный">—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Обычный">Бек-Агамалов широко улыбнулся своей сияющей улыбкой.</text:p>
      <text:p text:style-name="Обычный">— Что? Ага! Соглашаешься со мной? Я тебе, Веткин, говорю: учись рубке. У нас на Кавказе все с детства учатся. На прутьях, на бараньих тушах, на воде…</text:p>
      <text:p text:style-name="Обычный">— А на людях? — вставил Лбов.</text:p>
      <text:p text:style-name="Обычный">—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Обычный">— А ты, Век, можешь так?</text:p>
      <text:p text:style-name="Обычный">Бек-Агамалов вздохнул с сожалением:</text:p>
      <text:p text:style-name="Обычный">—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Обычный">— А ну-ка, господа, пойдемте попробуем, — сказал Лбов молящим тоном, с загоревшимися глазами. — Бек, милочка, пожалуйста, пойдем…</text:p>
      <text:p text:style-name="Обычный">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Обычный">— Плохо! — заметил, покачав головой, Бек-Агамалов. — Вы, Ромашов…</text:p>
      <text:soft-page-break/>
      <text:p text:style-name="Обычный">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Обычный">— Руку! — крикнул Бек-Агамалов.</text:p>
      <text:p text:style-name="Обычный">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Обычный">—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Обычный">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Обычный">— Ах, черт! Вот это удар! — воскликнул восхищенный Лбов. — Бек, голубчик, пожалуйста, еще раз.</text:p>
      <text:p text:style-name="Обычный">— А ну-ка, Бек, еще, — попросил Веткин.</text:p>
      <text:p text:style-name="Обычный">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Обычный">—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Обычный">К Веткину подбежал с испуганным видом унтер-офицер Бобылев.</text:p>
      <text:p text:style-name="Обычный">— Ваше благородие… Командир полка едут!</text:p>
      <text:p text:style-name="Обычный">— Сми-иррна! — закричал протяжно, строго и возбужденно капитан Слива с другого конца площади.</text:p>
      <text:p text:style-name="Обычный">Офицеры торопливо разошлись по своим взводам.</text:p>
      <text:p text:style-name="Обычный"/>
      <text:p text:style-name="P6"/>
      <text:p text:style-name="P7"/>
      <text:p text:style-name="Обычный">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Обычный">— Здорово, шестая! — послышался густой, спокойный голос полковника.</text:p>
      <text:p text:style-name="Обычный">Солдаты громко и нестройно закричали с разных углов плаца:</text:p>
      <text:p text:style-name="Обычный">— Здравия желаем, ваш-о-о-о!</text:p>
      <text:soft-page-break/>
      <text:p text:style-name="Обычный">Офицеры приложили руки к козырькам фуражек.</text:p>
      <text:p text:style-name="Обычный">— Прошу продолжать занятия, — сказал командир полка и подошел к ближайшему взводу.</text:p>
      <text:p text:style-name="Обычный">—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Обычный">—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Обычный">— Рядовой шестой роты Шарафутдинов, ваша высокоблагородия! — старательно, хрипло крикнул татарин.</text:p>
      <text:p text:style-name="Обычный">— Дурак! Я тебя спрашиваю, на какой пост ты наряжен?</text:p>
      <text:p text:style-name="Обычный">Солдат, растерявшись от окрика и сердитого командирского вида, молчал и только моргал веками.</text:p>
      <text:p text:style-name="Обычный">— Н-ну? — возвысил голос Шульгович.</text:p>
      <text:p text:style-name="Обычный">— Который лицо часовой… неприкосновенно… — залепетал наобум татарин. — Не могу знать, ваша высокоблагородия, — закончил он вдруг тихо и решительно.</text:p>
      <text:p text:style-name="Обычный">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Обычный">— Кто здесь младший офицер?</text:p>
      <text:p text:style-name="Обычный">Ромашов выдвинулся вперед и приложил руку к фуражке.</text:p>
      <text:p text:style-name="Обычный">— Я, господин полковник.</text:p>
      <text:p text:style-name="Обычный">—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Обычный">— Не могу знать, — ответил с унынием, но поспешно и твердо татарин.</text:p>
      <text:p text:style-name="Обычный">— У!.. Я тебя спрашиваю, кто твой командир полка? Кто — я? Понимаешь, я, я, я, я, я!.. — И Шульгович несколько раз изо всей силы ударил себя ладонью по груди.</text:p>
      <text:p text:style-name="Обычный">— Не могу знать…</text:p>
      <text:p text:style-name="Обычный">—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p>
      <text:p text:style-name="Обычный">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Обычный">— Это — татарин, господин полковник. Он ничего не понимает по-русски, и кроме того…</text:p>
      <text:p text:style-name="Обычный">У Шульговича мгновенно побледнело лицо, запрыгали дряблые щеки и глаза сделались<text:s/><text:soft-page-break/>совсем пустыми и страшными.</text:p>
      <text:p text:style-name="Обычный">—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Обычный">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Обычный">—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Обычный">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Обычный">—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Обычный">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Обычный">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Обычный">«Его добрые, выразительные глаза подернулись облаком грусти…»</text:p>
      <text:p text:style-name="Обычный"/>
      <text:h text:style-name="Заголовок2" text:outline-level="2">II</text:h>
      <text:p text:style-name="P8"/>
      <text:p text:style-name="Обычный">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Обычный">«Пойду на вокзал, — сказал сам себе Ромашов. — Все равно».</text:p>
      <text:p text:style-name="Обычный">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Обычный">Ромашов любил ходить на вокзал по вечерам, к курьерскому поезду, который<text:s/><text:soft-page-break/>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Обычный">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Обычный"/>
      <text:p text:style-name="P9"/>
      <text:p text:style-name="P10"/>
      <text:p text:style-name="Обычный">«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Обычный">— Нет, куда уж на вокзал, — прошептал с горькой безнадежностью Ромашов.</text:p>
      <text:p text:style-name="Обычный">— Похожу немного, а потом домой…</text:p>
      <text:p text:style-name="Обычный">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text:s/><text:soft-page-break/>фиолетовыми огнями. А над вулканом поднималось куполом вверх, зеленея бирюзой и аквамарином, кроткое вечернее весеннее небо.</text:p>
      <text:p text:style-name="Обычный">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Обычный">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Обычный">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Обычный">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Обычный">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Обычный">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text:s/><text:soft-page-break/>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Обычный">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Обычный"/>
      <text:p text:style-name="P11"/>
      <text:p text:style-name="P12"/>
      <text:p text:style-name="Обычный">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Обычный">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Обычный">Ромашов, который теперь уже не шел, а бежал, оживленно размахивая руками, вдруг<text:s/><text:soft-page-break/>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Обычный">— Какие, однако, глупости лезут в башку! — прошептал он сконфуженно. И его голова робко ушла в приподнятые кверху плечи.</text:p>
      <text:p text:style-name="Обычный"/>
      <text:h text:style-name="Заголовок2" text:outline-level="2">III</text:h>
      <text:p text:style-name="P13"/>
      <text:p text:style-name="Обычный">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Обычный">За окном мягко гасли грустные и нежные зеленоватые апрельские сумерки. В сенях тихо возился денщик, осторожно гремя чем-то металлическим.</text:p>
      <text:p text:style-name="Обычный">«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Обычный">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Обычный">— Гайнан!..</text:p>
      <text:p text:style-name="Обычный">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Обычный">— Я, ваше благородие! — крикнул Гайнан испуганным голосом.</text:p>
      <text:p text:style-name="Обычный">— От поручика Николаева никто не был?</text:p>
      <text:p text:style-name="Обычный">— Никак нет, ваше благородие! — крикнул Гайнан.</text:p>
      <text:p text:style-name="Обычный">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Обычный">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text:s/><text:soft-page-break/>была также манера заставлять денщиков говорить по-французски: бонжур, мусье; бонн нюит, мусье; вуле ву дюте, мусье,<text:span text:style-name="T14"><text:note text:note-class="footnote" text:id="_ftn0"><text:note-citation>1</text:note-citation><text:note-body><text:p text:style-name="FootNote"><text:s/>Здравствуйте, сударь; доброй ночи, сударь; хотите чаю, сударь<text:s/><text:span text:style-name="T15">(фр.)</text:span><text:s/></text:p><text:p text:style-name="FootNote"/></text:note-body></text:note></text:span><text:s/>— и все в том же роде, что придумывалось, как оттяжка, от скуки, от узости замкнутой жизни, от отсутствия других интересов, кроме служебных.</text:p>
      <text:p text:style-name="Обычный">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Обычный">—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Обычный">— Ну, хорошо… ступай себе…</text:p>
      <text:p text:style-name="Обычный">— Суртук тебе новый приготовить, ваше благородие? — заботливо спросил Гайнан.</text:p>
      <text:p text:style-name="Обычный">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Обычный">— Нет уж, Гайнан… зачем уж… бог с ним… Давай, братец, самовар, да потом сбегаешь в собрание за ужином. Что уж!</text:p>
      <text:p text:style-name="Обычный">«Сегодня нарочно не пойду, — упрямо, но бессильно подумал он. — Невозможно каждый день надоедать людям, да и… вовсе мне там, кажется, не рады».</text:p>
      <text:p text:style-name="Обычный">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Обычный">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soft-page-break/>
      <text:p text:style-name="Обычный">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Обычный">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Обычный">—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Обычный">Ромашов, поморщившись, разорвал длинный, узкий розовый конверт, на углу которого летел голубь с письмом в клюве.</text:p>
      <text:p text:style-name="Обычный">— Зажги лампу, Гайнан, — приказал он денщику.</text:p>
      <text:p text:style-name="P16"/>
      <text:p text:style-name="P17">«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18"/>
      <text:p text:style-name="P19">Вся твоя<text:s/><text:span text:style-name="T20">Раиса</text:span><text:s/>.</text:p>
      <text:p text:style-name="P21"/>
      <text:p text:style-name="P22"/>
      <text:p text:style-name="P23">P.S. Помнишь ли, милая, ветки могучие</text:p>
      <text:p text:style-name="P24">Ивы над этой рекой,</text:p>
      <text:p text:style-name="P25">Ты мне дарила лобзания жгучие,</text:p>
      <text:p text:style-name="P26">Их разделял я с тобой.</text:p>
      <text:p text:style-name="P27"/>
      <text:p text:style-name="P28">P.P.S. Вы непременно, непременно должны быть в собрании на вечере в следующую субботу. Я вас заранее приглашаю на 3-ю кадриль. По значению!!!!!!</text:p>
      <text:p text:style-name="P29">Д.Р.»</text:p>
      <text:p text:style-name="P30"/>
      <text:p text:style-name="Обычный">И наконец в самом низу четвертой страницы было изображено следующее:</text:p>
      <text:p text:style-name="P31"/>
      <text:p text:style-name="P32"/>
      <text:h text:style-name="Заголовок6" text:outline-level="6"><text:span text:style-name="T33">»Я</text:span><text:s/></text:h>
      <text:h text:style-name="Заголовок6" text:outline-level="6"><text:span text:style-name="T34">здесь</text:span><text:s/></text:h>
      <text:soft-page-break/>
      <text:h text:style-name="Заголовок6" text:outline-level="6"><text:span text:style-name="T35">поцеловала</text:span><text:s/>».</text:h>
      <text:p text:style-name="P36"/>
      <text:p text:style-name="Обычный">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Обычный">«И он рассмеялся горьким, презрительным смехом».</text:p>
      <text:p text:style-name="Обычный">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Обычный">— Гайнан, одеваться!</text:p>
      <text:p text:style-name="Обычный">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Обычный">—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Обычный">— Что тебе еще?</text:p>
      <text:p text:style-name="Обычный">— Ваше благородие, хочу тебе, поджаласта, очеяь попросить. Подари мне белый господин.</text:p>
      <text:p text:style-name="Обычный">— Что такое? Какой белый господин?</text:p>
      <text:p text:style-name="Обычный">— А который велел выбросить. Вот этот, вот…</text:p>
      <text:p text:style-name="Обычный">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Обычный">— Зачем он тебе? — спросил подпоручик смеясь. — Да бери, сделай милость, бери. Я очень рад. Мне не нужно. Только зачем тебе?</text:p>
      <text:p text:style-name="Обычный">Гайнан молчал и переминался с ноги на ногу.</text:p>
      <text:p text:style-name="Обычный">— Ну, да ладно, бог с тобой, — сказал Ромашов. — Только ты знаешь, кто это?</text:p>
      <text:p text:style-name="Обычный">Гайнан ласково и смущенно улыбнулся и затанцевал пуще прежнего.</text:p>
      <text:p text:style-name="Обычный">— Я не знай… — И утер рукавом губы.</text:p>
      <text:p text:style-name="Обычный">— Не знаешь — так знай. Это — Пушкин. Александр Сергеич Пушкин. Понял? Повтори за мной: Александр Сергеич…</text:p>
      <text:p text:style-name="Обычный">— Бесиев, — повторил решительно Гайнан.</text:p>
      <text:p text:style-name="Обычный">—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Обычный">Он дружелюбно хлопнул по плечу черемиса, который в ответ молча улыбнулся ему широко, радостно и фамильярно.</text:p>
      <text:p text:style-name="Обычный"/>
      <text:h text:style-name="Заголовок2" text:outline-level="2">IV</text:h>
      <text:p text:style-name="P37"/>
      <text:p text:style-name="Обычный">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text:s/><text:soft-page-break/>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Обычный">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Обычный">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Обычный"/>
      <text:p text:style-name="P38"/>
      <text:p text:style-name="P39"/>
      <text:p text:style-name="Обычный">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Обычный">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Обычный">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Обычный">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Обычный">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Обычный">— Степан, это приказ принесли?</text:p>
      <text:p text:style-name="Обычный">«Это она нарочно! — подумал, точно казня себя, подпоручик. — Знает ведь, что я всегда в такое время прихожу».</text:p>
      <text:p text:style-name="Обычный">— Нет, это я, Александра Петровна! — крикнул он в дверь фальшивым голосом.</text:p>
      <text:p text:style-name="Обычный">— А! Ромочка! Ну, входите, входите. Чего вы там застряли? Володя, это Ромашов пришел.</text:p>
      <text:p text:style-name="Обычный">Ромашов вошел, смущенно и неловко сгорбившись и без нужды потирая руки.</text:p>
      <text:p text:style-name="Обычный">— Воображаю, как я вам надоел, Александра Петровна.</text:p>
      <text:p text:style-name="Обычный">Он сказал это, думая, что у него выйдет весело и развязно, но вышло неловко и, как ему тотчас же показалось, страшно неестественно.</text:p>
      <text:p text:style-name="Обычный">— Опять за глупости! — воскликнула Александра Петровна. — Садитесь, будем чай пить.</text:p>
      <text:soft-page-break/>
      <text:p text:style-name="Обычный">Глядя ему в глаза внимательно и ясно, она, по обыкновению энергично пожала своей маленькой, теплой и мягкой рукой его холодную руку.</text:p>
      <text:p text:style-name="Обычный">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Обычный">Не оборачиваясь назад, глядя в раскрытую перед ним книгу, Николаев протянул Ромашову руку через плечо и сказал спокойным, густым голосом:</text:p>
      <text:p text:style-name="Обычный">— Здравствуйте, Юрий Алексеич. Новостей нет? Шурочка! Дай ему чаю. Уж простите меня, я занят.</text:p>
      <text:p text:style-name="Обычный">«Конечно, я напрасно пришел, — опять с отчаянием подумал Ромашов. — О, я дурак!»</text:p>
      <text:p text:style-name="Обычный">—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Обычный">— Да? — рассеянно переспросил Николаев. — Скажите пожалуйста.</text:p>
      <text:p text:style-name="Обычный">— Мне тоже влетело — на четверо суток… Одним словом; новости старые.</text:p>
      <text:p text:style-name="Обычный">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Обычный">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Обычный">Ромашов осторожно взял пальцами нитку, шедшую от клубка к ее руке, и спросил:</text:p>
      <text:p text:style-name="Обычный">— Как называется это вязанье?</text:p>
      <text:p text:style-name="Обычный">— Гипюр. Вы в десятый раз спрашиваете.</text:p>
      <text:p text:style-name="Обычный">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Обычный">— Да вы ничего, Юрий Алексеич… вы посидите и оправьтесь немного. «Оправьсь!» — как у вас командуют.</text:p>
      <text:p text:style-name="Обычный">Ромашов вздохнул и покосился на могучую шею Николаева, резко белевшую над воротником серой тужурки.</text:p>
      <text:p text:style-name="Обычный">— Счастливец Владимир Ефимыч, — сказал он. — Вот летом в Петербург поедет… в академию поступит.</text:p>
      <text:p text:style-name="Обычный">— Ну, это еще надо посмотреть! — задорно, по адресу мужа, воскликнула Шурочка. — Два раза с позором возвращались в полк. Теперь уж в последний.</text:p>
      <text:p text:style-name="Обычный">Николаев обернулся назад. Его воинственное и доброе лицо с пушистыми усами покраснело, а большие, темные, воловьи глаза сердито блеснули.</text:p>
      <text:p text:style-name="Обычный">— Не болтай глупостей, Шурочка! Я сказал: выдержу — и выдержу. — Он крепко стукнул ребром ладони по столу. — Ты только сидишь и каркаешь. Я сказал!..</text:p>
      <text:p text:style-name="Обычный">—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p>
      <text:p text:style-name="Обычный">— Глупости, Шурочка, отстань, — недовольно буркнул Николаев.</text:p>
      <text:p text:style-name="Обычный">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Обычный">—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Обычный">— За постой деньги платят, — торжествующе перебила Шурочка.</text:p>
      <text:soft-page-break/>
      <text:p text:style-name="Обычный">И она заговорила скороговоркой, точно первая ученица, опустив веки и покачиваясь:</text:p>
      <text:p text:style-name="Обычный">—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Обычный">Она открыла глаза, с трудом перевела дух и, обратив смеющееся, подвижное лицо к Ромашову, спросила:</text:p>
      <text:p text:style-name="Обычный">— Хорошо?</text:p>
      <text:p text:style-name="Обычный">— Черт, какая память! — завистливо, но с восхищением произнес Николаев, углубляясь в свои тетрадки.</text:p>
      <text:p text:style-name="Обычный">—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Обычный">— А русский? — спросил Ромашов из вежливости.</text:p>
      <text:p text:style-name="Обычный">— Русский? Это — пустое. Правописание по Гроту мы уже одолели. А сочинения ведь известно какие. Одни и те же каждый год. «Para pacem, para bellum».<text:span text:style-name="T40"><text:note text:note-class="footnote" text:id="_ftn1"><text:note-citation>2</text:note-citation><text:note-body><text:p text:style-name="FootNote"><text:s/>«Если хочешь мира, готовься к войне»<text:s/><text:span text:style-name="T41">(лат.)</text:span><text:s/></text:p><text:p text:style-name="FootNote"/></text:note-body></text:note></text:span><text:s/>«Характеристика Онегина в связи с его эпохой»…</text:p>
      <text:p text:style-name="Обычный">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Обычный">—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Обычный">И она, поспешно закрыв лицо платком, вдруг расплакалась злыми, самолюбивыми, гордыми слезами.</text:p>
      <text:p text:style-name="Обычный">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Обычный">— Ничего, Володя, ничего, милый, — отстранила она его рукой.</text:p>
      <text:p text:style-name="Обычный">И, уже со смехом обращаясь к Ромашову и опять отнимая у него из рук нитку, она спросила с капризным и кокетливым смехом:</text:p>
      <text:p text:style-name="Обычный">— Отвечайте же, неуклюжий Ромочка, хороша я или нет? Если женщина напрашивается на комплимент, то не ответить ей — верх невежливости!</text:p>
      <text:soft-page-break/>
      <text:p text:style-name="Обычный">— Шурочка, ну как тебе не стыдно, — рассудительно произнес с своего места Николаев.</text:p>
      <text:p text:style-name="Обычный">Ромашов страдальчески-застенчиво улыбнулся, но вдруг ответил чуть-чуть задрожавшим голосом, серьезно и печально:</text:p>
      <text:p text:style-name="Обычный">— Очень красивы!..</text:p>
      <text:p text:style-name="Обычный">Шурочка крепко зажмурила глаза и шаловливо затрясла головой, так что разбившиеся волосы запрыгали у нее по лбу.</text:p>
      <text:p text:style-name="Обычный">— Ро-омочка, какой вы смешно-ой! — пропела она тоненьким детским голоском.</text:p>
      <text:p text:style-name="Обычный">А подпоручик, покраснев, подумал про себя, по обыкновению: «Его сердце было жестоко разбито…»</text:p>
      <text:p text:style-name="Обычный"/>
      <text:p text:style-name="P42"/>
      <text:p text:style-name="P43"/>
      <text:p text:style-name="Обычный">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Обычный">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Обычный">«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Обычный">— Вы не читали в газетах об офицерском поединке? — спросила вдруг Шурочка.</text:p>
      <text:p text:style-name="Обычный">Ромашов встрепенулся и с трудом отвел от нее глаза.</text:p>
      <text:p text:style-name="Обычный">— Нет, не читал. Но слышал. А что?</text:p>
      <text:p text:style-name="Обычный">—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text:s/><text:soft-page-break/>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Обычный">— Однако вы кровожадны, Александра Петровна! — вставил Ромашов.</text:p>
      <text:p text:style-name="Обычный">—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Обычный">Она капризно оборвала свою речь и с сердцем ушла в работу. Опять стало тихо.</text:p>
      <text:p text:style-name="Обычный">— Шурочка, как перевести по-немецки — соперник? — спросил Николаев, подымая голову от книги.</text:p>
      <text:p text:style-name="Обычный">— Соперник? — Шурочка задумчиво потрогала крючком пробор своих мягких волос. — А скажи всю фразу.</text:p>
      <text:p text:style-name="Обычный">— Тут сказано… сейчас, сейчас… Наш заграничный соперник…</text:p>
      <text:p text:style-name="Обычный">— Unser auslandischer Nebenbuhler, — быстро, тотчас же перевела Шурочка.</text:p>
      <text:p text:style-name="Обычный">—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Обычный">— Что вы шепчете, Ромочка? — вдруг строго спросила Александра Петровна.</text:p>
      <text:p text:style-name="Обычный">— Не смейте бредить в моем присутствии.</text:p>
      <text:p text:style-name="Обычный">Он улыбнулся рассеянной улыбкой.</text:p>
      <text:p text:style-name="Обычный">— Я не брежу… Я все повторял про себя: унзер, унзер. Какое смешное слово…</text:p>
      <text:p text:style-name="Обычный">— Что за глупости… Унзер? Отчего смешное?</text:p>
      <text:p text:style-name="Обычный">—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Обычный">—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Обычный">— Да, да, именно в детстве. Да.</text:p>
      <text:p text:style-name="Обычный">—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Обычный">Ромашов с нежностью поглядел на нее.</text:p>
      <text:p text:style-name="Обычный">—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Обычный">— Унзер? — Шурочка подняла голову и, прищурясь, посмотрела вдаль, в темный угол комнаты, стараясь представить себе то, о чем говорил Ромашов.</text:p>
      <text:p text:style-name="Обычный">— Нет, погодите: это что-то зеленое, острое. Ну да, ну да, конечно же — насекомое!<text:s/><text:soft-page-break/>Вроде кузнечика, только противнее и злее… Фу, какие мы с вами глупые, Ромочка.</text:p>
      <text:p text:style-name="Обычный">—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Обычный">—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Обычный">Ромашов глядел на нее восхищенными глазами и повторял глухим, счастливым, тихим голосом:</text:p>
      <text:p text:style-name="Обычный">— Да, да… этого нельзя объяснить… Это странно… Это необъяснимо…</text:p>
      <text:p text:style-name="Обычный">— Ну, однако, господа психологи, или как вас там, довольно, пора ужинать, — сказал Николаев, вставая со стула.</text:p>
      <text:p text:style-name="Обычный">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Обычный">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Обычный">— Вы, конечно, не можете без этой гадости обойтись?</text:p>
      <text:p text:style-name="Обычный">Ромашов виновато улыбнулся и от замешательства поперхнулся водкой и закашлялся.</text:p>
      <text:p text:style-name="Обычный">—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Обычный">Ее муж, читавший в это время только что принесенный приказ, вдруг воскликнул:</text:p>
      <text:p text:style-name="Обычный">—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Обычный">Ромашов смущенно заморгал веками.</text:p>
      <text:p text:style-name="Обычный">— Нет, я-не заметил. Впрочем, кажется, пьет…</text:p>
      <text:p text:style-name="Обычный">—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Обычный">Тотчас же после ужина Николаев, который ел так же много и усердно, как и занимался своими науками, стал зевать и, наконец, откровенно заметил:</text:p>
      <text:p text:style-name="Обычный">— Господа, а что, если бы на минутку пойти поспать? «Соснуть», как говорилось в старых добрых романах.</text:p>
      <text:p text:style-name="Обычный">—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Обычный">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Обычный">— Вы, смотрите, не забывайте нас. Здесь вам всегда рады. Чем пьянствовать со своим Назанским, сидите лучше у нас. Только помните: мы с вами не церемонимся.</text:p>
      <text:soft-page-break/>
      <text:p text:style-name="Обычный">Он услышал эти слова в своем сознании и понял их, только выйдя на улицу.</text:p>
      <text:p text:style-name="Обычный">—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Обычный"/>
      <text:h text:style-name="Заголовок2" text:outline-level="2">V</text:h>
      <text:p text:style-name="P44"/>
      <text:p text:style-name="Обычный">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Обычный">— Ходить, ходить кажын день. И чего ходить, черт его знает!..</text:p>
      <text:p text:style-name="Обычный">А другой солдатский голос, незнакомый подпоручику, ответил равнодушно, вместе с продолжительным, ленивым зевком:</text:p>
      <text:p text:style-name="Обычный">— Дела, братец ты мой… С жиру это все. Ну, прощевай, что ли, Степан.</text:p>
      <text:p text:style-name="Обычный">— Прощай, Баулин. Заходи когда.</text:p>
      <text:p text:style-name="Обычный">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Обычный">—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Обычный">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Обычный">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text:s/><text:span text:style-name="T45">назло ей</text:span><text:s/>,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Обычный">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Обычный">И сейчас же, по своей привычке, прибавил мысленно:</text:p>
      <text:p text:style-name="Обычный">«Его выразительные черные глаза сверкали решимостью и презрением!»</text:p>
      <text:p text:style-name="Обычный">Хотя глаза у него были вовсе не черные, а самые обыкновенные — желтоватые, с зеленым ободком.</text:p>
      <text:p text:style-name="Обычный">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text:s/><text:soft-page-break/>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Обычный">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Обычный">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Обычный">— Это я, Адам Иванович. Отворите-ка на секунду, — сказал Ромашов.</text:p>
      <text:p text:style-name="Обычный">Зегржт влез на подоконник и просунул в форточку свой лысый лоб и свалявшуюся на один бок жидкую бороду.</text:p>
      <text:p text:style-name="Обычный">— Это вы, подпоручик Ромашов? А что?</text:p>
      <text:p text:style-name="Обычный">— Назанский дома?</text:p>
      <text:p text:style-name="Обычный">—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Обычный">— Да, да, да… это… в самом деле… — перебил рассеянно Ромашов. — А, скажите, каков он? Можно его видеть?</text:p>
      <text:p text:style-name="Обычный">—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Обычный">— Извините, Адам Иванович, я сейчас, — прервал его Ромашов. — Если позволите, я зайду в другой раз. Очень спешное дело…</text:p>
      <text:p text:style-name="Обычный">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Обычный">—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Обычный"/>
      <text:p text:style-name="P46"/>
      <text:p text:style-name="P47"/>
      <text:p text:style-name="Обычный">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text:s/><text:soft-page-break/>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Обычный">—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Обычный">— Да. Мне сейчас об этом говорил Николаев.</text:p>
      <text:p text:style-name="Обычный">Опять Ромашову вспомнились ужасные слова денщика Степана, и лицо его страдальчески сморщилось.</text:p>
      <text:p text:style-name="Обычный">— А! Вы были у Николаевых? — вдруг с живостью и с видимым интересом спросил Назанский. — Вы часто бываете у них?</text:p>
      <text:p text:style-name="Обычный">Какой-то смутный инстинкт осторожности, вызванный необычным тоном этого вопроса, заставил Ромашова солгать, и он ответил небрежно:</text:p>
      <text:p text:style-name="Обычный">— Нет, совсем не часто. Так, случайно зашел.</text:p>
      <text:p text:style-name="Обычный">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Обычный">—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Обычный">— Спасибо. Я потом.</text:p>
      <text:p text:style-name="Обычный">Назанский прошелся по комнате, засунув руки в карманы. Сделав два конца, он заговорил, точно продолжая только что прерванную беседу:</text:p>
      <text:p text:style-name="Обычный">—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Обычный">— Но это — главное в жизни, — задумчиво произнес Ромашов.</text:p>
      <text:p text:style-name="Обычный">—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text:s/><text:soft-page-break/>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Обычный">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Обычный">А Назанский все ходил по комнате и говорил, не глядя на Ромашова, точно обращаясь к стенам и к углам комнаты:</text:p>
      <text:p text:style-name="Обычный">—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Обычный">Назанский опять подошел к поставцу и, выпив, аккуратно притворил дверцы. Ромашов лениво, почти бессознательно, встал и сделал то же самое.</text:p>
      <text:p text:style-name="Обычный">— О чем же вы думали перед моим приходом, Василий Нилыч? — спросил он, садясь по-прежнему на подоконник.</text:p>
      <text:p text:style-name="Обычный">Но Назанский почти не слыхал его вопроса.</text:p>
      <text:p text:style-name="Обычный">—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p>
      <text:p text:style-name="Обычный">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text:s/><text:soft-page-break/>воспаления крови.</text:p>
      <text:p text:style-name="Обычный">— Любовь! К женщине! Какая бездна тайны! Какое наслаждение и какое острое, сладкое страдание! — вдруг воскликнул восторженно Назанский.</text:p>
      <text:p text:style-name="Обычный">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Обычный">—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48"/>
      <text:p text:style-name="P49">Лю-юбовь — что такое?</text:p>
      <text:p text:style-name="P50">Что тако-ое любовь?</text:p>
      <text:p text:style-name="P51">Это чувство неземное,</text:p>
      <text:p text:style-name="P52">Что волнует нашу кровь.</text:p>
      <text:p text:style-name="P53"/>
      <text:p text:style-name="Обычный">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Обычный">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Обычный">— Вы говорили о женской любви — о бездне, о тайне, о радости, — напомнил Ромашов.</text:p>
      <text:p text:style-name="Обычный">—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text:s/><text:soft-page-break/>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Обычный">— Это правда, — тихо и печально согласился Ромашов.</text:p>
      <text:p text:style-name="Обычный">—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Обычный">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Обычный">—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Обычный">— И кончить сумасшествием, — мрачно сказал Ромашов.</text:p>
      <text:p text:style-name="Обычный">—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Обычный">—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Обычный">—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soft-page-break/>
      <text:p text:style-name="Обычный">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Обычный">—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Обычный">Назанский остановился и долго смотрел в раскрытое окно.</text:p>
      <text:p text:style-name="Обычный">—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Обычный">Он сел на корточки перед чемоданом и стал неторопливо переворачивать в нем какие-то бумаги. В то же время он продолжал говорить:</text:p>
      <text:p text:style-name="Обычный">—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Обычный">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54"/>
      <text:p text:style-name="P55">«…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text:s/><text:span text:style-name="T56">вы</text:span><text:s text:c="2"/>их во мне возбуждали. Я не хочу, чтобы<text:s/><text:span text:style-name="T57">вы</text:span><text:s text:c="2"/>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58">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text:s/><text:soft-page-break/>мучительных воспоминаний. Еще раз повторяю…»</text:p>
      <text:p text:style-name="P59"/>
      <text:p text:style-name="Обычный">— Дальше вам не интересно, — сказал Назанский, вынимая из рук Ромашова письмо. — Это было ее единственное письмо ко мне.</text:p>
      <text:p text:style-name="Обычный">— Что же было потом? — с трудом спросил Ромашов.</text:p>
      <text:p text:style-name="Обычный">— Потом? Потом мы не видались больше. Она… она уехала куда-то и, кажется, вышла замуж за… одного инженера. Это второстепенное.</text:p>
      <text:p text:style-name="Обычный">— И вы никогда не бываете у Александры Петровны?</text:p>
      <text:p text:style-name="Обычный">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Обычный">— Как? И вы — тоже? — тихо, с выражением безумного страха в глазах, произнес наконец Назанский.</text:p>
      <text:p text:style-name="Обычный">Но он тотчас же опомнился и с натянутым смехом воскликнул:</text:p>
      <text:p text:style-name="Обычный">—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Обычный">— Мне пора домой, Василий Нилыч. Поздно, — сказал Ромашов, вставая.</text:p>
      <text:p text:style-name="Обычный">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Обычный">Ветер утих.</text:p>
      <text:p text:style-name="Обычный">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Обычный">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60"/>
      <text:p text:style-name="P61">«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text:s/><text:span text:style-name="T62">там</text:span><text:s text:c="2"/>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63"/>
      <text:p text:style-name="P64">Владеть кинжалом я умею,</text:p>
      <text:p text:style-name="P65">Я близ Кавказа рождена!!!</text:p>
      <text:p text:style-name="P66"/>
      <text:p text:style-name="EpigraphAuthor">Прежде ваша, теперь ничья<text:s/><text:span text:style-name="T67">Раиса</text:span><text:s/>.</text:p>
      <text:p text:style-name="EpigraphAuthor"/>
      <text:p text:style-name="P68">P.S. Непременно будьте в ту субботу в собрании. Нам надо объясниться. Я для вас оставлю 3-ю кадриль, но уж теперь<text:s/><text:span text:style-name="T69">не по значению</text:span><text:s/>.</text:p>
      <text:soft-page-break/>
      <text:p text:style-name="P70">Р.П.<text:span text:style-name="T71"><text:s/>»</text:span></text:p>
      <text:p text:style-name="P72"/>
      <text:p text:style-name="Обычный">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Обычный">«Его мысли были серы, как солдатское сукно».</text:p>
      <text:p text:style-name="Обычный">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Обычный">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Обычный"/>
      <text:h text:style-name="Заголовок2" text:outline-level="2">VI</text:h>
      <text:p text:style-name="P73"/>
      <text:p text:style-name="Обычный">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Обычный">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Обычный">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text:s/><text:soft-page-break/>офицерам угощать себя, устраивали у себя на домах вечеринки и старались выдавать своих многочисленных дочерей замуж.</text:p>
      <text:p text:style-name="Обычный">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Обычный">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Обычный">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Обычный">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Обычный">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Обычный">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Обычный">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Обычный">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text:s/><text:soft-page-break/>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Обычный">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Обычный">«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text:s/><text:span text:style-name="T74">я</text:span><text:s text:c="2"/>сижу. Я. Ведь это — Я! Но ведь это только он решил, что я должен сидеть. Я не давал своего согласия».</text:p>
      <text:p text:style-name="Обычный">—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Обычный">— Я. О, как странно!.. Я-а, — протянул он медленно, вникая всем сознанием в этот звук.</text:p>
      <text:p text:style-name="Обычный">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text:s/><text:span text:style-name="T75">это</text:span><text:s text:c="2"/>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Обычный">«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Обычный">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text:s/><text:soft-page-break/>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Обычный">Загремела дверь, и в комнату вскочил Гайнан. Переминаясь с ноги на ногу и вздергивая плечами, точно приплясывая, он крикнул:</text:p>
      <text:p text:style-name="Обычный">— Ваша благородия. Буфенчик больше на даваит папиросов. Говорит, поручик Скрябин не велел тебе в долг давать.</text:p>
      <text:p text:style-name="Обычный">— Ах, черт! — вырвалось у Ромашова. — Ну, иди, иди себе… Как же я буду без папирос?.. Ну, все равно, можешь идти, Гайнан.</text:p>
      <text:p text:style-name="Обычный">«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text:s/><text:span text:style-name="T76">Меня</text:span><text:s text:c="2"/>привязывала… Да, да… У солдата тоже — Я… Полковник Шульгович… Вспомнил… Ну, теперь дальше, дальше…</text:p>
      <text:p text:style-name="Обычный">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Обычный">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text:s/><text:span text:style-name="T77">Меня</text:span><text:s/>. Меня!!! Почему же мое Я подчинялось призракам?»</text:p>
      <text:p text:style-name="Обычный">Ромашов сел к столу, облокотился на него и сжал голову руками. Он с трудом удерживал эти необычные для него, разбегающиеся мысли.</text:p>
      <text:p text:style-name="Обычный">«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Обычный">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text:s/><text:soft-page-break/>военное искусство, изучающее лучшие способы убивать? Мировая ошибка? Ослепление?</text:p>
      <text:p text:style-name="Обычный">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Обычный">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Обычный">— Что тебе надо, черт!..</text:p>
      <text:p text:style-name="Обычный">Гайнан положил на стол коричневую бумажную пачку.</text:p>
      <text:p text:style-name="Обычный">— Тебе! — сказал он фамильярно и ласково, и Ромашов почувствовал, что он дружески улыбается за его спиной. — Тебе папиросы. Куры!</text:p>
      <text:p text:style-name="Обычный">Ромашов посмотрел на пачку. На ней было напечатано: папиросы «Трубач», цена 3 коп. 20 шт.</text:p>
      <text:p text:style-name="Обычный">— Что это такое? Зачем? — спросил он с удивлением. — Откуда ты взял?</text:p>
      <text:p text:style-name="Обычный">— Вижу, тебе папиросов нет. Купил за свой деньга. Куры, пожалюста, куры. Ничего. Дару тебе.</text:p>
      <text:p text:style-name="Обычный">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Обычный">«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Обычный">Он опять встал и, заложив руки за спину, зашагал по комнате.</text:p>
      <text:p text:style-name="Обычный">«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Обычный">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Обычный">— Ваше высокоблагородие, молодых пригнали!..</text:p>
      <text:p text:style-name="Обычный">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text:s/><text:span text:style-name="T78">солдаты</text:span><text:s/>! Они не хотели идти.<text:s/><text:span text:style-name="T79">Их Я не хотело</text:span><text:s/>.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text:s/><text:soft-page-break/>сверхъестественном ужасе.</text:p>
      <text:p text:style-name="Обычный"/>
      <text:p text:style-name="P80"/>
      <text:p text:style-name="P81"/>
      <text:p text:style-name="Обычный">Ромашов дошел до кровати и повалился на нее.</text:p>
      <text:p text:style-name="Обычный">«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text:span text:style-name="T82"><text:note text:note-class="footnote" text:id="_ftn2"><text:note-citation>3</text:note-citation><text:note-body><text:p text:style-name="FootNote"><text:s/>«Будьте так добры… вы понимаете…»<text:s/><text:span text:style-name="T83">(фр.)</text:span><text:s/></text:p><text:p text:style-name="FootNote"/></text:note-body></text:note></text:span><text:s/>Ах, что же мне делать! Что же мне делать!..»</text:p>
      <text:p text:style-name="Обычный">— Арестантик, арестантик! — зазвенел под окном ясный женский голос.</text:p>
      <text:p text:style-name="Обычный">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Обычный">— Пода-айте бе-едному заключенненькому…</text:p>
      <text:p text:style-name="Обычный">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Обычный">«Вот так! Вот так надо искать выхода!» — закричал в душе Ромашова смеющийся, ликующий голос.</text:p>
      <text:p text:style-name="Обычный">— Ромочка! Сумасшедший! Что вы делаете?</text:p>
      <text:p text:style-name="Обычный">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Обычный">— Александра Петровна! Как мне благодарить вас? Милая!</text:p>
      <text:p text:style-name="Обычный">—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Обычный">Он смотрел на нее сияющими, влюбленными глазами, не выпуская ее руки из своей, — она опять не сопротивлялась этому, — и говорил поспешно:</text:p>
      <text:p text:style-name="Обычный">— Ах, если бы вы знали, о чем я думал нынче все утро… Если бы вы только знали! Но это потом…</text:p>
      <text:p text:style-name="Обычный">— Да, потом… Вот идет мой супруг и повелитель… Пустите руку. Какой вы сегодня удивительный, Юрий Алексеевич. Даже похорошели.</text:p>
      <text:p text:style-name="Обычный">К окну подошел Николаев. Он хмурился и не совсем любезно поздоровался с Ромашовым.</text:p>
      <text:p text:style-name="Обычный">—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soft-page-break/>
      <text:p text:style-name="Обычный">— Заходите, Юрий Алексеевич, — повторила и Шурочка.</text:p>
      <text:p text:style-name="Обычный">Она отошла от окна, но тотчас же вернулась и сказала быстрым шепотом:</text:p>
      <text:p text:style-name="Обычный">—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Обычный"/>
      <text:h text:style-name="Заголовок2" text:outline-level="2">VII</text:h>
      <text:p text:style-name="P84"/>
      <text:p text:style-name="Обычный">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Обычный">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Обычный">— Я к вам по поручению командира полка, — сказал Федоровский сухим тоном, — потрудитесь одеться и ехать со мною.</text:p>
      <text:p text:style-name="Обычный">— Виноват… я сейчас… форма одежды обыкновенная? Простите, я по-домашнему.</text:p>
      <text:p text:style-name="Обычный">— Пожалуйста, не стесняйтесь. Сюртук. Если вы позволите, я бы присел?</text:p>
      <text:p text:style-name="Обычный">— Ах, извините. Прошу вас. Не угодно ли чаю? — заторопился Ромашов.</text:p>
      <text:p text:style-name="Обычный">— Нет, благодарю. Пожалуйста, поскорее.</text:p>
      <text:p text:style-name="Обычный">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Обычный">— Вы не знаете, зачем меня зовут?</text:p>
      <text:p text:style-name="Обычный">Адъютант пожал плечами.</text:p>
      <text:p text:style-name="Обычный">—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Обычный">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Обычный">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Обычный">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text:s/><text:soft-page-break/>оттенка, услышал слова, произнесенные со страшным выражением высокомерия, негодования и презрения:</text:p>
      <text:p text:style-name="Обычный">—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Обычный">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Обычный">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Обычный">Он говорил отрывисто:</text:p>
      <text:p text:style-name="Обычный">—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Обычный">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Обычный">—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Обычный">— Не смейте никогда этого делать! Это низость!.. Однако марш, марш, марш! К черту-с, к черту-с. Мое почте ни е-с!..</text:p>
      <text:p text:style-name="Обычный">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Обычный">—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Обычный">—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Обычный">— Аки скимен!<text:span text:style-name="T85"><text:note text:note-class="footnote" text:id="_ftn3"><text:note-citation>4</text:note-citation><text:note-body><text:p text:style-name="FootNote"><text:s/>Как лев!<text:s/><text:span text:style-name="T86">(церков. — слав.).</text:span><text:s/></text:p><text:p text:style-name="FootNote"/></text:note-body></text:note></text:span> — шепнул Световидов с кривой улыбкой. — Прощайте, поручик. Желаю вам легкого пару.</text:p>
      <text:p text:style-name="Обычный">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Обычный">— Их высокоблагородие просят ваше благородие.</text:p>
      <text:p text:style-name="Обычный">Он отворил дверь в кабинет, стоя боком, и сам попятился назад, давая дорогу. Ромашов вошел.</text:p>
      <text:p text:style-name="Обычный">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Обычный">—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Обычный">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Обычный">—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Обычный">«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Обычный">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Обычный">—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text:s/><text:span text:style-name="T87">смею</text:span><text:s text:c="2"/>не верить своему офицеру. Раз вы говорите — матушка, пусть будет матушка. Что ж, всяко бывает. Но знаете — все это как-то одно к одному, и, понимаете…</text:p>
      <text:p text:style-name="Обычный">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Обычный">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Обычный">—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Обычный">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Обычный">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Обычный">— Это кто же такой? Не помню что-то.</text:p>
      <text:p text:style-name="Обычный">Шульгович сложил ладони рук в трубу около рта и закричал старушке в самое ухо:</text:p>
      <text:p text:style-name="Обычный">—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Обычный">— Точно так, господин полковник, пензенский.</text:p>
      <text:p text:style-name="Обычный">— Ну да, ну да… Я теперь вспомнил. Ведь мы же земляки с вами. Наровчатского уезда, кажется?</text:p>
      <text:p text:style-name="Обычный">— Точно так. Наровчатского.</text:p>
      <text:p text:style-name="Обычный">—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Обычный">— А-а! — Старушка многозначительно повела бровями. — Так, так, так… То-то, я думаю… Значит, вы, выходит, сынок Сергея Петровича Шишкина?</text:p>
      <text:p text:style-name="Обычный">— Мамаша! Ошиблись! Подпоручика фамилия — Ромашов, а совсем не Шишкин!..</text:p>
      <text:p text:style-name="Обычный">—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Обычный">—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Обычный">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Обычный">— А вы водки? — спросил Шульгович. — Ведь пьете?</text:p>
      <text:p text:style-name="Обычный">— Нет. Благодарю покорно. Мне что-то не хочется, — ответил Ромашов сиплым голосом и прокашлялся.</text:p>
      <text:p text:style-name="Обычный">— И-и пре-екрасно. Самое лучшее. Желаю и впредь так же.</text:p>
      <text:p text:style-name="Обычный">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Обычный">— Если бы я был царь, всегда бы ел спаржу!</text:p>
      <text:p text:style-name="Обычный">Но раньше, за рыбой, он не утерпел и закричал на Ромашова начальническим тоном:</text:p>
      <text:p text:style-name="Обычный">—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Обычный">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Обычный">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Обычный">—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Обычный">Офицеры встали и вытянулись.</text:p>
      <text:p text:style-name="Обычный">«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Обычный">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Обычный">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Обычный">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Обычный">— Гайнан! — окликнул его Ромашов.</text:p>
      <text:p text:style-name="Обычный">Денщик вздрогнул и, вскочив с кровати, вытянулся. На лице его отразились испуг и замешательство.</text:p>
      <text:p text:style-name="Обычный">— Алла? — спросил Ромашов дружелюбно.</text:p>
      <text:p text:style-name="Обычный">Безусый мальчишеский рот черемиса весь растянулся в длинную улыбку, от которой при огне свечи засверкали его великолепные белые зубы.</text:p>
      <text:p text:style-name="Обычный">— Алла, ваша благородия!</text:p>
      <text:p text:style-name="Обычный">—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Обычный">«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Обычный">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Обычный"/>
      <text:h text:style-name="Заголовок2" text:outline-level="2">VIII</text:h>
      <text:p text:style-name="P88"/>
      <text:p text:style-name="Обычный">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Обычный">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Обычный"/>
      <text:p text:style-name="P89"/>
      <text:p text:style-name="P90"/>
      <text:p text:style-name="Обычный">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Обычный">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Обычный">—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p>
      <text:p text:style-name="Обычный">— Спасибо, голубчик, — с тяжелым вздохом ответил Лещенко. — Конечно, нервы у нее… Такое время теперь.</text:p>
      <text:p text:style-name="Обычный">— А отчего же вы не вместе с супругой? Или, может быть, Марья Викторовна не собирается сегодня?</text:p>
      <text:p text:style-name="Обычный">—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Обычный">— Круазе в середину! Тонкая резь. Вынимай шара из лузы, Бек! — крикнул Олизар.</text:p>
      <text:p text:style-name="Обычный">— Ты сначала делай шара, а потом я выну, — сердито отозвался Бек-Агамалов.</text:p>
      <text:p text:style-name="Обычный">Лещенко забрал в рот бурые кончики усов и сосредоточенно пожевал их.</text:p>
      <text:p text:style-name="Обычный">— У меня к вам просьба, голубчик Юрий Алексеич, — сказал он просительно и запинаясь, — сегодня ведь вы распорядитель танцев?</text:p>
      <text:p text:style-name="Обычный">—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Обычный">—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Обычный">— Марья Викторовна?</text:p>
      <text:p text:style-name="Обычный">— Ну да. Пожалуйста уж.</text:p>
      <text:p text:style-name="Обычный">— Желтый дуплет в угол, — заказал Бек-Агамалов. — Как в аптеке будет.</text:p>
      <text:p text:style-name="Обычный">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Обычный">— Жамаис! — уверенно дразнил его Олизар. — Этого даже я не сделаю.</text:p>
      <text:p text:style-name="Обычный">Кий Агамалова с сухим треском скользнул по шару, но шар не сдвинулся с места.</text:p>
      <text:p text:style-name="Обычный">— Кикс! — радостно закричал Олизар и затанцевал канкан вокруг бильярда.</text:p>
      <text:p text:style-name="Обычный">— Когда ты спышь — храпышь, дюша мой?</text:p>
      <text:p text:style-name="Обычный">Агамалов стукнул толстым концом кия о пол.</text:p>
      <text:p text:style-name="Обычный">— А ты не смей под руку говорить! — крикнул он, сверкая черными глазами. — Я игру брошу.</text:p>
      <text:p text:style-name="Обычный">— Нэ кирпичись, дюша мой, кровь испортышь. Модистку в угол!..</text:p>
      <text:p text:style-name="Обычный">К Ромашову подскочил один из вестовых, наряженных на дежурство в переднюю, чтобы раздевать приезжающих дам.</text:p>
      <text:p text:style-name="Обычный">— Ваше благородие, вас барыня просят в залу.</text:p>
      <text:p text:style-name="Обычный">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Обычный">— Подпоручик Ромашо-ов, прикажите сыграть что-нибудь для слу-уха. Пожа-алуйста…</text:p>
      <text:p text:style-name="Обычный">— Слушаю-с. — Ромашов поклонился и подошел к музыкантскому окну. — Зиссерман, — крикнул он старосте оркестра, — валяй для слуха!</text:p>
      <text:p text:style-name="Обычный">Сквозь раскрытое окно галереи грянули первые раскаты увертюры из «Жизни за царя», и в такт им заколебались вверх и вниз языки свечей.</text:p>
      <text:p text:style-name="Обычный">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Обычный">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Обычный">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Обычный">— А что, подпоручик, в карточной уже винтят?</text:p>
      <text:p text:style-name="Обычный">— Нет еще. Все в столовой.</text:p>
      <text:p text:style-name="Обычный">— Нет еще? Знаешь, Сонечка, я того… пойду в столовую — «Инвалид» пробежать. Вы, милый Ромашов, попасите ее… ну, там какую-нибудь кадриленцию.</text:p>
      <text:p text:style-name="Обычный">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Обычный">Барышни, разнообразно картавя, смеясь и перебивая друг дружку, набросились на Ромашова:</text:p>
      <text:p text:style-name="Обычный">— Отчего вы к нам не пьиходили?</text:p>
      <text:p text:style-name="Обычный">— Звой, звой, звой!</text:p>
      <text:p text:style-name="Обычный">— Нехолосый, нехолосый, нехолосый!</text:p>
      <text:p text:style-name="Обычный">— Звой, звой!</text:p>
      <text:p text:style-name="Обычный">— Пьиглашаю вас на пейвую кадъиль.</text:p>
      <text:p text:style-name="Обычный">— Mesdames!.. Mesdames! — говорил Ромашов, изображая собою против воли любезного кавалера и расшаркиваясь во все стороны.</text:p>
      <text:p text:style-name="Обычный">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Обычный">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Обычный">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p>
      <text:p text:style-name="Обычный">—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Обычный">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Обычный">— Петр Фаддеевич, милый, пожалуйста, подирижируйте нынче за меня, — попросил Ромашов.</text:p>
      <text:p text:style-name="Обычный">— Ме, мон ами! — Бобетинский поднял кверху плечи и брови и сделал глупые глаза. — Но… мой дрюг, — перевел он по-русски. — С какой стати? Пуркуа?<text:span text:style-name="T91"><text:note text:note-class="footnote" text:id="_ftn4"><text:note-citation>5</text:note-citation><text:note-body><text:p text:style-name="FootNote"><text:s/>Почему?<text:s/><text:span text:style-name="T92">(фр.)</text:span><text:s/></text:p><text:p text:style-name="FootNote"/></text:note-body></text:note></text:span><text:s/>Право, вы меня… как это говорится?.. Вы меня эдивляете!..</text:p>
      <text:p text:style-name="Обычный">— Дорогой мой, пожалуйста…</text:p>
      <text:p text:style-name="Обычный">— Постойте… Во-первых, без фэ-миль-ярностей. Чтэ это тэкое — дорогой, тэкой-сякой е цетера?<text:span text:style-name="T93"><text:note text:note-class="footnote" text:id="_ftn5"><text:note-citation>6</text:note-citation><text:note-body><text:p text:style-name="FootNote"><text:s/>И так далее<text:s/><text:span text:style-name="T94">(фр.)</text:span><text:s/></text:p><text:p text:style-name="FootNote"/></text:note-body></text:note></text:span></text:p>
      <text:p text:style-name="Обычный">— Ну, умоляю вас, Петр Фаддеич… Голова болит… и горло… положительно не могу.</text:p>
      <text:p text:style-name="Обычный">Ромашов долго и убедительно упрашивал товарища. Наконец он даже решил пустить в дело лесть.</text:p>
      <text:p text:style-name="Обычный">Ведь никто же в полку не умеет так красиво и разнообразно вести танцы, как Петр Фаддеевич. И кроме того, об этом также просила одна дама…</text:p>
      <text:p text:style-name="Обычный">—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text:span text:style-name="T95"><text:note text:note-class="footnote" text:id="_ftn6"><text:note-citation>7</text:note-citation><text:note-body><text:p text:style-name="FootNote"><text:s/>Загадка!<text:s/><text:span text:style-name="T96">(фр.)</text:span><text:s/></text:p><text:p text:style-name="FootNote"/></text:note-body></text:note></text:span><text:s/>Ну, хорошо, я, так и быть, согласен… Я согласен.</text:p>
      <text:p text:style-name="Обычный">И таким же разочарованным голосом он вдруг прибавил:</text:p>
      <text:p text:style-name="Обычный">— Мон шер ами, а нет ли у вас… как это называется… трех рюблей?</text:p>
      <text:p text:style-name="Обычный">— К сожалению!.. — вздохнул Ромашов.</text:p>
      <text:p text:style-name="Обычный">— А рубля?</text:p>
      <text:p text:style-name="Обычный">— Мм!..</text:p>
      <text:p text:style-name="Обычный">— Дезагреабль-с…<text:span text:style-name="T97"><text:note text:note-class="footnote" text:id="_ftn7"><text:note-citation>8</text:note-citation><text:note-body><text:p text:style-name="FootNote"><text:s/>Неприятно-с…<text:s/><text:span text:style-name="T98">(фр.)</text:span><text:s/></text:p><text:p text:style-name="FootNote"/></text:note-body></text:note></text:span><text:s/>Ничего не поделаешь. Ну, пойдемте в таком случае выпьем водки.</text:p>
      <text:p text:style-name="Обычный">— Увы! И кредита нет, Петр Фаддеевич.</text:p>
      <text:p text:style-name="Обычный">— Да-а? О, повр анфан!..<text:span text:style-name="T99"><text:note text:note-class="footnote" text:id="_ftn8"><text:note-citation>9</text:note-citation><text:note-body><text:p text:style-name="FootNote"><text:s/>Бедный ребенок!..<text:s/><text:span text:style-name="T100">(фр.)</text:span><text:s/></text:p><text:p text:style-name="FootNote"/></text:note-body></text:note></text:span><text:s/>Все равно, пойдем. — Бобетинский сделал широкий и небрежный жест великодушия. — Я вас приветствую.</text:p>
      <text:p text:style-name="Обычный">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Обычный">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Обычный">—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p>
      <text:p text:style-name="Обычный">—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Обычный">— Ну, знаете, ваших случаев не переслушаешь, — развязно перебил его Арчаковский, — расскажете еще что-нибудь, что было за царя Гороха.</text:p>
      <text:p text:style-name="Обычный">— Гето, братец… ах, какой ты дерзкий… Ты еще мальчишка, а я, гето… Был, я говорю, такой случай…</text:p>
      <text:p text:style-name="Обычный">— Только кровь может смыть пятно обиды, — вмешался напыщенным тоном поручик Бобетинский и по-петушиному поднял кверху плечи.</text:p>
      <text:p text:style-name="Обычный">— Гето, был у нас прапорщик Солуха, — силился продолжать Лех.</text:p>
      <text:p text:style-name="Обычный">К столу подошел, выйдя из буфета, командир первой роты, капитан Осадчий.</text:p>
      <text:p text:style-name="Обычный">—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Обычный">— А, колосс родосский, — ласково приветствовал его Лех. — Гето… садись ты около меня, памятник ты этакий… Водочки выпьешь со мною?</text:p>
      <text:p text:style-name="Обычный">— И весьма, — низкой октавой ответил Осадчий.</text:p>
      <text:p text:style-name="Обычный">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Обычный">Осадчий выпил водки, разгрыз с хрустом редиску и спросил равнодушно:</text:p>
      <text:p text:style-name="Обычный">— Ну-с, итак, какое же резюме почтенного собрания?</text:p>
      <text:p text:style-name="Обычный">—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Обычный">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Обычный">—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p>
      <text:p text:style-name="Обычный">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Обычный">—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Обычный">— Эх вы, Декадент Иванович, — грубо махнул на него рукой Арчаковский, — тряпку вам сосать.</text:p>
      <text:p text:style-name="Обычный">— Гето, да дайте же мне, братцы, высказаться!</text:p>
      <text:p text:style-name="Обычный">Сразу покрывая все голоса могучим звуком своего голоса, заговорил Осадчий:</text:p>
      <text:p text:style-name="Обычный">—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Обычный">—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Обычный">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Обычный">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Обычный">— Господа, ну что-о же это такое! Дамы уж давно съехались, а вы тут сидите и угощаетесь! Мы хочем танцевать!</text:p>
      <text:p text:style-name="Обычный">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Обычный">— Божественная! И как это начальство позволяет шущештвовать такой красоте! Рру-учку!.. Лобзнуть!..</text:p>
      <text:p text:style-name="Обычный">— Юрий Алексеевич, — продолжала щебетать Петерсон, — ведь вы, кажется, на сегодня назначены? Хорош, нечего сказать, дирижер!</text:p>
      <text:p text:style-name="Обычный">— Миль пардон, мадам.<text:span text:style-name="T101"><text:note text:note-class="footnote" text:id="_ftn9"><text:note-citation>10</text:note-citation><text:note-body><text:p text:style-name="FootNote"><text:s/>Тысяча извинений, сударыня<text:s/><text:span text:style-name="T102">(фр.)</text:span><text:s/></text:p><text:p text:style-name="FootNote"/></text:note-body></text:note></text:span><text:s/>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Обычный">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Обычный">— Месье, приглашайте дам на вальс! Музыканты, вальс!</text:p>
      <text:p text:style-name="Обычный">— Простите, господин подполковник, мои обязанности призывают меня, — сказал Ромашов.</text:p>
      <text:p text:style-name="Обычный">—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Обычный">— Господин подполковник, право же…</text:p>
      <text:p text:style-name="Обычный">—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Обычный"/>
      <text:h text:style-name="Заголовок2" text:outline-level="2">IX</text:h>
      <text:p text:style-name="P103"/>
      <text:p text:style-name="Обычный">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Обычный">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Обычный">— Нет, ск'жи-ите, граф, отчего мне всегда так жарко? Ум'ляю вас — ск'жи-ите!..</text:p>
      <text:p text:style-name="Обычный">Олизар сделал полупоклон, звякнул шпорами и провел рукой по усам в одну и в другую сторону.</text:p>
      <text:p text:style-name="Обычный">— Сударыня, этого даже Мартын Задека не скажет.</text:p>
      <text:p text:style-name="Обычный">И так как в это время Олизар глядел на ее плоское декольте, она стала часто и неестественно глубоко дышать.</text:p>
      <text:p text:style-name="Обычный">—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Обычный">Олизар коротко и неопределенно заржал.</text:p>
      <text:p text:style-name="Обычный">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Обычный">— Да, да, да, вы не смейтесь, граф. Вы не знаете, что моя мать гречанка!</text:p>
      <text:p text:style-name="Обычный">«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Обычный">В это время Петерсон обернулась к Ромашову и вызывающе посмотрела на него прищуренными глазами.</text:p>
      <text:p text:style-name="Обычный">Ромашов по привычке сказал мысленно:</text:p>
      <text:p text:style-name="Обычный">«Лицо его стало непроницаемо, как маска».</text:p>
      <text:p text:style-name="Обычный">— Здравствуйте, Юрий Алексеевич! Что же вы не подойдете поздороваться? — запела Раиса Александровна.</text:p>
      <text:p text:style-name="Обычный">Ромашов подошел. Она со злыми зрачками глаз, ставшими вдруг необыкновенно маленькими и острыми, крепко сжала его руку.</text:p>
      <text:p text:style-name="Обычный">— Я по вашей просьбе оставила вам третью кадриль. Надеюсь, вы не забыли?</text:p>
      <text:p text:style-name="Обычный">Ромашов поклонился.</text:p>
      <text:p text:style-name="Обычный">— Какой вы нелюбезный, — продолжала кривляться Петерсон. — Вам бы следовало сказать: аншанте, мадам<text:span text:style-name="T104"><text:note text:note-class="footnote" text:id="_ftn10"><text:note-citation>11</text:note-citation><text:note-body><text:p text:style-name="FootNote"><text:s/>Очень рад, сударыня<text:s/><text:span text:style-name="T105">(фр.)</text:span><text:s/></text:p><text:p text:style-name="FootNote"/></text:note-body></text:note></text:span><text:s/>(«адшадте, бадаб» — услышал Ромашов)! Граф, правда, он мешок?</text:p>
      <text:p text:style-name="Обычный">— Как же… Я помню, — неуверенно забормотал Ромашов. — Благодарю за честь.</text:p>
      <text:p text:style-name="Обычный">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Обычный">— Кадриль-монстр! Кавалье, ангаже во дам!<text:span text:style-name="T106"><text:note text:note-class="footnote" text:id="_ftn11"><text:note-citation>12</text:note-citation><text:note-body><text:p text:style-name="FootNote"><text:s/>Кавалеры, приглашайте дам!<text:s/><text:span text:style-name="T107">(фр.)</text:span><text:s/></text:p><text:p text:style-name="FootNote"/></text:note-body></text:note></text:span><text:s/>Ромашов с Раисой Александровной стали недалеко от музыкантского окна, имея vis-a-vis<text:span text:style-name="T108"><text:note text:note-class="footnote" text:id="_ftn12"><text:note-citation>13</text:note-citation><text:note-body><text:p text:style-name="FootNote"><text:s/>Напротив<text:s/><text:span text:style-name="T109">(фр.)</text:span><text:s/></text:p><text:p text:style-name="FootNote"/></text:note-body></text:note></text:span><text:s/>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Обычный">«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Обычный">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text:span text:style-name="T110"><text:note text:note-class="footnote" text:id="_ftn13"><text:note-citation>14</text:note-citation><text:note-body><text:p text:style-name="FootNote"><text:s/>Большой круг<text:s/><text:span text:style-name="T111">(фр.)</text:span><text:s/></text:p><text:p text:style-name="FootNote"/></text:note-body></text:note></text:span><text:s/>и, перемешав его, заставлял кавалеров отыскивать дам.</text:p>
      <text:p text:style-name="Обычный">— Медам, авансе… виноват, рекуле. Кавалье, соло! Пардон, назад, балянсе авек во дам!<text:span text:style-name="T112"><text:note text:note-class="footnote" text:id="_ftn14"><text:note-citation>15</text:note-citation><text:note-body><text:p text:style-name="FootNote"><text:s/>Дамы, вперед… назад! Кавалеры, одни! Простите… направляйте ваших дам!<text:s/><text:span text:style-name="T113">(фр.)</text:span><text:s/></text:p><text:p text:style-name="FootNote"/></text:note-body></text:note></text:span><text:s/>Да назад же!</text:p>
      <text:p text:style-name="Обычный">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Обычный">— Я не позволю так со мной обращаться. Слышите? Я вам не девчонка. Да. И так порядочные люди не поступают. Да.</text:p>
      <text:p text:style-name="Обычный">— Не будем сердиться, Раиса Александровна, — убедительно и мягко попросил Ромашов.</text:p>
      <text:p text:style-name="Обычный">—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Обычный">— Но меня ваше письмо не застало дома, клянусь вам.</text:p>
      <text:p text:style-name="Обычный">— Ха! Вы мне морочите голову! Точно я не знаю, где вы бываете… Но будьте уверены…</text:p>
      <text:p text:style-name="Обычный">— Кавалье, ан аван! Рон де кавалье.<text:span text:style-name="T114"><text:note text:note-class="footnote" text:id="_ftn15"><text:note-citation>16</text:note-citation><text:note-body><text:p text:style-name="FootNote"><text:s/>Кавалеры, вперед! Кавалеры, в круг!<text:s/><text:span text:style-name="T115">(фр.)</text:span><text:s/></text:p><text:p text:style-name="FootNote"/></text:note-body></text:note></text:span><text:s/>А гош! Налево, налево! Да налево же, господа! Эх, ничего не понимают! Плю де ля ви, месье!<text:span text:style-name="T116"><text:note text:note-class="footnote" text:id="_ftn16"><text:note-citation>17</text:note-citation><text:note-body><text:p text:style-name="FootNote"><text:s/>Больше жизни, господа!<text:s/><text:span text:style-name="T117">(фр.)</text:span><text:s/></text:p><text:p text:style-name="FootNote"/></text:note-body></text:note></text:span><text:s/>— кричал Бобетинский, увлекая танцоров в быстрый круговорот и отчаянно топая ногами.</text:p>
      <text:p text:style-name="Обычный">—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Обычный">— Я попросил бы при мне так не отзываться о моих знакомых, — сурово остановил Ромашов.</text:p>
      <text:p text:style-name="Обычный">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Обычный">— Да, да, у нее отец проворовался, ей нечего подымать нос! — кричала Петерсон. — Скажите пожалуйста, она нам неглижирует.<text:span text:style-name="T118"><text:note text:note-class="footnote" text:id="_ftn17"><text:note-citation>18</text:note-citation><text:note-body><text:p text:style-name="FootNote"><text:s/>Пренебрегает (от<text:s/><text:span text:style-name="T119">фр.</text:span><text:s text:c="2"/>negliger)</text:p><text:p text:style-name="FootNote"/></text:note-body></text:note></text:span><text:s/>Мы и про нее тоже кое-что знаем! Да!</text:p>
      <text:p text:style-name="Обычный">— Я вас прошу, — лепетал Ромашов.</text:p>
      <text:p text:style-name="Обычный">—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Обычный">— Мазурка женераль! Променад! — кричал Бобетинский, проносясь вдоль залы, весь наклонившись вперед в позе летящего архангела.</text:p>
      <text:p text:style-name="Обычный">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Обычный">—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Обычный">—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Обычный">— Кончим же скорее, — нетерпеливо, глухим голосом, стиснув зубы, проговорил Ромашов.</text:p>
      <text:p text:style-name="Обычный">— Антракт пять минут. Кавалье, оккюпе во дам!<text:span text:style-name="T120"><text:note text:note-class="footnote" text:id="_ftn18"><text:note-citation>19</text:note-citation><text:note-body><text:p text:style-name="FootNote"><text:s/>Кавалеры, развлекайте дам!<text:s/><text:span text:style-name="T121">(фр.)</text:span><text:s/></text:p><text:p text:style-name="FootNote"/></text:note-body></text:note></text:span><text:s/>— крикнул дирижер.</text:p>
      <text:p text:style-name="Обычный">—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Обычный">— По-ло-жим!</text:p>
      <text:p text:style-name="Обычный">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Обычный">—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Обычный">Когда они кончили фигуру, ее лицо опять сразу приняло сердитое выражение, «точно у разозленного насекомого», — подумал Ромашов.</text:p>
      <text:p text:style-name="Обычный">—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Обычный">—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Обычный">— Ах, скажи-ите, как мне это обидно!</text:p>
      <text:p text:style-name="Обычный">—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Обычный">— Ха, это, конечно, вы — избранная натура?</text:p>
      <text:p text:style-name="Обычный">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Обычный">—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Обычный">— Для этого я могла бы выбрать кого-нибудь получше и поинтереснее вас, — с напыщенной гордостью возразила Петерсон.</text:p>
      <text:p text:style-name="Обычный">—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p>
      <text:p text:style-name="Обычный">— Нет, вы еще обо мне услышите! — зло и многозначительно прошептала Раиса.</text:p>
      <text:p text:style-name="Обычный">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Обычный">Он еще издали неестественно улыбался своими синими, облипшими вокруг рта губами.</text:p>
      <text:p text:style-name="Обычный">— Танцуешь, Раечка! Здравствуйте, дорогой Жоржик. Что вас так давно не видно! Мы так к вам привыкли, что, право, уж соскучились без вас.</text:p>
      <text:p text:style-name="Обычный">— Так… как-то… все занятия, — забормотал Ромашов.</text:p>
      <text:p text:style-name="Обычный">—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Обычный">— А я, признаться, думал, что вы поссорились. Гляжу, сидите и о чем-то горячитесь. Что у вас?</text:p>
      <text:p text:style-name="Обычный">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Обычный">— Юрий Алексеевич все философствует. Говорит, что танцы отжили свое время и что танцевать глупо и смешно.</text:p>
      <text:p text:style-name="Обычный">— А сам пляшет, — с ехидным добродушием заметил Петерсон. — Ну, танцуйте, дети мои, танцуйте, я вам не мешаю.</text:p>
      <text:p text:style-name="Обычный">Едва он отошел, Раиса сказала с напускным чувством:</text:p>
      <text:p text:style-name="Обычный">— И этого святого, необыкновенного человека я обманывала!.. И ради кого же! О, если бы он знал, если б он только знал…</text:p>
      <text:p text:style-name="Обычный">— Маз-зурка женераль! — закричал Бобетинский. — Кавалеры отбивают дам!</text:p>
      <text:p text:style-name="Обычный">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Обычный">— Актриса! — хрипло зашептал Ромашов, наклоняясь близко к Раисе. — Вас смешно и жалко слушать.</text:p>
      <text:p text:style-name="Обычный">— Вы, кажется, пьяны! — брезгливо воскликнула Раиса и кинула на Ромашова тот взгляд, которым в романах героини меряют злодеев с головы до ног.</text:p>
      <text:p text:style-name="Обычный">—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p>
      <text:p text:style-name="Обычный">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Обычный">— Прелестно! Пехотный офицер в роли Иосифа Прекрасного!</text:p>
      <text:p text:style-name="Обычный">—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Обычный">Петерсон с величественным негодованием поднялась со стула.</text:p>
      <text:p text:style-name="Обычный">—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Обычный">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Обычный">Раиса с треском сложила веер.</text:p>
      <text:p text:style-name="Обычный">— О, подлец-мерзавец! — прошептала она трагически и быстро пошла через залу в уборную.</text:p>
      <text:p text:style-name="Обычный">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Обычный">«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Обычный">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Обычный">— Благослови, преосвященный владыка. Вррремя начатия служения…</text:p>
      <text:p text:style-name="Обычный">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Обычный">—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p>
      <text:p text:style-name="Обычный">Едва он кончал, его прерывал ожидавший нетерпеливо своей очереди Василий Васильевич Липский.</text:p>
      <text:p text:style-name="Обычный">— Нет, это что, господа… А вот я знаю один анекдот.</text:p>
      <text:p text:style-name="Обычный">И он еще не успевал кончить, как следующий торопился со своим рассказом.</text:p>
      <text:p text:style-name="Обычный">— А вот тоже, господа. Дело было в Одессе, и притом случай…</text:p>
      <text:p text:style-name="Обычный">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Обычный">Веткин, вернувшийся со двора, где он усаживал Леха в экипаж, пригласил к столу Ромашова.</text:p>
      <text:p text:style-name="Обычный">— Садитесь-ка, Жоржинька… Раздавим. Я сегодня богат, как жид. Вчера выиграл и сегодня опять буду метать банк.</text:p>
      <text:p text:style-name="Обычный">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Обычный">—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Обычный">—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Обычный">—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Обычный">Веткин поглядел на него мутными глазами, точно сквозь какую-то пленку, икнул и вдруг запел тоненьким, дребезжащим тенорком:</text:p>
      <text:p text:style-name="P122"/>
      <text:p text:style-name="P123">В тиши жила,</text:p>
      <text:p text:style-name="P124">В лесу жила,</text:p>
      <text:p text:style-name="P125">И вертено крути-ила…</text:p>
      <text:p text:style-name="P126"/>
      <text:p text:style-name="Обычный">Плюнь на все, ангел, и береги здоровье.</text:p>
      <text:p text:style-name="P127"/>
      <text:p text:style-name="P128">И от всей своей души</text:p>
      <text:p text:style-name="P129">Прялочку любила.</text:p>
      <text:p text:style-name="P130"/>
      <text:p text:style-name="Обычный">Пойдем играть, Ромашевич-Ромашовский, я тебе займу красненькую.</text:p>
      <text:p text:style-name="Обычный">«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Обычный">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Обычный">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Обычный"/>
      <text:h text:style-name="Заголовок2" text:outline-level="2">X0</text:h>
      <text:p text:style-name="P131"/>
      <text:p text:style-name="Обычный">Было золотое, но холодное, настоящее весеннее утро. Цвела черемуха.</text:p>
      <text:p text:style-name="Обычный">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Обычный">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Обычный">— З-захарчук! П-прогони эту п-тицу ка-камнем. М-мешает…</text:p>
      <text:p text:style-name="Обычный">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Обычный">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Обычный">— От, из-звольте. Уся рота, ч-черт бы ее побрал, идет не в ногу. Один п-подпоручик идет в ногу.</text:p>
      <text:p text:style-name="Обычный">Иногда же, обругав всю роту матерными словами, он поспешно, но едко прибавлял:</text:p>
      <text:p text:style-name="Обычный">— З-за исключением г-господ офицеров и подпрапорщика.</text:p>
      <text:p text:style-name="Обычный">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Обычный">«Эх, все равно уж! — думал с отчаянием Ромашов, подходя к роте. — И здесь плохо, и там плохо, — одно к одному. Пропала моя жизнь!»</text:p>
      <text:p text:style-name="Обычный">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Обычный">«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Обычный">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Обычный">— Прошу помнить, подпоручик, что вы обязаны быть в роте за пять минут до прихода старшего субалтерн-офицера и за десять до ротного командира.</text:p>
      <text:p text:style-name="Обычный">— Виноват, господин капитан, — деревянным голосом ответил Ромашов.</text:p>
      <text:p text:style-name="Обычный">— От, извольте, — виноват!.. Все спите. Во сне шубы не сошьешь. Прошу господ офицеров идти к своим взводам.</text:p>
      <text:p text:style-name="Обычный">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Обычный">— Подымание на носки и плавное приседание. Рук-и-и… на бедр!</text:p>
      <text:p text:style-name="Обычный">И потом затянул, нараспев, низким голосом:</text:p>
      <text:p text:style-name="Обычный">— Начина-а-ай!</text:p>
      <text:p text:style-name="Обычный">—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Обычный">А рядом маленький вертлявый ефрейтор Сероштан выкрикивал тонким, резким и срывающимся, как у молодого петушка, голосом:</text:p>
      <text:p text:style-name="Обычный">—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Обычный">—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Обычный">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Обычный">—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Обычный">— Слушаю, господин капитан! — весело гаркнул Лбов. — Слушаю, но не исполняю, — добавил он вполголоса, подмигнув Ромашову.</text:p>
      <text:p text:style-name="Обычный">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Обычный">— Не болтай ногами. Носки уверх!</text:p>
      <text:p text:style-name="Обычный">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Обычный">Хлебников висел на руках, безобразный, неуклюжий, точно удавленник.</text:p>
      <text:p text:style-name="Обычный">— Подтягивайся, собачья морда, подтягивайся-а! — кричал унтер-офицер. — Ну, уверх!</text:p>
      <text:p text:style-name="Обычный">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Обычный">— А-а! Не желаешь делать емнастические упражнения! — заорал унтер-офицер. — Ты, подлец, мне весь взвод нарушаешь! Я т-тебе!</text:p>
      <text:p text:style-name="Обычный">—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Обычный">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Обычный">— Слушаю, ваше благородие. Только позвольте вам доложить: никакой с им возможности нет.</text:p>
      <text:p text:style-name="Обычный">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Обычный">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Обычный">—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Обычный">— Ловко! — вставил Лбов.</text:p>
      <text:p text:style-name="Обычный">— Потом, это уж на вашей памяти, Павел Павлыч, — стрельба при генерале Арагонском.</text:p>
      <text:p text:style-name="Обычный">— А! Примостився стреляти? — засмеялся Веткин.</text:p>
      <text:p text:style-name="Обычный">— Что это такое? — спросил Ромашов.</text:p>
      <text:p text:style-name="Обычный">Слива презрительно махнул рукой.</text:p>
      <text:p text:style-name="Обычный">—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Обычный">—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Обычный">—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Обычный">— А при Слесареве, помните шрейберовскую гимнастику?</text:p>
      <text:p text:style-name="Обычный">—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Обычный">— Да, это не шоколад! — сочувственно кивнул головой Веткин.</text:p>
      <text:p text:style-name="Обычный">—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Обычный">—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Обычный">—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Обычный">—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Обычный">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Обычный">— Что т-тако-е? — протянул он тоном крайнего презрения.</text:p>
      <text:p text:style-name="Обычный">Ромашов побледнел. У него похолодело в груди и в животе, а сердце забилось, точно во всем теле сразу.</text:p>
      <text:p text:style-name="Обычный">— Я сказал, что это нехорошо… Да, и повторяю… вот что, — сказал он несвязно, но настойчиво.</text:p>
      <text:p text:style-name="Обычный">—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Обычный">Ромашов поглядел на него в упор с ненавистью и сказал почти шепотом:</text:p>
      <text:p text:style-name="Обычный">— Если вы будете бить солдат, я на вас подам рапорт командиру полка.</text:p>
      <text:p text:style-name="Обычный">—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p>
      <text:p text:style-name="Обычный">Он резко повернулся к офицерам спиной.</text:p>
      <text:p text:style-name="Обычный">—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Обычный">—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Обычный">— Ну да, это, конечно, так, — подтвердил равнодушно Веткин и зевнул.</text:p>
      <text:p text:style-name="Обычный">А Ромашов продолжал с горячностью:</text:p>
      <text:p text:style-name="Обычный">—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Обычный"/>
      <text:h text:style-name="Заголовок2" text:outline-level="2">XI</text:h>
      <text:p text:style-name="P132"/>
      <text:p text:style-name="Обычный">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Обычный">— Бондаренко! — выкрикнул зычным голосом Сероштан.</text:p>
      <text:p text:style-name="Обычный">Бондаренко, ударившись обеими ногами об пол, вскочил прямо и быстро, как деревянная кукла с заводом.</text:p>
      <text:p text:style-name="Обычный">—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Обычный">— Ружо, дяденька? — догадывается Бондаренко.</text:p>
      <text:p text:style-name="Обычный">—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Обычный">Бондаренко скороговоркой повторяет слова, которые он знал, конечно, и раньше.</text:p>
      <text:p text:style-name="Обычный">—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Обычный">Шевчук встает с угрюмым видом и отвечает глухим басом, медленно и в нос и так отрывая фразы, точно он ставит после них точки:</text:p>
      <text:p text:style-name="Обычный">—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Обычный">—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Обычный">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Обычный">—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Обычный">—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Обычный">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Обычный">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Обычный">— Н-ну! Долго я тебя буду ждать, пока ты соберешься? — начинает сердиться Сероштан.</text:p>
      <text:p text:style-name="Обычный">— Нутренними врагами… врагами…</text:p>
      <text:p text:style-name="Обычный">—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Обычный">Овечкин вскакивает и радостно кричит:</text:p>
      <text:p text:style-name="Обычный">— Так что бунтовщики, стюденты, конокрады, жиды и поляки!</text:p>
      <text:p text:style-name="Обычный">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Обычный">— Солтыс, что такое часовой?</text:p>
      <text:p text:style-name="Обычный">Солтыс, литвин, давясь и тараща глаза от старания, выкрикивает:</text:p>
      <text:p text:style-name="Обычный">— Часовой есть лицо неприкосновенное.</text:p>
      <text:p text:style-name="Обычный">— Ну да, так, а еще?</text:p>
      <text:p text:style-name="Обычный">— Часовой есть солдат, поставленный на какой-либо пост с оружием в руках.</text:p>
      <text:p text:style-name="Обычный">— Правильно. Вижу, Солтыс, что ты уже начинаешь стараться. А для чего ты поставлен на пост, Пахоруков?</text:p>
      <text:p text:style-name="Обычный">— Чтобы не спал, не дремал, не курил и ни от кого не принимал никаких вещей и подарков.</text:p>
      <text:p text:style-name="Обычный">— А честь?</text:p>
      <text:p text:style-name="Обычный">— И чтобы отдавал установленную честь господам проезжающим офицерам.</text:p>
      <text:p text:style-name="Обычный">— Так. Садись.</text:p>
      <text:p text:style-name="Обычный">Шаповаленко давно уже заметил ироническую улыбку вольноопределяющегося Фокина и потому выкрикивает с особенной строгостью:</text:p>
      <text:p text:style-name="Обычный">— Вольный определяющий! Кто же так встает? Если начальство спрашивает, то вставать надо швидко, как пружина. Что есть знамя?</text:p>
      <text:p text:style-name="Обычный">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Обычный">— Знамя есть священная воинская хоругвь, под которой…</text:p>
      <text:p text:style-name="Обычный">— Брешете! — сердито обрывает его Шаповаленко и ударяет памяткой по ладони.</text:p>
      <text:p text:style-name="Обычный">— Нет, я говорю верно, — упрямо, но спокойно говорит Фокин.</text:p>
      <text:p text:style-name="Обычный">— Что-о?! Если начальство говорит нет, значит, нет!</text:p>
      <text:p text:style-name="Обычный">— Посмотрите сами в уставе.</text:p>
      <text:p text:style-name="Обычный">—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Обычный">— Шаповаленко, не спорь, — вмешивается Ромашов. — Продолжай занятия.</text:p>
      <text:p text:style-name="Обычный">— Слушаю, ваше благородие! — вытягивается Шаповаленко. — Только дозвольте вашему благородию доложить — все этот вольный определяющий умствуют.</text:p>
      <text:p text:style-name="Обычный">— Ладно, ладно, дальше!</text:p>
      <text:p text:style-name="Обычный">— Слушаю, вашбродь… Хлебников! Кто у нас командир корпуса?</text:p>
      <text:p text:style-name="Обычный">Хлебников растерянными глазами глядит на унтер-офицера. Из его раскрытого рта вырывается, точно у осипшей вороны, одинокий шипящий звук.</text:p>
      <text:p text:style-name="Обычный">— Раскачивайся! — злобно кричит на него унтер-офицер.</text:p>
      <text:p text:style-name="Обычный">— Его…</text:p>
      <text:p text:style-name="Обычный">— Ну, — его… Ну, что ж будет дальше?</text:p>
      <text:p text:style-name="Обычный">Ромашов, который в эту минуту отвернулся в сторону, слышит, как Шаповаленко прибавляет пониженным тоном, хрипло:</text:p>
      <text:p text:style-name="Обычный">— Вот погоди, я тебе после учения разглажу морду-то!</text:p>
      <text:p text:style-name="Обычный">И так как Ромашов в эту секунду повертывается к нему, он произносит громко и равнодушно:</text:p>
      <text:p text:style-name="Обычный">— Его высокопревосходительство… Ну, что ж ты, Хлебников, дальше!..</text:p>
      <text:p text:style-name="Обычный">— Его… инфантерии… лентинант, — испуганно и отрывисто бормочет Хлебников.</text:p>
      <text:p text:style-name="Обычный">—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Обычный">«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Обычный">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Обычный">— Пря-мо… по колонне… па-альба ротою… ать, два! Рота-а… — он затягивал последний звук, делал паузу и потом отрывисто бросал: — Пли!</text:p>
      <text:p text:style-name="Обычный">Щелкали ударники. А Лбов, радостно щеголяя голосом, снова заливался:</text:p>
      <text:p text:style-name="Обычный">— К но-о-о… ип!</text:p>
      <text:p text:style-name="Обычный">Слива ходил от взвода к взводу, сгорбленный, вялый, поправлял стойку и делал короткие, грубые замечания.</text:p>
      <text:p text:style-name="Обычный">—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Обычный">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Обычный">— Плюньте, Юрий Алексеевич, — сказал он Ромашову, беря его под руку. — Стоит ли? Вот кончим учение, пойдем в собрание, тяпнем по рюмке, и все пройдет. А?</text:p>
      <text:p text:style-name="Обычный">— Скучно мне, милый Павел Павлыч, — тоскливо произнес Ромашов.</text:p>
      <text:p text:style-name="Обычный">— Что говорить, невесело, — сказал Веткин. — Но как же иначе? Надо же людей учить делу. А вдруг война?</text:p>
      <text:p text:style-name="Обычный">—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Обычный">— Э-э, развели философию. Какого черта! А если на нас вдруг нападут немцы? Кто будет Россию защищать?</text:p>
      <text:p text:style-name="Обычный">—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Обычный">—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Обычный">—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Обычный">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Обычный">Ромашов услышал, как чей-то равнодушно-задирающий голос окликнул:</text:p>
      <text:p text:style-name="Обычный">— Хлебников, а Хлебников!..</text:p>
      <text:p text:style-name="Обычный">— А? — угрюмо в нос отозвался Хлебников.</text:p>
      <text:p text:style-name="Обычный">— Ты что дома делал?</text:p>
      <text:p text:style-name="Обычный">— Робил, — сонно ответил Хлебников.</text:p>
      <text:p text:style-name="Обычный">— Да что робил-то, дурья голова?</text:p>
      <text:p text:style-name="Обычный">— Все. Землю пахал, за скотиной ходил.</text:p>
      <text:p text:style-name="Обычный">— Чего ты к нему привязался? — вмешивается старослуживый солдат, дядька Шпынев. — Известно, чего робил: робят сиськой кормил.</text:p>
      <text:p text:style-name="Обычный">Ромашов мимоходом взглянул на серое, жалкое, голое лицо Хлебникова, и опять в душе его заскребло какое-то неловкое, больное чувство.</text:p>
      <text:p text:style-name="Обычный">— В ружье! — крикнул с середины плаца Слива. — Господа офицеры, по местам!</text:p>
      <text:p text:style-name="Обычный"/>
      <text:p text:style-name="P133"/>
      <text:p text:style-name="P134"/>
      <text:p text:style-name="Обычный">Залязгали ружья, цепляясь штыком за штык. Солдаты, суетливо одергиваясь, становились на свои места.</text:p>
      <text:p text:style-name="Обычный">— Рравняйсь! — скомандовал Слива. — Смирна!</text:p>
      <text:p text:style-name="Обычный">Затем, подойдя ближе к роте, он закричал нараспев:</text:p>
      <text:p text:style-name="Обычный">— Ружейные приемы, по разделениям, счет вслух… Рота, ша-ай… на краул!</text:p>
      <text:p text:style-name="Обычный">— Рраз! — гаркнули солдаты и коротко взбросили ружья кверху.</text:p>
      <text:p text:style-name="Обычный">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Обычный">— Дела-ай… два!</text:p>
      <text:p text:style-name="Обычный">— Два! — крикнули солдаты.</text:p>
      <text:p text:style-name="Обычный">И опять Слива пошел по строю проверять чистоту и правильность приема.</text:p>
      <text:p text:style-name="Обычный">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p>
      <text:p text:style-name="Обычный">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Обычный">— Одно скверно, Ромашов, не умеете вы пить. Выпили рюмку и раскисли.</text:p>
      <text:p text:style-name="Обычный">Потом вдруг он ударял кулаком по столу и кричал грозно:</text:p>
      <text:p text:style-name="Обычный">— А велят умереть — умрем!</text:p>
      <text:p text:style-name="Обычный">— Умрем, — жалобно отвечал Ромашов. — Что умереть? Это чепуха — умереть… Душа болит у меня…</text:p>
      <text:p text:style-name="Обычный">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Обычный">— Дела-ай раз!.. Дела-ай два!</text:p>
      <text:p text:style-name="Обычный"/>
      <text:h text:style-name="Заголовок2" text:outline-level="2">XII</text:h>
      <text:p text:style-name="P135"/>
      <text:p text:style-name="Обычный">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136"/>
      <text:p text:style-name="P137">«Милый Ромочка, — писала она, — я бы вовсе не удивилась, если бы узнала, что вы забыли о том, что сегодня день наших общих именин. Так вот, напоминаю вам об этом.<text:s/><text:span text:style-name="T138">Несмотря ни на что</text:span><text:s/>, я все-таки хочу вас сегодня видеть! Только не приходите поздравлять днем, а прямо к пяти часам. Поедем пикником на Дубечную.</text:p>
      <text:p text:style-name="P139">Ваша А.Н.<text:span text:style-name="T140"><text:s/>»</text:span></text:p>
      <text:p text:style-name="P141"/>
      <text:p text:style-name="Обычный">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Обычный">— Сегодня! — громко крикнул Ромашов и босой соскочил с кровати на пол, — Гайнан, умываться!</text:p>
      <text:p text:style-name="Обычный">Вошел Гайнан.</text:p>
      <text:p text:style-name="Обычный">— Ваша благородия, там денщик стоит. Спрашивает: будешь писать ответ?</text:p>
      <text:p text:style-name="Обычный">— Вот так так! — Ромашов вытаращил глаза и слегка присел. — Ссс… Надо бы ему на чай, а у меня ничего нет. — Он с недоумением посмотрел на денщика.</text:p>
      <text:p text:style-name="Обычный">Гайнан широко и радостно улыбнулся.</text:p>
      <text:p text:style-name="Обычный">— Мине тоже ничего нет!.. Тебе нет, мине нет. Э, чего там! Она и так пойдет.</text:p>
      <text:p text:style-name="Обычный">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Обычный">Ромашов судорожно и крепко потер руками лицо и даже крякнул от волнения.</text:p>
      <text:p text:style-name="Обычный">—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Обычный">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Обычный">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Обычный">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Обычный">«Но не будем унывать! — говорил сам себе Ромашов. — Переберем в памяти всех офицеров. Начнем с ротных. По порядку. Первая рота — Осадчий».</text:p>
      <text:p text:style-name="Обычный">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Обычный">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Обычный">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Обычный">«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Обычный">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Обычный">— Рафальский. А я-то ломал голову!.. Гайнан! Сюртук, перчатки, пальто — живо!</text:p>
      <text:p text:style-name="Обычный">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Обычный">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Обычный">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Обычный">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Обычный">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Обычный">— Милое небо! Милые деревья! — прошептал он с влажными глазами.</text:p>
      <text:p text:style-name="Обычный">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Обычный">— Полковник дома?</text:p>
      <text:p text:style-name="Обычный">— Пожалуйте, ваше благородие.</text:p>
      <text:p text:style-name="Обычный">— Да ты поди доложи сначала.</text:p>
      <text:p text:style-name="Обычный">— Ничего, пожалуйте так. — Денщик сонно почесал ляжку. — Они этого не любят, чтобы, например, докладать.</text:p>
      <text:p text:style-name="Обычный">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Обычный">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Обычный">—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Обычный">— Покорно благодарю. Пил уж. Я, господин полковник, пришел…</text:p>
      <text:p text:style-name="Обычный">—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Обычный">— Простите… Я только что заметил, — у вас на плече сидит белая мышь…</text:p>
      <text:p text:style-name="Обычный">—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Обычный">— Как они вас знают! — сказал Ромашов.</text:p>
      <text:p text:style-name="Обычный">—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Обычный">— Может быть, есть какие-нибудь труды, но мы их не знаем? — робко предположил Ромашов.</text:p>
      <text:p text:style-name="Обычный">—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Обычный">— Так отчего же они этим до сих пор не занялись, Иван Антонович? — спросил Ромашов. — Это же так просто!</text:p>
      <text:p text:style-name="Обычный">Рафальский язвительно засмеялся.</text:p>
      <text:p text:style-name="Обычный">—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Обычный">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Обычный">— Иван Антонович, у меня к вам большая, большая просьба…</text:p>
      <text:p text:style-name="Обычный">— Денег?</text:p>
      <text:p text:style-name="Обычный">— Право, совестно вас беспокоить. Да мне немного, рублей с десяток. Скоро отдать не обещаюсь, но…</text:p>
      <text:p text:style-name="Обычный">Иван Антонович вынул руки из воды и стал вытирать их полотенцем.</text:p>
      <text:p text:style-name="Обычный">— Десять могу. Больше не могу, а десять с превеликим удовольствием. Вам небось на глупости? Ну, ну, ну, я шучу. Пойдемте.</text:p>
      <text:p text:style-name="Обычный">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Обычный">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Обычный">—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Обычный">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Обычный">— Видите, каков? А ведь целый год его кормлю…</text:p>
      <text:p text:style-name="Обычный">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Обычный">—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Обычный">— Простите, Иван Антонович, — замялся Ромашов. — Я бы с радостью. Н-э только, ей-богу, нет времени.</text:p>
      <text:p text:style-name="Обычный">Рафальский ударил себя ладонью по лбу.</text:p>
      <text:p text:style-name="Обычный">— Ах, батюшки! Извините вы меня, ради бога. Я-то, старый, разболтался… Ну, ну, ну, идем скорее.</text:p>
      <text:p text:style-name="Обычный">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Обычный">— Очень рад служить вам, подпоручик, очень рад. Ну, вот… какие еще там благодарности!.. Пустое… Я рад… Заходите, когда есть время. Потолкуем.</text:p>
      <text:p text:style-name="Обычный">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Обычный">— А-а! Принц Гамлег! — крикнул радостно Веткин. — Откуда и куда? Фу, черт, вы сияете, точно именинник.</text:p>
      <text:p text:style-name="Обычный">— Я и есть именинник, — улыбнулся Ромашов.</text:p>
      <text:p text:style-name="Обычный">— Да? А ведь и верно; Георгий и Александра. Божественно. Позвольте заключить в пылкие объятия!</text:p>
      <text:p text:style-name="Обычный">Они тут же, на улице, крепко расцеловались.</text:p>
      <text:p text:style-name="Обычный">— Может быть, по этому случаю зайдем в собрание? Вонзим точно по единой, как говорит наш великосветский друг Арчаковский? — предложил Веткин.</text:p>
      <text:p text:style-name="Обычный">— Не могу, Павел Павлыч. Тороплюсь. Впрочем, кажется, вы сегодня уже подрезвились?</text:p>
      <text:p text:style-name="Обычный">—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Обычный">— Именно?</text:p>
      <text:p text:style-name="Обычный">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Обычный">—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Обычный">— Ловко! — согласился Ромашов. — Приму к сведению в следующий раз. Однако прощайте, Павел Павлыч. Желаю счастливой карты.</text:p>
      <text:p text:style-name="Обычный">Они разошлись. Но через минуту Веткин окликнул товарища. Ромашов обернулся.</text:p>
      <text:p text:style-name="Обычный">— Зверинец смотрели? — лукаво спросил Веткин, указывая через плечо большим пальцем на дом Рафальского.</text:p>
      <text:p text:style-name="Обычный">Ромашов кивнул головой и сказал с убеждением:</text:p>
      <text:p text:style-name="Обычный">— Брем у нас славный человек. Такой милый!</text:p>
      <text:p text:style-name="Обычный">— Что и говорить! — согласился Веткин. — Только — псих!</text:p>
      <text:p text:style-name="Обычный"/>
      <text:h text:style-name="Заголовок2" text:outline-level="2">XIII</text:h>
      <text:p text:style-name="P142"/>
      <text:p text:style-name="Обычный">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Обычный">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Обычный">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Обычный">«Ах — письмо! — вдруг вспыхнуло в памяти Ромашова. — Эта странная фраза:<text:s/><text:span text:style-name="T143">несмотря ни на что</text:span><text:s/>…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Обычный">— Дальше! — крикнул он извозчику.</text:p>
      <text:p text:style-name="Обычный">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Обычный">— Ромочка! Куда же это вы? — раздался сзади него веселый, звонкий голос Александры Петровны.</text:p>
      <text:p text:style-name="Обычный">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Обычный">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Обычный">—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Обычный">— Александра Петровна… сегодня ваше письмо так смутило меня. Там есть одна фраза…</text:p>
      <text:p text:style-name="Обычный">—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Обычный">—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Обычный">Она смущенно засмеялась и покачала головой.</text:p>
      <text:p text:style-name="Обычный">—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Обычный">— Вот, позвольте вам… Скромный дар…</text:p>
      <text:p text:style-name="Обычный">—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p>
      <text:p text:style-name="Обычный">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Обычный">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Обычный">— Очень рад, очень рад, — говорил Николаев, идя навстречу Ромашову, — тем лучше. Отчего же вы утром не приехали к пирогу?</text:p>
      <text:p text:style-name="Обычный">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Обычный">«Он меня не любит, — решил быстро про себя Ромашов. — Что он? Сердится? Ревнует? Надоел я ему?»</text:p>
      <text:p text:style-name="Обычный">— Знаете… у нас идет в роте осмотр оружия, — отважно солгал Ромашов.</text:p>
      <text:p text:style-name="Обычный">—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Обычный">Николаев широко улыбнулся и с оскорбительной любезностью потрепал Ромашова по плечу.</text:p>
      <text:p text:style-name="Обычный">—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Обычный">—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Обычный">Он оглянулся и встретился глазами с Шурочкой.</text:p>
      <text:p text:style-name="Обычный">«Спасибо, милый!» — сказал ее теплый, по-прежнему странно-внимательный взгляд.</text:p>
      <text:p text:style-name="Обычный">«Какая она сегодня удивительная!» — подумал Ромашов.</text:p>
      <text:p text:style-name="Обычный">— Ну вот и чудесно. — Николаев посмотрел на часы. — Что ж, господа, — сказал он вопросительно, — можно, пожалуй, и ехать?</text:p>
      <text:p text:style-name="Обычный">— Ехать так ехать, сказал попугай, когда его кот Васька тащил за хвост из клетки! — шутовски воскликнул Олизар.</text:p>
      <text:p text:style-name="Обычный">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Обычный">Маленький Михин отвел Ромашова в сторону.</text:p>
      <text:p text:style-name="Обычный">—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Обычный">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Обычный">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Обычный">Наконец все расселись. Где-то впереди Олизар, паясничая и вертясь на своем старом, ленивом мерине, запел из оперетки:</text:p>
      <text:p text:style-name="P144"/>
      <text:p text:style-name="P145">Сядем в почтовую карету скорей,</text:p>
      <text:p text:style-name="P146">Сядем в почтовую карету поскоре-е-е-ей.</text:p>
      <text:p text:style-name="P147"/>
      <text:p text:style-name="Обычный">— Рысью ма-а-аррш! — скомандовал громовым голосом Осадчий.</text:p>
      <text:p text:style-name="Обычный">Экипажи тронулись.</text:p>
      <text:p text:style-name="Обычный"/>
      <text:h text:style-name="Заголовок2" text:outline-level="2">XIV</text:h>
      <text:p text:style-name="P148"/>
      <text:p text:style-name="Обычный">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Обычный"/>
      <text:p text:style-name="P149"/>
      <text:p text:style-name="P150"/>
      <text:p text:style-name="Обычный">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Обычный">— Мы теперь возлежим, точно древнеримские греки.</text:p>
      <text:p text:style-name="Обычный">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Обычный">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Обычный">— Ну-с, господа… Выпьем же первую чару за здоровье нашей прекрасной хозяйки и дорогой именинницы. Дай ей бог всякого счастья и чин генеральши.</text:p>
      <text:p text:style-name="Обычный">И, высоко подняв кверху большую рюмку, он заревел во всю мочь своей страшной глотки:</text:p>
      <text:p text:style-name="Обычный">— Урра!</text:p>
      <text:p text:style-name="Обычный">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Обычный">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Обычный">Тальман, уже достаточно пьяный, поднялся и закричал сипло, но растроганно:</text:p>
      <text:p text:style-name="Обычный">—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Обычный">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Обычный">— Гимн, гимн! — восторженно потребовала маленькая толстушка Андрусевич.</text:p>
      <text:p text:style-name="Обычный">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Обычный"/>
      <text:p text:style-name="P151"/>
      <text:p text:style-name="P152"/>
      <text:p text:style-name="Обычный">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Обычный">—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Обычный">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Обычный">— Вы сегодня необыкновенны. Что с вами? — спросил он шепотом.</text:p>
      <text:p text:style-name="Обычный">Она вдруг ответила с каким-то наивным и кротким удивлением:</text:p>
      <text:p text:style-name="Обычный">—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Обычный">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Обычный">—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Обычный">— Однако вы не очень распространяйтесь, — заметила шутливо Софья Павловна Тальман.</text:p>
      <text:p text:style-name="Обычный">—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Обычный">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p>
      <text:p text:style-name="Обычный">—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Обычный">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Обычный">— Бек! Сумасшедший! Дикарь! — закричали дамы.</text:p>
      <text:p text:style-name="Обычный">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Обычный">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text:s/><text:span text:style-name="T153">как будто</text:span><text:s text:c="2"/>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Обычный">«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Обычный">Темнело. Тихие лиловые тени от деревьев легли на полянку. Младшая Михина вдруг спохватилась:</text:p>
      <text:p text:style-name="Обычный">— Господа, а что же фиалки? Здесь, говорят, пропасть фиалок. Пойдемте собирать.</text:p>
      <text:p text:style-name="Обычный">— Поздно, — заметил кто-то. — Теперь в траве ничего не увидишь.</text:p>
      <text:p text:style-name="Обычный">— Теперь в траве легче потерять, чем найти, — сказал Диц, скверно засмеявшись.</text:p>
      <text:p text:style-name="Обычный">— Ну, тогда давайте разложим костер, — предложил Андрусевич.</text:p>
      <text:p text:style-name="Обычный">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Обычный">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Обычный">—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Обычный">Он быстро, при общем хохоте, вынул из кармана две новые колоды карт и с треском распечатал их одну за другой.</text:p>
      <text:p text:style-name="Обычный">— Винт, господа? — предложил он. — На свежем воздухе? А?</text:p>
      <text:p text:style-name="Обычный">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Обычный">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Обычный">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Обычный">— Сядем, — сказала Шурочка.</text:p>
      <text:p text:style-name="Обычный">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Обычный">Вдруг она спросила тихим, вздрагивающим голосом:</text:p>
      <text:p text:style-name="Обычный">— Ромочка, хорошо вам?</text:p>
      <text:p text:style-name="Обычный">—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Обычный">— Какая?</text:p>
      <text:p text:style-name="Обычный">Она наклонилась к нему ближе, вглядываясь в его глаза, и все ее лицо стало сразу видимым Ромашову.</text:p>
      <text:p text:style-name="Обычный">—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Обычный">Она тихо засмеялась, и этот низкий, ласковый смех отозвался в груди Ромашова радостной дрожью.</text:p>
      <text:p text:style-name="Обычный">—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Обычный">Ромашов протянул к ней руки, ища ее тела.</text:p>
      <text:p text:style-name="Обычный">— Александра Петровна… Шурочка… Саша! — произнес он умоляюще.</text:p>
      <text:p text:style-name="Обычный">—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Обычный">— О милая! — сказал Ромашов страстно.</text:p>
      <text:p text:style-name="Обычный">—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Обычный">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Обычный">—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Обычный">Шурочка совсем опустилась на землю, оперлась о нее локтем и положила на ладонь голову. Помолчав немного, она продолжала задумчиво:</text:p>
      <text:p text:style-name="Обычный">—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Обычный">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Обычный">— Ромочка… Не надо, — услышал он над собой ее слабый, протяжный и точно ленивый голос.</text:p>
      <text:p text:style-name="Обычный">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Обычный">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Обычный">— Это сказка! — прошептал он тихо одним движением рта.</text:p>
      <text:p text:style-name="Обычный">— Да, милый, сказка…</text:p>
      <text:p text:style-name="Обычный">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Обычный">— Саша… я люблю вас… Я люблю…</text:p>
      <text:p text:style-name="Обычный">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Обычный">— Нет, нет, нет… Мой милый, нет…</text:p>
      <text:p text:style-name="Обычный">—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p>
      <text:p text:style-name="Обычный">Но она говорила шепотом: «нет, нет», тяжело дыша, лежа всем телом на земле. Наконец она заговорила еле слышным голосом, точно с трудом:</text:p>
      <text:p text:style-name="Обычный">—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Обычный">— Я сделаю, я сделаю это! — тихо воскликнул Ромашов. — Будьте только моей. Идите ко мне. Я всю жизнь…</text:p>
      <text:p text:style-name="Обычный">Она перебила его, с ласковой и грустной улыбкой, которую он услышал в ее тоне:</text:p>
      <text:p text:style-name="Обычный">—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Обычный">— Да, я знаю.</text:p>
      <text:p text:style-name="Обычный">— Он говорил тебе? — спросила Шурочка быстро.</text:p>
      <text:p text:style-name="Обычный">— Нет, это вышло случайно. Я знаю.</text:p>
      <text:p text:style-name="Обычный">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Обычный">—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Обычный"/>
      <text:p text:style-name="P154"/>
      <text:p text:style-name="P155"/>
      <text:p text:style-name="Обычный">Когда она говорила, ее голос поминутно вздрагивал, и вздрагивала ее рука, гладившая его голову.</text:p>
      <text:p text:style-name="Обычный">— Тебе холодно? — спросил Ромашов.</text:p>
      <text:p text:style-name="Обычный">— Нет, милый, мне хорошо, — сказала она кротко.</text:p>
      <text:p text:style-name="Обычный">И вдруг с неожиданной, неудержимой страстью она воскликнула:</text:p>
      <text:p text:style-name="Обычный">— Ах, мне так хорошо с тобой, любовь моя!</text:p>
      <text:p text:style-name="Обычный">Тогда он начал робко, неуверенным тоном, взяв ее руку в свою и тихонько прикасаясь к ее тонким пальцам:</text:p>
      <text:p text:style-name="Обычный">— Скажи мне… Прошу тебя. Ты ведь сама говоришь, что не любишь его… Зачем же вы вместе?..</text:p>
      <text:p text:style-name="Обычный">Но она резко приподнялась с земли, села и нервно провела руками по лбу и по щекам, точно просыпаясь.</text:p>
      <text:p text:style-name="Обычный">— Однако поздно. Пойдемте. Еще начнут разыскивать, пожалуй, — сказала она другим, совершенно спокойным голосом.</text:p>
      <text:p text:style-name="Обычный">Они встали с травы и стояли друг против друга молча, слыша дыхание друг друга, глядя в глаза и не видя их.</text:p>
      <text:p text:style-name="Обычный">— Прощай! — вдруг воскликнула она звенящим голосом. — Прощай, мое счастье, мое недолгое счастье!</text:p>
      <text:p text:style-name="Обычный">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Обычный">Потом она с усилием освободилась из его рук и сказала твердо:</text:p>
      <text:p text:style-name="Обычный">— Прощай. Довольно. Теперь пойдем.</text:p>
      <text:p text:style-name="Обычный">Ромашов упал перед ней на траву, почти лег, обнял ее ноги и стал целовать ее колени долгими, крепкими поцелуями.</text:p>
      <text:p text:style-name="Обычный">— Саша, Сашенька! — лепетал он бессмысленно. — Отчего ты не хочешь отдаться мне? Отчего? Отдайся мне!..</text:p>
      <text:p text:style-name="Обычный">— Пойдем, пойдем, — торопила она его. — Да встаньте же, Георгий Алексеевич. Нас хватятся. Пойдемте!</text:p>
      <text:p text:style-name="Обычный">Они пошли по тому направлению, где слышались голоса. У Ромашова подгибались и дрожали ноги и било в виски. Он шатался на ходу.</text:p>
      <text:p text:style-name="Обычный">—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Обычный">Ромашов с недоумением посмотрел на нее.</text:p>
      <text:p text:style-name="Обычный">— Но ведь у вас муж… Это же неизбежно, — сказал он нерешительно.</text:p>
      <text:p text:style-name="Обычный">Шурочка громко рассмеялась. В этом смехе было что-то инстинктивно неприятное, от чего пахнуло холодком в душу Ромашова.</text:p>
      <text:p text:style-name="Обычный">—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Обычный">Он растерянно пожал плечами. Ему стало как будто неловко за свою наивность.</text:p>
      <text:p text:style-name="Обычный">— Извините… но я должен сознаться… честное слово…</text:p>
      <text:p text:style-name="Обычный">—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Обычный">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Обычный">— Ну, а если я возьму себя в руки? — спросил Ромашов. — Если я достигну того же, чего хочет твой муж, или еще большего? Тогда?</text:p>
      <text:p text:style-name="Обычный">Она прижалась крепко к его плечу щекой и ответила порывисто:</text:p>
      <text:p text:style-name="Обычный">— Тогда — да. Да, да, да…</text:p>
      <text:p text:style-name="Обычный">Они уже вышли на поляну. Стал виден весь костер и маленькие черные фигуры людей вокруг него.</text:p>
      <text:p text:style-name="Обычный">—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p>
      <text:p text:style-name="Обычный">Он остановился изумленный, растерянный.</text:p>
      <text:p text:style-name="Обычный">— Почему же? О Саша!..</text:p>
      <text:p text:style-name="Обычный">— Идемте, идемте… Я не знаю,<text:s/><text:span text:style-name="T156">кто</text:span><text:s text:c="2"/>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Обычный">— Саша! — умоляюще простонал Ромашов, протягивая к ней руки.</text:p>
      <text:p text:style-name="Обычный">—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Обычный">— Хорошо, — произнес печально Ромашов.</text:p>
      <text:p text:style-name="Обычный">—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Обычный">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Обычный">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Обычный">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Обычный">«Его красивое лицо было подернуто облаком скорби».</text:p>
      <text:p text:style-name="Обычный"/>
      <text:h text:style-name="Заголовок2" text:outline-level="2">XV</text:h>
      <text:p text:style-name="P157"/>
      <text:p text:style-name="Обычный">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Обычный">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Обычный">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158"/>
      <text:p text:style-name="P159">Для расейского солдата</text:p>
      <text:p text:style-name="P160">Пули, бонбы ничего,</text:p>
      <text:p text:style-name="P161">С ними он запанибрата,</text:p>
      <text:p text:style-name="P162">Все безделки для него.</text:p>
      <text:p text:style-name="P163"/>
      <text:p text:style-name="Обычный">А потом играли на гармонии плясовую, и фельдфебель командовал:</text:p>
      <text:p text:style-name="Обычный">— Грегораш, Скворцов, у круг! Пляши, сукины дети!.. Веселись!</text:p>
      <text:p text:style-name="Обычный">Они плясали, но в этой пляске, как и в пении, было что-то деревянное, мертвое, от чего хотелось плакать.</text:p>
      <text:p text:style-name="Обычный">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Обычный"/>
      <text:p text:style-name="Обычный">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Обычный">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Обычный">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Обычный">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Обычный">— В приказе сказано собраться к десяти. Теперь без трех минут десять. Я не считаю себя вправе морить людей зря.</text:p>
      <text:p text:style-name="Обычный">— Не разговарива-а-ать! — завопил Лех, махая руками и задерживая лошадь. — Прошу, гето, молчать, когда вам делают замечания по службе-е!..</text:p>
      <text:p text:style-name="Обычный">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Обычный">— Гет-то, что за безобразие! Гето, базар устроили? Мелочную лавочку? Гето, на охоту ехать — собак кормить? О чем раньше думали! Одеваться-а!</text:p>
      <text:p text:style-name="Обычный">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Обычный">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Обычный">— Здорово, красавцы-ы-ы!..</text:p>
      <text:p text:style-name="Обычный">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Обычный">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Обычный">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Обычный">— Смиррна! Желонеры, по места-ам! — скомандовал Шульгович.</text:p>
      <text:p text:style-name="Обычный">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Обычный">— По-олк, слуш-а-ай! На крра-а-а…</text:p>
      <text:p text:style-name="Обычный">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Обычный">— …ул!..</text:p>
      <text:p text:style-name="Обычный">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Обычный">Шульгович, держа обнаженную шашку у самого лица, тяжелым галопом поскакал навстречу.</text:p>
      <text:p text:style-name="Обычный">Сквозь грубо-веселые, воинственные звуки музыки послышался спокойный, круглый голос генерала:</text:p>
      <text:p text:style-name="Обычный">— Здорово, первая рота!</text:p>
      <text:p text:style-name="Обычный">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Обычный">— Здорово, шестая!</text:p>
      <text:p text:style-name="Обычный">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Обычный">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Обычный">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Обычный">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Обычный">— Капитан Осадчий! Выводите роту-у! Жива-а!..</text:p>
      <text:p text:style-name="Обычный">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Обычный">— Рота, на плечо! Равнение на середину, шагом марш!</text:p>
      <text:p text:style-name="Обычный">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Обычный">Но не успела первая рота сделать и пятидесяти шагов, как раздался нетерпеливый окрик корпусного командира:</text:p>
      <text:p text:style-name="Обычный">—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Обычный">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Обычный">— Небось людей совсем задергали шагистикой. Эх, вы, Аники-воины. А спроси у вас… да вот, позвольте, как этого молодчика фамилия?</text:p>
      <text:p text:style-name="Обычный">Генерал показал пальцем на второго от правого фланга солдата.</text:p>
      <text:p text:style-name="Обычный">— Игнатий Михайлов, ваше превосходительство, — безучастным солдатским деревянным басом ответил Осадчий.</text:p>
      <text:p text:style-name="Обычный">— Хорошо-с. А что вы о нем знаете? Холост он? Женат? Есть у него дети? Может быть, у него есть там в деревне какое-нибудь горе? Беда? Нуждишка? Что?</text:p>
      <text:p text:style-name="Обычный">— Не могу знать, ваше превосходительство. Сто человек. Трудно запомнить.</text:p>
      <text:p text:style-name="Обычный">—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Обычный">И, мгновенно раздражаясь, перебирая нервно и без нужды поводья, генерал закричал через голову Осадчего на полкового командира:</text:p>
      <text:p text:style-name="Обычный">— Полковник, уберите эту роту. И смотреть не буду. Уберите, уберите сейчас же! Петрушки! Картонные паяцы! Чугунные мозги!</text:p>
      <text:p text:style-name="Обычный">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Обычный">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Обычный">— Вот объяви мне кто-нибудь претензию! Я ему потом таку объявлю претензию!</text:p>
      <text:p text:style-name="Обычный">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Обычный">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Обычный">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Обычный">—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Обычный">— Тошно так, ваше превосходительство, Михаила Борийчук! — весело, с довольной детской улыбкой крикнул солдат.</text:p>
      <text:p text:style-name="Обычный">— Ишь ты, а я думал, Коваль. Ну, значит, ошибся, — пошутил генерал. — Ничего не поделаешь. Не удалось… — прибавил он веселую, циничную фразу.</text:p>
      <text:p text:style-name="Обычный">Лицо солдата совсем расплылось в глупой и радостной улыбке.</text:p>
      <text:p text:style-name="Обычный">— Никак нет, ваше превосходительство! — крикнул он еще громче. — Так что у себя в деревне займался кузнечным мастерством. Ковалем был.</text:p>
      <text:p text:style-name="Обычный">— А, вот видишь! — генерал дружелюбно кивнул головой. Он гордился своим знанием солдата. — Что, капитан, он у вас хороший солдат?</text:p>
      <text:p text:style-name="Обычный">— Очень хороший. У меня все они хороши, — ответил Стельковский своим обычным, самоуверенным тоном.</text:p>
      <text:p text:style-name="Обычный">Брови генерала сердито дрогнули, но губы улыбнулись, и от этого все его лицо стало добрым и старчески-милым.</text:p>
      <text:p text:style-name="Обычный">— Ну, это вы, капитан, кажется, того… Есть же штрафованные?</text:p>
      <text:p text:style-name="Обычный">— Ни одного, ваше превосходительство. Пятый год ни одного.</text:p>
      <text:p text:style-name="Обычный">Генерал грузно нагнулся на седле и протянул Стельковскому свою пухлую руку в белой незастегнутой перчатке.</text:p>
      <text:p text:style-name="Обычный">—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Обычный">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Обычный">—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Обычный">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Обычный">— Ну, это… недоноски какие-то.</text:p>
      <text:p text:style-name="Обычный">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Обычный">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Обычный">— Полк, смиррна-а… Музыканты, на лннию-у! — донеслась издали команда Шульговича.</text:p>
      <text:p text:style-name="Обычный">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Обычный">Шульговича не было видно. Опять докатился его зычный, разливающийся голос:</text:p>
      <text:p text:style-name="Обычный">— Полк, на плечо-о-о!..</text:p>
      <text:p text:style-name="Обычный">Четверо батальонных командиров, повернувшись на лошадях к своим частям, скомандовали вразброд:</text:p>
      <text:p text:style-name="Обычный">— Батальон, на пле… — и напряженно впились глазами в полкового командира.</text:p>
      <text:p text:style-name="Обычный">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Обычный">— …чо!</text:p>
      <text:p text:style-name="Обычный">Полк с глухим дребезгом нестройно вскинул ружья. Где-то залязгали штыки.</text:p>
      <text:p text:style-name="Обычный">Тогда Шульгович, преувеличенно растягивая слова, торжественно, сурово, радостно и громко, во всю мочь своих огромных легких, скомандовал:</text:p>
      <text:p text:style-name="Обычный">— К це-ре-мо-ни-аль-но-му маршу-у!..</text:p>
      <text:p text:style-name="Обычный">Теперь уже все шестнадцать ротных командиров невпопад и фальшиво, разными голосами запели:</text:p>
      <text:p text:style-name="Обычный">— К церемониальному маршу!</text:p>
      <text:p text:style-name="Обычный">И где-то, в хвосте колонны, один отставший ротный крикнул, уже после других, заплетающимся и стыдливым голосом, не договаривая команды:</text:p>
      <text:p text:style-name="Обычный">— К цериальному… — и тотчас же робко оборвался.</text:p>
      <text:p text:style-name="Обычный">— Попо-лу-ротна-а! — раскатился Шульгович.</text:p>
      <text:p text:style-name="Обычный">— Пополуротно! — тотчас же подхватили ротные.</text:p>
      <text:p text:style-name="Обычный">— На двух-взво-одную дистанцию! — заливался Шульгович.</text:p>
      <text:p text:style-name="Обычный">— На двухвзводную дистанцию!..</text:p>
      <text:p text:style-name="Обычный">— Ра-внение на-права-а!</text:p>
      <text:p text:style-name="Обычный">— Равнение направо! — повторило многоголосое пестрое эхо.</text:p>
      <text:p text:style-name="Обычный">Шульгович выждал две-три секунды и отрывисто бросил:</text:p>
      <text:p text:style-name="Обычный">— Первая полурота — шагом!</text:p>
      <text:p text:style-name="Обычный">Глухо доносясь сквозь плотные ряды, низко стелясь по самой земле, раздалась впереди густая команда Осадчего:</text:p>
      <text:p text:style-name="Обычный">— Пер-рвая полурота. Равнение направо. Шагом… арш!</text:p>
      <text:p text:style-name="Обычный">Дружно загрохотали впереди полковые барабанщики.</text:p>
      <text:p text:style-name="Обычный">Видно было сзади, как от наклонного леса штыков отделилась правильная длинная линия и равномерно закачалась в воздухе.</text:p>
      <text:p text:style-name="Обычный">— Вторая полурота, прямо! — услыхал Ромашов высокий бабий голос Арчаковского.</text:p>
      <text:p text:style-name="Обычный">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Обычный">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Обычный">— П-первая полурота… п-прямо!</text:p>
      <text:p text:style-name="Обычный">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Обычный">— Втор-ая полуро-ота-а…</text:p>
      <text:p text:style-name="Обычный">«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Обычный">— Пряма!</text:p>
      <text:p text:style-name="Обычный">И, уже повернувшись, точно на пружине, на одной ноге, он, не оборачиваясь назад, добавляет певуче и двумя тонами ниже:</text:p>
      <text:p text:style-name="Обычный">— Ра-авне-ние направа-а!</text:p>
      <text:p text:style-name="Обычный">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Обычный">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Обычный">Но первая полурота уже вступила в эту черту.</text:p>
      <text:p text:style-name="Обычный">—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Обычный">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Обычный">«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Обычный"/>
      <text:p text:style-name="P164"/>
      <text:p text:style-name="P165"/>
      <text:p text:style-name="Обычный">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Обычный">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Обычный">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Обычный">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Обычный">—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Обычный">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Обычный">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Обычный">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Обычный">— С-сегодня же из-звольте подать рапорт о п-переводе в другую роту.</text:p>
      <text:p text:style-name="Обычный">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Обычный">— Пойдем покурим, Юрий Алексеевич, — сказал Веткин.</text:p>
      <text:p text:style-name="Обычный">И, чмокнув языком и качнув головой, он прибавил с досадой:</text:p>
      <text:p text:style-name="Обычный">— Эх, голубчик!..</text:p>
      <text:p text:style-name="Обычный">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Обычный">— Нет уж… что уж тут… я не хочу…</text:p>
      <text:p text:style-name="Обычный">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Обычный">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Обычный">«Ты смешной, презренный, гадкий человек! — крикнул он самому себе мысленно. — Знайте же все, что я сегодня застрелюсь!»</text:p>
      <text:p text:style-name="Обычный">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Обычный">— Господа офицеры, к корпусному командиру! — пронеслось по рядам.</text:p>
      <text:p text:style-name="Обычный">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Обычный">—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Обычный">«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p>
      <text:p text:style-name="Обычный">—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Обычный">—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Обычный">— Нет, уж зачем! — сухо оборвал его генерал. — Премного благодарен, я приглашен сегодня к графу Ледоховскому.</text:p>
      <text:p text:style-name="Обычный">Сквозь широкую дорогу, очищенную офицерами, он галопом поскакал к полку. Люди сами, без приказания, встрепенулись, вытянулись и затихли.</text:p>
      <text:p text:style-name="Обычный">— Спасибо, N-цы! — твердо и приветливо крикнул генерал. — Даю вам два дня отдыха. А теперь… — он весело возвысил голос, — по палаткам бегом марш! Ура!</text:p>
      <text:p text:style-name="Обычный">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Обычный"/>
      <text:p text:style-name="Обычный">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Обычный">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Обычный">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Обычный"/>
      <text:h text:style-name="Заголовок2" text:outline-level="2">XVI</text:h>
      <text:p text:style-name="P166"/>
      <text:p text:style-name="Обычный">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Обычный">«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Обычный">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p>
      <text:p text:style-name="Обычный">— Я нарочно ждал вас здесь, Юрий Алексеич, — сказал Николаев, глядя куда-то вдаль, на лагерь, через плечо Ромашова.</text:p>
      <text:p text:style-name="Обычный">—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Обычный">— Я вас не задержу, мне только два слова, — сказал Николаев.</text:p>
      <text:p text:style-name="Обычный">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Обычный">— Так пойдемте?</text:p>
      <text:p text:style-name="Обычный">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Обычный">— Я прежде всего должен поставить вопрос: относитесь ли вы с должным уважением к моей жене… к Александре Петровне?</text:p>
      <text:p text:style-name="Обычный">— Я не понимаю, Владимир Ефимович… — возразил Ромашов. — Я, с своей стороны, тоже должен спросить вас…</text:p>
      <text:p text:style-name="Обычный">—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Обычный">Ромашов оступился в рыхлую землю, неуклюже споткнулся и пробормотал стыдливо:</text:p>
      <text:p text:style-name="Обычный">— Поверьте, я всегда буду благодарен вам и Александре Петровне…</text:p>
      <text:p text:style-name="Обычный">—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Обычный">Он злобно заскрипел зубами и сплюнул.</text:p>
      <text:p text:style-name="Обычный">— Я знаю, кто писал, — тихо сказал Ромашов, отворачиваясь в сторону.</text:p>
      <text:p text:style-name="Обычный">— Знаете?</text:p>
      <text:p text:style-name="Обычный">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Обычный">—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Обычный">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Обычный">— Я попрошу вас не кричать на меня, — глухо и протяжно произнес Ромашов. — Говорите приличнее, я не позволю вам кричать.</text:p>
      <text:p text:style-name="Обычный">—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Обычный">— Хорошо, я сделаю все, что могу, — сухо ответил Ромашов.</text:p>
      <text:p text:style-name="Обычный">Он повернулся и пошел вперед, посередине тропинки. Николаев тотчас же догнал его.</text:p>
      <text:p text:style-name="Обычный">—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Обычный">— Да? — полувопросительно произнес Ромашов.</text:p>
      <text:p text:style-name="Обычный">—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Обычный">—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Обычный">— Да… так вот… — сказал неопределенно Николаев и смущенно замолчал.</text:p>
      <text:p text:style-name="Обычный">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Обычный">Наконец около первых домов города им попался навстречу извозчик. Николаев окликнул его.</text:p>
      <text:p text:style-name="Обычный">— Да… так вот… — опять нелепо промолвил он, обращаясь к Ромашову. — Итак, до свидания, Юрий Алексеевич.</text:p>
      <text:p text:style-name="Обычный">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Обычный">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Обычный">— Твоя не обедал? — спрашивал он с участливой фамильярностью. — Небось голодный? Сейчас побежу в собранию, принесу тебе обед.</text:p>
      <text:p text:style-name="Обычный">—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Обычный">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Обычный">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p>
      <text:p text:style-name="Обычный">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Обычный">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Обычный">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Обычный">— В-вся рота идет, к-как один ч-человек — ать! ать! ать! — говорил Слива, плавно подымая и опуская протянутую ладонь, — а<text:s/><text:span text:style-name="T167">оно одно</text:span><text:s/>,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Обычный">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Обычный">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Обычный">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Обычный">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Обычный">«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Обычный">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Обычный">Он вздохнул и утомленной походкой, низко опустив голову, побрел дальше.</text:p>
      <text:p text:style-name="Обычный">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Обычный">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Обычный">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Обычный">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Обычный">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Обычный">«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text:s/><text:span text:style-name="T168">мы</text:span><text:s text:c="2"/>его убийцы!“</text:p>
      <text:p text:style-name="Обычный">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Обычный">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text:s/><text:span text:style-name="T169">там</text:span><text:s/>!»</text:p>
      <text:p text:style-name="Обычный">Слезы выступили на глаза, но Ромашов не вытирал их. Было так отрадно воображать себя оплакиваемым, несправедливо обиженным!</text:p>
      <text:p text:style-name="Обычный">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Обычный">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Обычный">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Обычный">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Обычный">—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Обычный">Но ему стало страшно, и он зашептал поспешно и горячо:</text:p>
      <text:p text:style-name="Обычный">— Нет, нет, добрый, милый, прости меня, прости меня! Я не стану больше.</text:p>
      <text:p text:style-name="Обычный">— И он прибавил с кроткой, обезоруживающей покорностью: — Делай со мной все, что тебе угодно. Я всему повинуюсь с благодарностью.</text:p>
      <text:p text:style-name="Обычный">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Обычный">«Где ты ту-ут?» — сердито и торопливо закричал паровоз.</text:p>
      <text:p text:style-name="Обычный">А другой подхватил низким тоном, протяжно и с угрозой:</text:p>
      <text:p text:style-name="Обычный">«Я — ва-ас!»</text:p>
      <text:p text:style-name="Обычный">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Обычный">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Обычный">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Обычный">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Обычный">— Хлебников! Ты? — окликнул его Ромашов.</text:p>
      <text:p text:style-name="Обычный">— Ах! — вскрикнул солдат и вдруг, остановившись, весь затрепетал на одном месте от испуга.</text:p>
      <text:p text:style-name="Обычный">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Обычный">— Куда ты, голубчик? Что с тобой? — спросил ласково Ромашов и, сам не зная зачем, положил обе руки на плечи солдату.</text:p>
      <text:p text:style-name="Обычный">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Обычный">— Тебя били? Да? Ну, скажи же. Да? Сядь здесь, сядь со мною.</text:p>
      <text:p text:style-name="Обычный">Он потянул Хлебникова за рукав вниз. Солдат, точно складной манекен, как-то нелепо-легко и послушно упал на мокрую траву, рядом с подпоручиком.</text:p>
      <text:p text:style-name="Обычный">— Куда ты шел? — спросил Ромашов.</text:p>
      <text:p text:style-name="Обычный">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Обычный">—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Обычный">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Обычный">—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Обычный">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Обычный">—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Обычный">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Обычный">— Брат мой!</text:p>
      <text:p text:style-name="Обычный">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Обычный">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Обычный">Ромашов приказал ему сейчас же сменить Хлебникова с дневальства. Шаповаленко пробовал было возражать:</text:p>
      <text:p text:style-name="Обычный">— Так что, ваше благородие, им еще не подошла смена!..</text:p>
      <text:p text:style-name="Обычный">—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Обычный">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Обычный">—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Обычный">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Обычный">— Ты! Старый обманщик! Если ты что-нибудь можешь и смеешь, то… ну вот: сделай так, чтобы я сейчас сломал себе ногу.</text:p>
      <text:p text:style-name="Обычный">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Обычный"/>
      <text:h text:style-name="Заголовок2" text:outline-level="2">XVII</text:h>
      <text:p text:style-name="P170"/>
      <text:p text:style-name="Обычный">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Обычный">Солдат Хлебников зашел к нему, но лишь по второму напоминанию. Потом он стал заходить чаще.</text:p>
      <text:p text:style-name="Обычный">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Обычный">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Обычный">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Обычный">— От-т из-звольте. Либералы п-пошли. Развращают роту. Их д-драть, подлецов, надо, а они с-сюсюкают с ними.</text:p>
      <text:p text:style-name="Обычный">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Обычный">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Обычный">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Обычный">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Обычный">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Обычный">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Обычный">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Обычный">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Обычный">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Обычный">— Спи, моя прекрасная, спи, любовь моя. Я — возле, я стерегу тебя!</text:p>
      <text:p text:style-name="Обычный">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Обычный">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p>
      <text:p text:style-name="Обычный">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Обычный">На другой день он получил от Шурочки короткую сердитую записку:</text:p>
      <text:p text:style-name="P171"/>
      <text:p text:style-name="P172">«Не смейте никогда больше этого делать. Нежности во вкусе Ромео и Джульетты смешны, особенно если они происходят в пехотном армейском полку».</text:p>
      <text:p text:style-name="P173"/>
      <text:p text:style-name="Обычный">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Обычный"/>
      <text:h text:style-name="Заголовок2" text:outline-level="2">XVIII</text:h>
      <text:p text:style-name="P174"/>
      <text:p text:style-name="Обычный">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Обычный">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Обычный">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Обычный">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Обычный">Вдруг у крыльца его дома чей-то голос запел громко, с воодушевлением, но фальшиво:</text:p>
      <text:p text:style-name="P175"/>
      <text:p text:style-name="P176">Бесятся кони, бренчат мундштуками,</text:p>
      <text:p text:style-name="P177">Пенятся, рвутся, храпя-а-ат…</text:p>
      <text:p text:style-name="P178"/>
      <text:p text:style-name="Обычный">С грохотом распахнулись обе входные двери, и в комнату ввалился Веткин. С трудом удерживая равновесие, он продолжал петь:</text:p>
      <text:p text:style-name="P179"/>
      <text:p text:style-name="P180">Барыни, барышни взором отчаянным</text:p>
      <text:p text:style-name="P181">Вслед уходящим глядят.</text:p>
      <text:p text:style-name="P182"/>
      <text:p text:style-name="Обычный">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Обычный">— Р-ромуальд! Анахорет сирийский, дай я тебя лобзну! — завопил он на всю комнату. — Ну, чего ты киснешь? Пойдем, брат. Там весело: играют, поют. Пойдем!</text:p>
      <text:p text:style-name="Обычный">Он крепко и продолжительно поцеловал Ромашова в губы, смочив его лицо своими усами.</text:p>
      <text:p text:style-name="Обычный">— Ну, будет, будет, Павел Павлович, — слабо сопротивлялся Ромашов, — к чему телячьи восторги?</text:p>
      <text:p text:style-name="Обычный">—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Обычный">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Обычный">— Постой, зачем я к тебе пришел?.. — кричал Веткин, икая и пошатываясь.</text:p>
      <text:p text:style-name="Обычный">—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Обычный">— Зачем это, Павел Павлович? Спрячьте.</text:p>
      <text:p text:style-name="Обычный">—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Обычный">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Обычный">— Будет, Павел Павлович, не стоит, — слабо останавливал его Ромашов.</text:p>
      <text:p text:style-name="Обычный">— Э, чепуха! Какой-то шпак. Вот мы его сейчас поставим на табуретку. Стой смирно, каналья! — погрозил Веткин пальцем на бюст. — Слышишь? Я тебе задам!</text:p>
      <text:p text:style-name="Обычный">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Обычный">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Обычный">—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Обычный">— Павел Павлович, право ж, не стоит, право же, лучше не нужно, — бессильно умолял его Ромашов.</text:p>
      <text:p text:style-name="Обычный">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Обычный"/>
      <text:p text:style-name="Обычный">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Обычный">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Обычный">— Господа, поедемте к девочкам, — предложил кто-то. — Поедемте все к Шлейферше.</text:p>
      <text:p text:style-name="Обычный">— К Шлейферше, к Шлейферше. Ура!</text:p>
      <text:p text:style-name="Обычный">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Обычный">— Врешь, Веткин, я знаю, брат, куда мы едем, — сказал он с пьяным лукавством. — Ты, брат, меня везешь к женщинам. Я, брат, знаю.</text:p>
      <text:p text:style-name="Обычный">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Обычный">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Обычный">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Обычный">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Обычный">— Куда мы едем? — спросил опять Ромашов.</text:p>
      <text:p text:style-name="Обычный">— В Завалье! — крикнул сидевший впереди, и Ромашов с удивлением подумал: «Ах, да ведь это поручик Епифанов. Мы едем к Шлейферше».</text:p>
      <text:p text:style-name="Обычный">— Неужели вы ни разу не были? — спросил Веткин.</text:p>
      <text:p text:style-name="Обычный">— Убирайтесь вы оба к черту! — крикнул Ромашов.</text:p>
      <text:p text:style-name="Обычный">Но Епифанов смеялся и говорил:</text:p>
      <text:p text:style-name="Обычный">— Послушайте, Юрий Алексеич, хотите, мы шепнем, что вы в первый раз в жизни? А? Ну, миленький, ну, душечка. Они это любят. Что вам стоит?</text:p>
      <text:p text:style-name="Обычный">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Обычный">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Обычный">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Обычный">— Мужчина, что вы такой скучный? Пойдемте в комнату, — сказала она низким голосом.</text:p>
      <text:p text:style-name="Обычный">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Обычный">— Как вас зовут?</text:p>
      <text:p text:style-name="Обычный">— Меня? Мальвиной. — Она равнодушно отвернулась от офицера и заболтала ногами. — Угостите папиросочкой.</text:p>
      <text:p text:style-name="Обычный">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Обычный">— К черту шпаков! Сейчас же вон! Фить!</text:p>
      <text:p text:style-name="Обычный">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p>
      <text:p text:style-name="Обычный">У чиновника была на лице бледная насильственная улыбка, и он говорил искательным тоном, но стараясь держать себя развязно:</text:p>
      <text:p text:style-name="Обычный">— Позвольте, господа… разделить компанию. Вы же меня знаете, господа… Я же Дубецкий, господа… Мы, господа, вам не помешаем.</text:p>
      <text:p text:style-name="Обычный">— В тесноте, да не в обиде, — сказал брат судебного пристава и захохотал напряженно.</text:p>
      <text:p text:style-name="Обычный">— Во-он! — закричал Бек-Агамалов. — Марш!</text:p>
      <text:p text:style-name="Обычный">— Господа, выставляйте шпаков! — захохотал Арчаковский.</text:p>
      <text:p text:style-name="Обычный"/>
      <text:p text:style-name="P183"/>
      <text:p text:style-name="P184"/>
      <text:p text:style-name="Обычный">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Обычный">— Я этого так тебе не оставлю! Мы командиру полка будем жаловаться. Я губернатору напишу. Опричники!</text:p>
      <text:p text:style-name="Обычный">— У-лю-лю-лю-лю! Ату их! — вопил тонким фальцетом. Веткин, высунувшись из окна.</text:p>
      <text:p text:style-name="Обычный">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185"/>
      <text:p text:style-name="P186">Когда заболеешь чахоткой навсегда,</text:p>
      <text:p text:style-name="P187">Станешь бледный, как эта стена, —</text:p>
      <text:p text:style-name="P188">Кругом тебя доктора.</text:p>
      <text:p text:style-name="P189"/>
      <text:p text:style-name="Обычный">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Обычный">— Да, господа… да будет же. Кто это там? Что за свинство!</text:p>
      <text:p text:style-name="Обычный">—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Обычный">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Обычный">— Все вон отсюда! Никого не хочу! — бешено кричал Бек-Агамалов.</text:p>
      <text:p text:style-name="Обычный">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Обычный">Он точно потерял человеческие слова и ревел, как взбесившийся зверь, ужасным вибрирующим голосом:</text:p>
      <text:p text:style-name="Обычный">— А-а-а-а!</text:p>
      <text:p text:style-name="Обычный">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Обычный">— Зарублю-у-у-у! — кричал Бек-Агамалов, скрипя зубами.</text:p>
      <text:p text:style-name="Обычный"/>
      <text:p text:style-name="P190"/>
      <text:p text:style-name="P191"/>
      <text:p text:style-name="Обычный">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Обычный">Но вдруг раздался чей-то пронзительный, неестественно-наглый крик:</text:p>
      <text:p text:style-name="Обычный">— Дурак! Хам!</text:p>
      <text:p text:style-name="Обычный">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Обычный">— Дурак! Хам! Холуй! И никто тебя не боится! Дурак, дурак, дурак, дурак!..</text:p>
      <text:p text:style-name="Обычный">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Обычный">— Замолчи! — бросил он хрипло, точно выплюнул.</text:p>
      <text:p text:style-name="Обычный">— Дурак! Болван! Армяшка! Не замолчу! Дурак! Дурак! — выкрикивала женщина, содрогаясь всем телом при каждом крике.</text:p>
      <text:p text:style-name="Обычный">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Обычный">— Ты не замолчишь? Я тебя в последний…</text:p>
      <text:p text:style-name="Обычный">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Обычный">— Пусти! — хрипло выдавил из себя Бек-Агамалов.</text:p>
      <text:p text:style-name="Обычный">— Бек, ты не ударишь женщину, — сказал Ромашов спокойно. — Бек, тебе будет на всю жизнь стыдно. Ты не ударишь.</text:p>
      <text:p text:style-name="Обычный">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Обычный">— Пусти! — еще раз крикнул Бек-Агамалов с ненавистью и рванул руку.</text:p>
      <text:p text:style-name="Обычный">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Обычный">— Простите меня… Но ведь вы сами потом скажете мне спасибо.</text:p>
      <text:p text:style-name="Обычный">Бек-Агамалов резко со стуком вбросил шашку в ножны.</text:p>
      <text:p text:style-name="Обычный">— Ладно! К черту! — крикнул он сердито, но уже с долей притворства и смущения. — Мы с вами еще разделаемся. Вы не имеете права!..</text:p>
      <text:p text:style-name="Обычный">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Обычный">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Обычный">— Ну, господа, ну, кто мне заплатит за все: за зеркало, за стол, за напитки и за девочек?</text:p>
      <text:p text:style-name="Обычный">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Обычный">К нему подошел Бек-Агамалов и взял его под руку.</text:p>
      <text:p text:style-name="Обычный">— Ромашов, садитесь со мной, — предложил он, — хорошо?</text:p>
      <text:p text:style-name="Обычный">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Обычный"/>
      <text:h text:style-name="Заголовок2" text:outline-level="2">XIX</text:h>
      <text:p text:style-name="P192"/>
      <text:p text:style-name="Обычный">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Обычный">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Обычный">— Веткин, идите петь! — крикнул Осадчий через головы товарищей.</text:p>
      <text:p text:style-name="Обычный">— Сп-о-ем-те что-ни-и-будь! — запел Веткин на мотив церковного антифона.</text:p>
      <text:p text:style-name="Обычный">— Спо-ем-те что-ни-будь. Споемте что-о-ни-и-будь! — подхватили громко остальные.</text:p>
      <text:p text:style-name="Обычный">—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p>
      <text:p text:style-name="Обычный">— Совайся, Ничи-поре, со-о-вайся, — тихо, полными аккордами ответил ему хор, весь сдержанный и точно согретый мягкой октавой Осадчего.</text:p>
      <text:p text:style-name="Обычный">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Обычный">—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Обычный">— Как бога-тый мужик ест пунш гля-се… — продолжал вычитывать Веткин.</text:p>
      <text:p text:style-name="Обычный">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Обычный">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Обычный">— Боже мой, что вы тут делаете? — спросил Ромашов испуганно.</text:p>
      <text:p text:style-name="Обычный">— Т-ссс! — Золотухин таинственно, с предостерегающим видом поднял палец кверху. — Подождите. Не мешайте.</text:p>
      <text:p text:style-name="Обычный">— Тихо! — коротко шепотом сказал Клодт.</text:p>
      <text:p text:style-name="Обычный">Вдруг где-то вдалеке загрохотала телега. Тогда оба торопливо подняли стаканы, стукнулись ими и одновременно выпили.</text:p>
      <text:p text:style-name="Обычный">— Да что же это такое наконец?! — воскликнул в тревоге Ромашов.</text:p>
      <text:p text:style-name="Обычный">—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Обычный">—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Обычный">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Обычный">Ромашов всплеснул руками и схватился за голову.</text:p>
      <text:p text:style-name="Обычный">— Господа, ради бога, оставьте: это страшно, — сказал он с тоскою.</text:p>
      <text:p text:style-name="Обычный">—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Обычный">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Обычный">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Обычный">Веткин стоял уже на столе и пел высоким чувствительным тенором:</text:p>
      <text:p text:style-name="P193"/>
      <text:p text:style-name="P194">Бы-ы-стры, как волны-ы,</text:p>
      <text:p text:style-name="P195">Дни-и нашей жиз-ии…</text:p>
      <text:p text:style-name="P196"/>
      <text:p text:style-name="Обычный">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197"/>
      <text:p text:style-name="P198">Умрешь, похоронят,</text:p>
      <text:p text:style-name="P199">Как не жил на свете… —</text:p>
      <text:p text:style-name="P200"/>
      <text:p text:style-name="Обычный">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Обычный">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Обычный">— «В путь узкий ходшие прискорбный вси — житие, яко ярем, вземшие…»</text:p>
      <text:p text:style-name="Обычный">— Да будет вам! — заметил кто-то скучающим тоном. — Вот прицепились вы к этой панихиде. В десятый раз.</text:p>
      <text:p text:style-name="Обычный">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Обычный">— «И мне последовавшие верою приидите, насладитеся, яже уготовах вам почестей и венцов небесных…»</text:p>
      <text:p text:style-name="Обычный">И тотчас же Арчаковский, знавший службу не хуже любого дьякона, подхватил возглас:</text:p>
      <text:p text:style-name="Обычный">— Рцем вси от всея души…</text:p>
      <text:p text:style-name="Обычный">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Обычный">—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Обычный">Ромашов вскочил и бешено, изо всей силы ударил кулаком по столу.</text:p>
      <text:p text:style-name="Обычный">—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Обычный">Среди общего мгновенного молчания только один чей-то голос промолвил с недоумением:</text:p>
      <text:p text:style-name="Обычный">— Он пьян?</text:p>
      <text:p text:style-name="Обычный">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Обычный">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Обычный">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Обычный">— Сами позорите полк! Не смейте ничего говорить. Вы — и разные Назанские! Без году неделя!..</text:p>
      <text:p text:style-name="Обычный">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Обычный">— А при чем же здесь Назанский? Или у вас есть особые, таинственные причины быть им недовольным?</text:p>
      <text:p text:style-name="Обычный">— Я вам в морду дам! Подлец, сволочь! — закричал Николаев высоким лающим голосом. — Хам!</text:p>
      <text:p text:style-name="Обычный">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Обычный">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Обычный">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Обычный">— Я ему… еще покажу!.. Вызываю его!..</text:p>
      <text:p text:style-name="Обычный">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Обычный">— Как старший, приказываю вам, господа, немедленно разойтись. Слышите, господа, сейчас же. Обо всем будет мною утром подан рапорт командиру полка.</text:p>
      <text:p text:style-name="Обычный">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Обычный">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Обычный"/>
      <text:h text:style-name="Заголовок2" text:outline-level="2">XX</text:h>
      <text:p text:style-name="P201"/>
      <text:p text:style-name="Обычный">В тот же день — это было в среду — Ромашов получил короткую официальную записку:</text:p>
      <text:p text:style-name="P202"/>
      <text:p text:style-name="P203">«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204">Председатель суда подполковник Мигунов<text:span text:style-name="T205"><text:s/>».</text:span></text:p>
      <text:p text:style-name="P206"/>
      <text:p text:style-name="Обычный">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Обычный">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Обычный">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Обычный">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Обычный">— Не оглядывайтесь назад! Сидите спокойно. Слушайте.</text:p>
      <text:p text:style-name="Обычный">Это говорил Николаев. Газета задрожала в руках Ромашова.</text:p>
      <text:p text:style-name="Обычный">—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Обычный">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Обычный">— Ваше благородие, — вырос вдруг перед ним вестовой, — их высокоблагородие просят вас пожаловать.</text:p>
      <text:p text:style-name="Обычный">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Обычный">Председатель положил обе большие белые, полные руки ладонями вверх на сукно стола и, разглядывая их поочередно, начал деревянным тоном:</text:p>
      <text:p text:style-name="Обычный">—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Обычный">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Обычный">— Виноват, на минутку, — вдруг прервал его Осадчий. — Господин подполковник, вы позволите мне предложить вопрос?</text:p>
      <text:p text:style-name="Обычный">— Пожалуйста, — важно кивнул головой Мигунов.</text:p>
      <text:p text:style-name="Обычный">—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Обычный">Ромашов покраснел и почувствовал, как его лоб сразу покрылся частыми каплями пота.</text:p>
      <text:p text:style-name="Обычный">— Я был… я был… ну, в одном месте, — и он добавил почти шепотом, — был в публичном доме.</text:p>
      <text:p text:style-name="Обычный">— Ага, вы были в публичном доме? — нарочно громко, с жестокой четкостью подхватил Осадчий. — И, вероятно, вы что-нибудь пили в этом учреждении?</text:p>
      <text:p text:style-name="Обычный">— Д-да, пил, — отрывисто ответил Ромашов.</text:p>
      <text:p text:style-name="Обычный">— Так-с. Больше вопросов не имею, — повернулся Осадчий к председателю.</text:p>
      <text:p text:style-name="Обычный">— Прошу продолжать показание, — сказал Мигунов. — Итак, вы остановились на том, что плеснули пивом в лицо поручику Николаеву… Дальше?</text:p>
      <text:p text:style-name="Обычный">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Обычный">—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Обычный">Ромашов насторожился и, глядя не на Петерсона, а на председателя, ответил грубовато:</text:p>
      <text:p text:style-name="Обычный">— Да, бывал, но я не понимаю, какое это отношение имеет к делу.</text:p>
      <text:p text:style-name="Обычный">—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Обычный">Ромашов выпрямился и прямо, с открытой ненавистью посмотрел в темные чахоточные глаза Петерсона.</text:p>
      <text:p text:style-name="Обычный">—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Обычный">—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Обычный">— Господин председатель, могу я не отвечать на некоторые из предлагаемых мне вопросов? — спросил вдруг Ромашов.</text:p>
      <text:p text:style-name="Обычный">— Да, это вы можете, — ответил холодно Мигунов. — Вы можете, если хотите, вовсе не давать показаний или давать их письменно. Это ваше право.</text:p>
      <text:p text:style-name="Обычный">— В таком случае заявляю, что ни на один из вопросов капитана Петерсона я отвечать не буду, — сказал Ромашов. — Это будет лучше для него и для меня.</text:p>
      <text:p text:style-name="Обычный">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Обычный">Утром в четверг, идя в собрание мимо дома Лыкачевых, он вдруг услышал, что кто-то зовет его по имени.</text:p>
      <text:p text:style-name="Обычный">— Юрий Алексеевич, Юрий Алексеевич, подите сюда!</text:p>
      <text:p text:style-name="Обычный">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Обычный">Она перегнулась через забор, чтобы подать ему руку, еще холодную и влажную от умыванья. И в то же время она тараторила картаво:</text:p>
      <text:p text:style-name="Обычный">—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Обычный">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Обычный">— Помогает? — спросил Ромашов шутливо. — Что это такое?</text:p>
      <text:p text:style-name="Обычный">— Это тайна, не смейте смеяться. Безбожник! Зьой.</text:p>
      <text:p text:style-name="Обычный">«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Обычный">«Добродушная улыбка скользнула по суровому лицу старого бретера».</text:p>
      <text:p text:style-name="Обычный">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Обычный">—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Обычный">Окончив чтение, подполковник Мигунов снял очки и спрятал их в футляр.</text:p>
      <text:p text:style-name="Обычный">—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Обычный">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Обычный">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Обычный">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Обычный">И вдруг он вспомнил о Назанском.</text:p>
      <text:p text:style-name="Обычный"/>
      <text:h text:style-name="Заголовок2" text:outline-level="2">XXI</text:h>
      <text:p text:style-name="P207"/>
      <text:p text:style-name="Обычный">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Обычный">— Здравствуйте, Василий Нилыч, не помешал я вам?</text:p>
      <text:p text:style-name="Обычный">— Здравствуйте, — ответил Назанский сиплым слабым голосом. — Что хорошенького? Садитесь.</text:p>
      <text:p text:style-name="Обычный">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Обычный">— Вам нездоровится? — спросил робко Ромашов, садясь в его ногах на кровать. — Так я не буду вам мешать. Я уйду.</text:p>
      <text:p text:style-name="Обычный">Назанский немного приподнял голову с подушки и, весь сморщившись, с усилием посмотрел на Ромашова.</text:p>
      <text:p text:style-name="Обычный">—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Обычный">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Обычный">—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Обычный">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Обычный">—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Обычный">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Обычный">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Обычный"/>
      <text:p text:style-name="P208"/>
      <text:p text:style-name="P209"/>
      <text:p text:style-name="Обычный">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Обычный">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Обычный">— Скажите правду, вы не боитесь, Ромашов? — спросил Назанский тихо.</text:p>
      <text:p text:style-name="Обычный">—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Обычный">Назанский опустил концы пальцев в теплую, вечернюю, чуть-чуть ропщущую воду и заговорил медленно, слабым голосом, поминутно откашливаясь:</text:p>
      <text:p text:style-name="Обычный">—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Обычный">— Он меня ударил… в лицо! — сказал упрямо Ромашов, и вновь жгучая злоба тяжело колыхнулась в нем.</text:p>
      <text:p text:style-name="Обычный">—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Обычный">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Обычный">— Да, ничего не будет, — повторил Ромашов задумчиво.</text:p>
      <text:p text:style-name="Обычный">—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Обычный">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Обычный">—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Обычный">— Да, жизнь прекрасна, — сказал Ромашов.</text:p>
      <text:p text:style-name="Обычный">—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Обычный">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Обычный">— Что же мне делать? — спросил Ромашов мрачно и грубовато. — Уходить в запас? Куда я денусь?</text:p>
      <text:p text:style-name="Обычный">Назанский улыбнулся кротко и нежно.</text:p>
      <text:p text:style-name="Обычный">—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Обычный">— Нет, — ответил Ромашов твердо. — Но куда я пойду?</text:p>
      <text:p text:style-name="Обычный">—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Обычный">Назанский замолчал и стал нервно тереть себе виски ладонями.</text:p>
      <text:p text:style-name="Обычный">—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Обычный">— Брем — чудный, я его люблю, — вставил Ромашов.</text:p>
      <text:p text:style-name="Обычный">—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Обычный">— Ах, боже мой! — с отвращением простонал Ромашов.</text:p>
      <text:p text:style-name="Обычный">—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Обычный">Назанский злобно фыркнул носом и замолчал.</text:p>
      <text:p text:style-name="Обычный">— Говорите, говорите, — попросил умоляюще Ромашов.</text:p>
      <text:p text:style-name="Обычный">—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Обычный">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Обычный">Ромашов сказал робко:</text:p>
      <text:p text:style-name="Обычный">— Вы не устали? Говорите еще.</text:p>
      <text:p text:style-name="Обычный">И Назанский, точно продолжая вслух свои мысли, тотчас же заговорил:</text:p>
      <text:p text:style-name="Обычный">—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Обычный">Ромашов со стыдливой благодарностью поглядел на Назанского.</text:p>
      <text:p text:style-name="Обычный">— Я вас вполне, вполне понимаю, — сказал он. — Когда меня не станет, то и весь мир погибнет? Ведь вы это говорите?</text:p>
      <text:p text:style-name="Обычный">—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Обычный">Ромашов, взволнованный, потрясенный, пролепетал побледневшими губами:</text:p>
      <text:p text:style-name="Обычный">— Назанский, это мечты, это фантазии!</text:p>
      <text:p text:style-name="Обычный">Назанский тихо и снисходительно засмеялся.</text:p>
      <text:p text:style-name="Обычный">—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Обычный">Назанский умолк. Видимо, его утомил непривычный нервный подъем. Через несколько минут он продолжал вяло, упавшим голосом:</text:p>
      <text:p text:style-name="Обычный">—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Обычный">Он привстал, поежился под своим пальто и сказал устало:</text:p>
      <text:p text:style-name="Обычный">— Холодно… Поедемте домой…</text:p>
      <text:p text:style-name="Обычный">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Обычный">Ромашов сказал внезапно, отвечая на свои мысли:</text:p>
      <text:p text:style-name="Обычный">— Вы правы. Я уйду в запас. Не знаю сам, как это сделаю, но об этом я и раньше думал.</text:p>
      <text:p text:style-name="Обычный">Назанский кутался в пальто и вздрагивал от холода.</text:p>
      <text:p text:style-name="Обычный">—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Обычный">Назанский закашлялся и кашлял долго. Потом, плюнув за борт, он продолжал:</text:p>
      <text:p text:style-name="Обычный">—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Обычный">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Обычный">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Обычный">— О, как я боюсь своей комнаты… Какие сны, какие сны!</text:p>
      <text:p text:style-name="Обычный">— Хотите, я останусь ночевать? — продолжал Ромашов.</text:p>
      <text:p text:style-name="Обычный">— Нет, нет, не надо. Пошлите, пожалуйста, за бромом… и… немного водки. Я без денег…</text:p>
      <text:p text:style-name="Обычный">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Обычный">— Теперь уходите. Прощайте.</text:p>
      <text:p text:style-name="Обычный">— Прощайте, — сказал печально Ромашов.</text:p>
      <text:p text:style-name="Обычный">Ему хотелось сказать: «Прощайте, учитель», но он застыдился фразы и только прибавил с натянутой шуткой:</text:p>
      <text:p text:style-name="Обычный">— Почему — прощайте? Почему не до свидания?</text:p>
      <text:p text:style-name="Обычный">Назанский засмеялся жутким, бессмысленным, неожиданным смехом.</text:p>
      <text:p text:style-name="Обычный">— А почему не до свидания? — крикнул он диким голосом сумасшедшего.</text:p>
      <text:p text:style-name="Обычный">И Ромашов почувствовал на всем своем теле дрожащие волны ужаса.</text:p>
      <text:p text:style-name="Обычный"/>
      <text:h text:style-name="Заголовок2" text:outline-level="2">XXII</text:h>
      <text:p text:style-name="P210"/>
      <text:p text:style-name="Обычный">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Обычный">— Что за черт! Это ты, Гайнан? Кто тут?</text:p>
      <text:p text:style-name="Обычный">Несмотря на темноту, он почувствовал, что Гайнан, по своей привычке, заплясал на одном месте.</text:p>
      <text:p text:style-name="Обычный">— Там тебе барина пришла. Сидит.</text:p>
      <text:p text:style-name="Обычный">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Обычный">— Шурочка! — задыхаясь, сказал Ромашов и почему-то на цыпочках осторожно подошел к кровати. — Шурочка, это вы?</text:p>
      <text:p text:style-name="Обычный">— Тише. Садитесь, — ответила она быстрым шепотом. — Потушите лампу.</text:p>
      <text:p text:style-name="Обычный">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Обычный">— Кто у вас рядом, за стеной? — спросила Шурочка. — Там слышно?</text:p>
      <text:p text:style-name="Обычный">— Нет, там пустая комната… старая мебель… хозяин — столяр. Можно говорить громко.</text:p>
      <text:p text:style-name="Обычный">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Обычный">— Зачем, зачем вы это сделали? — вдруг сказала она тихо, но со страстным упреком.</text:p>
      <text:p text:style-name="Обычный"/>
      <text:p text:style-name="P211"/>
      <text:p text:style-name="P212"/>
      <text:p text:style-name="Обычный">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Обычный">—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Обычный">— Я люблю вас, — тихо произнес Ромашов и слегка прикоснулся робкими, вздрагивающими пальцами к ее руке.</text:p>
      <text:p text:style-name="Обычный">Шурочка отняла ее, но не сразу, потихоньку, точно жалея и боясь его обидеть.</text:p>
      <text:p text:style-name="Обычный">— Да, я знаю, что ни вы, ни он не назвали моего имени, но ваше рыцарство пропало понапрасну: все равно по городу катится сплетня.</text:p>
      <text:p text:style-name="Обычный">— Простите меня, я не владел собой… Меня ослепила ревность, — с трудом произнес Ромашов.</text:p>
      <text:p text:style-name="Обычный">Она засмеялась долгим и злым смешком.</text:p>
      <text:p text:style-name="Обычный">—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Обычный">— Простите, — повторял Ромашов. — Я там ничего дурного не делал. Простите.</text:p>
      <text:p text:style-name="Обычный">Она вдруг заговорила громче, решительным и суровым шепотом:</text:p>
      <text:p text:style-name="Обычный">—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Обычный">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Обычный">— Что же я могу сделать?</text:p>
      <text:p text:style-name="Обычный">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Обычный">—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Обычный">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Обычный">— Ты слушаешь меня? — спросила она, нагибаясь к нему.</text:p>
      <text:p text:style-name="Обычный">— Да, да… Говори… Если я только могу, я сделаю все, что ты хочешь.</text:p>
      <text:p text:style-name="Обычный">—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Обычный">Ромашов глядел в окно. Теперь его глаза, привыкшие к темноте, различали неясный, чуть видный переплет рамы.</text:p>
      <text:p text:style-name="Обычный">— Не-говори так… не надо… мне больно, — произнес он печально. — Ну, хочешь, я завтра откажусь от поединка, извинюсь перед ним? Сделать это?</text:p>
      <text:p text:style-name="Обычный">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Обычный">— Я так и знала, что ты это предложишь.</text:p>
      <text:p text:style-name="Обычный">Он поднял голову и, хотя она удерживала его за шею рукой, выпрямился на кровати.</text:p>
      <text:p text:style-name="Обычный">— Я не боюсь! — сказал он громко и глухо.</text:p>
      <text:p text:style-name="Обычный">— Нет, нет, нет, нет, — говорила она горячим, поспешным, умоляющим шепотом. — Ты меня не понял. Иди ко мне ближе… как раньше… Иди же!..</text:p>
      <text:p text:style-name="Обычный">Она обняла его обеими руками и зашептала, щекоча его лицо своими тонкими волосами и горячо дыша ему в щеку:</text:p>
      <text:p text:style-name="Обычный">—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Обычный">— Нет, говори все. Я тебя люблю.</text:p>
      <text:p text:style-name="Обычный">—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Обычный">— Да. Так что же?</text:p>
      <text:p text:style-name="Обычный">—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Обычный">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Обычный">— Ради бога, объяснись прямее. Я все тебе обещаю.</text:p>
      <text:p text:style-name="Обычный">Тогда она повелительно заговорила около самого его рта, и слова ее были как быстрые трепетные поцелуи:</text:p>
      <text:p text:style-name="Обычный">—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Обычный">Теперь ему удалось упрямым движением головы освободиться от ее мягких и сильных рук. Он встал с кровати и сказал твердо:</text:p>
      <text:p text:style-name="Обычный">— Хорошо, пусть будет так. Я согласен.</text:p>
      <text:p text:style-name="Обычный">Она тоже встала. В темноте по ее движениям он не видел, а угадывал, чувствовал, что она торопливо поправляет волосы на голове.</text:p>
      <text:p text:style-name="Обычный">— Ты уходишь? — спросил Ромашов.</text:p>
      <text:p text:style-name="Обычный">— Прощай, — ответила она слабым голосом. — Поцелуй меня в последний раз.</text:p>
      <text:p text:style-name="Обычный">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Обычный">— Милая… не плачь… Саша… милая… — твердил он жалостно и мягко.</text:p>
      <text:p text:style-name="Обычный">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Обычный">—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Обычный">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Обычный">— Можно мне проводить тебя? — спросил он, выйдя с Шурочкой из дверей на двор.</text:p>
      <text:p text:style-name="Обычный">— Нет, ради бога, не нужно, милый… Не делай этого. Я и так не знаю, сколько времени провела у тебя. Который час?</text:p>
      <text:p text:style-name="Обычный">— Не знаю, у меня нет часов. Положительно не знаю.</text:p>
      <text:p text:style-name="Обычный"/>
      <text:p text:style-name="P213"/>
      <text:p text:style-name="P214"/>
      <text:p text:style-name="Обычный">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Обычный">— Ну, прощай же, мой дорогой, — сказала она наконец усталым голосом. — Прощай.</text:p>
      <text:p text:style-name="Обычный">Они поцеловались, и теперь ее губы были холодны и неподвижны. Она быстро пошла к воротам, и сразу ее поглотила густая тьма ночи.</text:p>
      <text:p text:style-name="Обычный">Ромашов стоял и слушал до тех пор, пока не скрипнула калитка и не замолкли тихие шаги Шурочки. Тогда он вернулся в комнату.</text:p>
      <text:p text:style-name="Обычный">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Обычный"/>
      <text:h text:style-name="Заголовок2" text:outline-level="2">XXIII</text:h>
      <text:p text:style-name="P215"/>
      <text:p text:style-name="P216"/>
      <text:p text:style-name="P217">2-го июня 18**. Город Z.</text:p>
      <text:p text:style-name="P218">Его Высокоблагородию, командиру N-ского пехотного полка.</text:p>
      <text:p text:style-name="P219">Штабс-капитан того же полка<text:s/><text:span text:style-name="T220">Диц</text:span><text:s/>.</text:p>
      <text:p text:style-name="P221"/>
      <text:h text:style-name="Заголовок6" text:outline-level="6">РАПОРТ</text:h>
      <text:p text:style-name="Cite">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222">1</text:span>/<text:span text:style-name="T223">2</text:span><text:s/>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CiteAuthor">Штабс-капитан Диц<text:span text:style-name="T224"><text:s/>.</text:span></text:p>
      <text:p text:style-name="P225"/>
      <text:p text:style-name="P226"/>
      <text:p text:style-name="P227">1905<text:span text:style-name="T228"><text:s/></text:span></text:p>
      <text:p text:style-name="P229"/>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fo:font-size="12pt" style:font-size-asian="12pt" style:font-size-complex="12pt" style:language-asian="ru" style:country-asian="RU"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fo:font-style="italic" style:font-style-asian="italic" style:font-style-complex="italic" style:language-asian="ru" style:country-asian="RU"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fo:font-weight="bold" style:font-weight-asian="bold" style:font-weight-complex="bold" style:language-asian="ru" style:country-asian="RU"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fo:font-style="italic" style:font-style-asian="italic" style:font-style-complex="italic" fo:font-size="12pt" style:font-size-asian="12pt" style:font-size-complex="12pt" style:language-asian="ru" style:country-asian="RU"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style:language-asian="ru" style:country-asian="RU"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fo:font-weight="bold" style:font-weight-asian="bold" style:font-weight-complex="bold" fo:font-style="italic" style:font-style-asian="italic" style:font-style-complex="italic" style:language-asian="ru" style:country-asian="RU"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2pt" style:font-size-asian="12pt" style:font-size-complex="12pt" style:language-asian="ru" style:country-asian="RU"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fo:font-size="12pt" style:font-size-asian="12pt" style:font-size-complex="12pt" style:language-asian="ru" style:country-asian="RU"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fo:font-size="10pt" style:font-size-asian="10pt" style:font-size-complex="10pt" style:language-asian="ru" style:country-asian="RU"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fo:font-style="italic" style:font-style-asian="italic" style:font-style-complex="italic" fo:font-size="9pt" style:font-size-asian="9pt" style:font-size-complex="9pt" style:language-asian="ru" style:country-asian="RU"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fo:font-size="9pt" style:font-size-asian="9pt" style:font-size-complex="9pt" style:language-asian="ru" style:country-asian="RU"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fo:font-size="9pt" style:font-size-asian="9pt" style:font-size-complex="9pt" style:language-asian="ru" style:country-asian="RU"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style:language-asian="ru" style:country-asian="RU"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0pt" style:font-size-asian="10pt" style:font-size-complex="10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Поединок</dc:title>
    <meta:initial-creator>Александр Иванович Куприн</meta:initial-creator>
    <dc:creator>Валентина Котельникова</dc:creator>
    <meta:creation-date>2025-09-15T12:17:00Z</meta:creation-date>
    <dc:date>2025-09-15T12:17:00Z</dc:date>
    <meta:template xlink:href="Normal" xlink:type="simple"/>
    <meta:editing-cycles>2</meta:editing-cycles>
    <meta:editing-duration>PT60S</meta:editing-duration>
    <meta:document-statistic meta:page-count="36" meta:paragraph-count="872" meta:word-count="65237" meta:character-count="436221" meta:row-count="3098" meta:non-whitespace-character-count="371856"/>
  </office:meta>
</office:document-meta>
</file>